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1spistarBL25SU_semicolon" table:style-name="ta1">
        <table:shapes>
          <draw:frame draw:z-index="0" draw:style-name="gr1" draw:text-style-name="P1" svg:width="7.5894in" svg:height="3.9008in" svg:x="2.5441in" svg:y="0.5228in">
            <draw:object draw:notify-on-update-of-ranges="N1spistarBL25SU_semicolon.A1:N1spistarBL25SU_semicolon.A1 N1spistarBL25SU_semicolon.A2:N1spistarBL25SU_semicolon.A278 N1spistarBL25SU_semicolon.B1:N1spistarBL25SU_semicolon.B1 N1spistarBL25SU_semicolon.B2:N1spistarBL25SU_semicolon.B278 N1spistarBL25SU_semicolon.C1:N1spistarBL25SU_semicolon.C1 N1spistarBL25SU_semicolon.C2:N1spistarBL25SU_semicolon.C278 N1spistarBL25SU_semicolon.A2:N1spistarBL25SU_semicolon.A2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028in" svg:height="3.5453in" svg:x="2.5984in" svg:y="4.5386in">
            <draw:object draw:notify-on-update-of-ranges="N1spistarBL25SU_semicolon.A1:N1spistarBL25SU_semicolon.A1 N1spistarBL25SU_semicolon.A2:N1spistarBL25SU_semicolon.A278 N1spistarBL25SU_semicolon.B1:N1spistarBL25SU_semicolon.B1 N1spistarBL25SU_semicolon.B2:N1spistarBL25SU_semicolon.B2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hoton energy (eV)</text:p>
          </table:table-cell>
          <table:table-cell office:value-type="string" calcext:value-type="string">
            <text:p>total ion yield (arb. Units)</text:p>
          </table:table-cell>
          <table:table-cell office:value-type="string" calcext:value-type="string">
            <text:p>x10</text:p>
          </table:table-cell>
          <table:table-cell table:number-columns-repeated="4"/>
        </table:table-row>
        <table:table-row table:style-name="ro1">
          <table:table-cell office:value-type="float" office:value="399.902321" calcext:value-type="float">
            <text:p>399.902321</text:p>
          </table:table-cell>
          <table:table-cell office:value-type="float" office:value="0.009761" calcext:value-type="float">
            <text:p>0.009761</text:p>
          </table:table-cell>
          <table:table-cell table:formula="of:=[.B2]*10" office:value-type="float" office:value="0.09761" calcext:value-type="float">
            <text:p>0.09761</text:p>
          </table:table-cell>
          <table:table-cell table:number-columns-repeated="4"/>
        </table:table-row>
        <table:table-row table:style-name="ro1">
          <table:table-cell office:value-type="float" office:value="399.920551" calcext:value-type="float">
            <text:p>399.920551</text:p>
          </table:table-cell>
          <table:table-cell office:value-type="float" office:value="0.009753" calcext:value-type="float">
            <text:p>0.009753</text:p>
          </table:table-cell>
          <table:table-cell table:formula="of:=[.B3]*10" office:value-type="float" office:value="0.09753" calcext:value-type="float">
            <text:p>0.09753</text:p>
          </table:table-cell>
          <table:table-cell table:number-columns-repeated="4"/>
        </table:table-row>
        <table:table-row table:style-name="ro1">
          <table:table-cell office:value-type="float" office:value="399.936503" calcext:value-type="float">
            <text:p>399.936503</text:p>
          </table:table-cell>
          <table:table-cell office:value-type="float" office:value="0.009746" calcext:value-type="float">
            <text:p>0.009746</text:p>
          </table:table-cell>
          <table:table-cell table:formula="of:=[.B4]*10" office:value-type="float" office:value="0.09746" calcext:value-type="float">
            <text:p>0.09746</text:p>
          </table:table-cell>
          <table:table-cell table:number-columns-repeated="4"/>
        </table:table-row>
        <table:table-row table:style-name="ro1">
          <table:table-cell office:value-type="float" office:value="399.952455" calcext:value-type="float">
            <text:p>399.952455</text:p>
          </table:table-cell>
          <table:table-cell office:value-type="float" office:value="0.009739" calcext:value-type="float">
            <text:p>0.009739</text:p>
          </table:table-cell>
          <table:table-cell table:formula="of:=[.B5]*10" office:value-type="float" office:value="0.09739" calcext:value-type="float">
            <text:p>0.09739</text:p>
          </table:table-cell>
          <table:table-cell table:number-columns-repeated="4"/>
        </table:table-row>
        <table:table-row table:style-name="ro1">
          <table:table-cell office:value-type="float" office:value="399.972966" calcext:value-type="float">
            <text:p>399.972966</text:p>
          </table:table-cell>
          <table:table-cell office:value-type="float" office:value="0.010858" calcext:value-type="float">
            <text:p>0.010858</text:p>
          </table:table-cell>
          <table:table-cell table:formula="of:=[.B6]*10" office:value-type="float" office:value="0.10858" calcext:value-type="float">
            <text:p>0.10858</text:p>
          </table:table-cell>
          <table:table-cell table:number-columns-repeated="4"/>
        </table:table-row>
        <table:table-row table:style-name="ro1">
          <table:table-cell office:value-type="float" office:value="399.988918" calcext:value-type="float">
            <text:p>399.988918</text:p>
          </table:table-cell>
          <table:table-cell office:value-type="float" office:value="0.010851" calcext:value-type="float">
            <text:p>0.010851</text:p>
          </table:table-cell>
          <table:table-cell table:formula="of:=[.B7]*10" office:value-type="float" office:value="0.10851" calcext:value-type="float">
            <text:p>0.10851</text:p>
          </table:table-cell>
          <table:table-cell table:number-columns-repeated="4"/>
        </table:table-row>
        <table:table-row table:style-name="ro1">
          <table:table-cell office:value-type="float" office:value="400.002593" calcext:value-type="float">
            <text:p>400.002593</text:p>
          </table:table-cell>
          <table:table-cell office:value-type="float" office:value="0.011973" calcext:value-type="float">
            <text:p>0.011973</text:p>
          </table:table-cell>
          <table:table-cell table:formula="of:=[.B8]*10" office:value-type="float" office:value="0.11973" calcext:value-type="float">
            <text:p>0.11973</text:p>
          </table:table-cell>
          <table:table-cell table:number-columns-repeated="4"/>
        </table:table-row>
        <table:table-row table:style-name="ro1">
          <table:table-cell office:value-type="float" office:value="400.029939" calcext:value-type="float">
            <text:p>400.029939</text:p>
          </table:table-cell>
          <table:table-cell office:value-type="float" office:value="0.011961" calcext:value-type="float">
            <text:p>0.011961</text:p>
          </table:table-cell>
          <table:table-cell table:formula="of:=[.B9]*10" office:value-type="float" office:value="0.11961" calcext:value-type="float">
            <text:p>0.11961</text:p>
          </table:table-cell>
          <table:table-cell table:number-columns-repeated="4"/>
        </table:table-row>
        <table:table-row table:style-name="ro1">
          <table:table-cell office:value-type="float" office:value="400.055006" calcext:value-type="float">
            <text:p>400.055006</text:p>
          </table:table-cell>
          <table:table-cell office:value-type="float" office:value="0.011949" calcext:value-type="float">
            <text:p>0.011949</text:p>
          </table:table-cell>
          <table:table-cell table:formula="of:=[.B10]*10" office:value-type="float" office:value="0.11949" calcext:value-type="float">
            <text:p>0.11949</text:p>
          </table:table-cell>
          <table:table-cell table:number-columns-repeated="4"/>
        </table:table-row>
        <table:table-row table:style-name="ro1">
          <table:table-cell office:value-type="float" office:value="400.08919" calcext:value-type="float">
            <text:p>400.08919</text:p>
          </table:table-cell>
          <table:table-cell office:value-type="float" office:value="0.013062" calcext:value-type="float">
            <text:p>0.013062</text:p>
          </table:table-cell>
          <table:table-cell table:formula="of:=[.B11]*10" office:value-type="float" office:value="0.13062" calcext:value-type="float">
            <text:p>0.13062</text:p>
          </table:table-cell>
          <table:table-cell table:number-columns-repeated="4"/>
        </table:table-row>
        <table:table-row table:style-name="ro1">
          <table:table-cell office:value-type="float" office:value="400.116536" calcext:value-type="float">
            <text:p>400.116536</text:p>
          </table:table-cell>
          <table:table-cell office:value-type="float" office:value="0.01305" calcext:value-type="float">
            <text:p>0.01305</text:p>
          </table:table-cell>
          <table:table-cell table:formula="of:=[.B12]*10" office:value-type="float" office:value="0.1305" calcext:value-type="float">
            <text:p>0.1305</text:p>
          </table:table-cell>
          <table:table-cell table:number-columns-repeated="4"/>
        </table:table-row>
        <table:table-row table:style-name="ro1">
          <table:table-cell office:value-type="float" office:value="400.141605" calcext:value-type="float">
            <text:p>400.141605</text:p>
          </table:table-cell>
          <table:table-cell office:value-type="float" office:value="0.014167" calcext:value-type="float">
            <text:p>0.014167</text:p>
          </table:table-cell>
          <table:table-cell table:formula="of:=[.B13]*10" office:value-type="float" office:value="0.14167" calcext:value-type="float">
            <text:p>0.14167</text:p>
          </table:table-cell>
          <table:table-cell table:number-columns-repeated="4"/>
        </table:table-row>
        <table:table-row table:style-name="ro1">
          <table:table-cell office:value-type="float" office:value="400.175787" calcext:value-type="float">
            <text:p>400.175787</text:p>
          </table:table-cell>
          <table:table-cell office:value-type="float" office:value="0.014152" calcext:value-type="float">
            <text:p>0.014152</text:p>
          </table:table-cell>
          <table:table-cell table:formula="of:=[.B14]*10" office:value-type="float" office:value="0.14152" calcext:value-type="float">
            <text:p>0.14152</text:p>
          </table:table-cell>
          <table:table-cell table:number-columns-repeated="4"/>
        </table:table-row>
        <table:table-row table:style-name="ro1">
          <table:table-cell office:value-type="float" office:value="400.205414" calcext:value-type="float">
            <text:p>400.205414</text:p>
          </table:table-cell>
          <table:table-cell office:value-type="float" office:value="0.015266" calcext:value-type="float">
            <text:p>0.015266</text:p>
          </table:table-cell>
          <table:table-cell table:formula="of:=[.B15]*10" office:value-type="float" office:value="0.15266" calcext:value-type="float">
            <text:p>0.15266</text:p>
          </table:table-cell>
          <table:table-cell table:number-columns-repeated="4"/>
        </table:table-row>
        <table:table-row table:style-name="ro1">
          <table:table-cell office:value-type="float" office:value="400.230483" calcext:value-type="float">
            <text:p>400.230483</text:p>
          </table:table-cell>
          <table:table-cell office:value-type="float" office:value="0.016383" calcext:value-type="float">
            <text:p>0.016383</text:p>
          </table:table-cell>
          <table:table-cell table:formula="of:=[.B16]*10" office:value-type="float" office:value="0.16383" calcext:value-type="float">
            <text:p>0.16383</text:p>
          </table:table-cell>
          <table:table-cell table:number-columns-repeated="4"/>
        </table:table-row>
        <table:table-row table:style-name="ro1">
          <table:table-cell office:value-type="float" office:value="400.257831" calcext:value-type="float">
            <text:p>400.257831</text:p>
          </table:table-cell>
          <table:table-cell office:value-type="float" office:value="0.017499" calcext:value-type="float">
            <text:p>0.017499</text:p>
          </table:table-cell>
          <table:table-cell table:formula="of:=[.B17]*10" office:value-type="float" office:value="0.17499" calcext:value-type="float">
            <text:p>0.17499</text:p>
          </table:table-cell>
          <table:table-cell table:number-columns-repeated="4"/>
        </table:table-row>
        <table:table-row table:style-name="ro1">
          <table:table-cell office:value-type="float" office:value="400.280621" calcext:value-type="float">
            <text:p>400.280621</text:p>
          </table:table-cell>
          <table:table-cell office:value-type="float" office:value="0.018617" calcext:value-type="float">
            <text:p>0.018617</text:p>
          </table:table-cell>
          <table:table-cell table:formula="of:=[.B18]*10" office:value-type="float" office:value="0.18617" calcext:value-type="float">
            <text:p>0.18617</text:p>
          </table:table-cell>
          <table:table-cell table:number-columns-repeated="4"/>
        </table:table-row>
        <table:table-row table:style-name="ro1">
          <table:table-cell office:value-type="float" office:value="400.310248" calcext:value-type="float">
            <text:p>400.310248</text:p>
          </table:table-cell>
          <table:table-cell office:value-type="float" office:value="0.019731" calcext:value-type="float">
            <text:p>0.019731</text:p>
          </table:table-cell>
          <table:table-cell table:formula="of:=[.B19]*10" office:value-type="float" office:value="0.19731" calcext:value-type="float">
            <text:p>0.19731</text:p>
          </table:table-cell>
          <table:table-cell table:number-columns-repeated="4"/>
        </table:table-row>
        <table:table-row table:style-name="ro1">
          <table:table-cell office:value-type="float" office:value="400.342155" calcext:value-type="float">
            <text:p>400.342155</text:p>
          </table:table-cell>
          <table:table-cell office:value-type="float" office:value="0.021973" calcext:value-type="float">
            <text:p>0.021973</text:p>
          </table:table-cell>
          <table:table-cell table:formula="of:=[.B20]*10" office:value-type="float" office:value="0.21973" calcext:value-type="float">
            <text:p>0.21973</text:p>
          </table:table-cell>
          <table:table-cell table:number-columns-repeated="4"/>
        </table:table-row>
        <table:table-row table:style-name="ro1">
          <table:table-cell office:value-type="float" office:value="400.367226" calcext:value-type="float">
            <text:p>400.367226</text:p>
          </table:table-cell>
          <table:table-cell office:value-type="float" office:value="0.024217" calcext:value-type="float">
            <text:p>0.024217</text:p>
          </table:table-cell>
          <table:table-cell table:formula="of:=[.B21]*10" office:value-type="float" office:value="0.24217" calcext:value-type="float">
            <text:p>0.24217</text:p>
          </table:table-cell>
          <table:table-cell table:number-columns-repeated="4"/>
        </table:table-row>
        <table:table-row table:style-name="ro1">
          <table:table-cell office:value-type="float" office:value="400.390017" calcext:value-type="float">
            <text:p>400.390017</text:p>
          </table:table-cell>
          <table:table-cell office:value-type="float" office:value="0.025335" calcext:value-type="float">
            <text:p>0.025335</text:p>
          </table:table-cell>
          <table:table-cell table:formula="of:=[.B22]*10" office:value-type="float" office:value="0.25335" calcext:value-type="float">
            <text:p>0.25335</text:p>
          </table:table-cell>
          <table:table-cell table:number-columns-repeated="4"/>
        </table:table-row>
        <table:table-row table:style-name="ro1">
          <table:table-cell office:value-type="float" office:value="400.417366" calcext:value-type="float">
            <text:p>400.417366</text:p>
          </table:table-cell>
          <table:table-cell office:value-type="float" office:value="0.027579" calcext:value-type="float">
            <text:p>0.027579</text:p>
          </table:table-cell>
          <table:table-cell table:formula="of:=[.B23]*10" office:value-type="float" office:value="0.27579" calcext:value-type="float">
            <text:p>0.27579</text:p>
          </table:table-cell>
          <table:table-cell table:number-columns-repeated="4"/>
        </table:table-row>
        <table:table-row table:style-name="ro1">
          <table:table-cell office:value-type="float" office:value="400.442438" calcext:value-type="float">
            <text:p>400.442438</text:p>
          </table:table-cell>
          <table:table-cell office:value-type="float" office:value="0.029823" calcext:value-type="float">
            <text:p>0.029823</text:p>
          </table:table-cell>
          <table:table-cell table:formula="of:=[.B24]*10" office:value-type="float" office:value="0.29823" calcext:value-type="float">
            <text:p>0.29823</text:p>
          </table:table-cell>
          <table:table-cell table:number-columns-repeated="4"/>
        </table:table-row>
        <table:table-row table:style-name="ro1">
          <table:table-cell office:value-type="float" office:value="400.467511" calcext:value-type="float">
            <text:p>400.467511</text:p>
          </table:table-cell>
          <table:table-cell office:value-type="float" office:value="0.033196" calcext:value-type="float">
            <text:p>0.033196</text:p>
          </table:table-cell>
          <table:table-cell table:formula="of:=[.B25]*10" office:value-type="float" office:value="0.33196" calcext:value-type="float">
            <text:p>0.33196</text:p>
          </table:table-cell>
          <table:table-cell table:number-columns-repeated="4"/>
        </table:table-row>
        <table:table-row table:style-name="ro1">
          <table:table-cell office:value-type="float" office:value="400.494863" calcext:value-type="float">
            <text:p>400.494863</text:p>
          </table:table-cell>
          <table:table-cell office:value-type="float" office:value="0.036567" calcext:value-type="float">
            <text:p>0.036567</text:p>
          </table:table-cell>
          <table:table-cell table:formula="of:=[.B26]*10" office:value-type="float" office:value="0.36567" calcext:value-type="float">
            <text:p>0.36567</text:p>
          </table:table-cell>
          <table:table-cell table:number-columns-repeated="4"/>
        </table:table-row>
        <table:table-row table:style-name="ro1">
          <table:table-cell office:value-type="float" office:value="400.515378" calcext:value-type="float">
            <text:p>400.515378</text:p>
          </table:table-cell>
          <table:table-cell office:value-type="float" office:value="0.039941" calcext:value-type="float">
            <text:p>0.039941</text:p>
          </table:table-cell>
          <table:table-cell table:formula="of:=[.B27]*10" office:value-type="float" office:value="0.39941" calcext:value-type="float">
            <text:p>0.39941</text:p>
          </table:table-cell>
          <table:table-cell table:number-columns-repeated="4"/>
        </table:table-row>
        <table:table-row table:style-name="ro1">
          <table:table-cell office:value-type="float" office:value="400.540455" calcext:value-type="float">
            <text:p>400.540455</text:p>
          </table:table-cell>
          <table:table-cell office:value-type="float" office:value="0.045569" calcext:value-type="float">
            <text:p>0.045569</text:p>
          </table:table-cell>
          <table:table-cell table:formula="of:=[.B28]*10" office:value-type="float" office:value="0.45569" calcext:value-type="float">
            <text:p>0.45569</text:p>
          </table:table-cell>
          <table:table-cell table:number-columns-repeated="4"/>
        </table:table-row>
        <table:table-row table:style-name="ro1">
          <table:table-cell office:value-type="float" office:value="400.560973" calcext:value-type="float">
            <text:p>400.560973</text:p>
          </table:table-cell>
          <table:table-cell office:value-type="float" office:value="0.050072" calcext:value-type="float">
            <text:p>0.050072</text:p>
          </table:table-cell>
          <table:table-cell table:formula="of:=[.B29]*10" office:value-type="float" office:value="0.50072" calcext:value-type="float">
            <text:p>0.50072</text:p>
          </table:table-cell>
          <table:table-cell table:number-columns-repeated="4"/>
        </table:table-row>
        <table:table-row table:style-name="ro1">
          <table:table-cell office:value-type="float" office:value="400.581492" calcext:value-type="float">
            <text:p>400.581492</text:p>
          </table:table-cell>
          <table:table-cell office:value-type="float" office:value="0.055702" calcext:value-type="float">
            <text:p>0.055702</text:p>
          </table:table-cell>
          <table:table-cell table:formula="of:=[.B30]*10" office:value-type="float" office:value="0.55702" calcext:value-type="float">
            <text:p>0.55702</text:p>
          </table:table-cell>
          <table:table-cell table:number-columns-repeated="4"/>
        </table:table-row>
        <table:table-row table:style-name="ro1">
          <table:table-cell office:value-type="float" office:value="400.598594" calcext:value-type="float">
            <text:p>400.598594</text:p>
          </table:table-cell>
          <table:table-cell office:value-type="float" office:value="0.061333" calcext:value-type="float">
            <text:p>0.061333</text:p>
          </table:table-cell>
          <table:table-cell table:formula="of:=[.B31]*10" office:value-type="float" office:value="0.61333" calcext:value-type="float">
            <text:p>0.61333</text:p>
          </table:table-cell>
          <table:table-cell table:number-columns-repeated="4"/>
        </table:table-row>
        <table:table-row table:style-name="ro1">
          <table:table-cell office:value-type="float" office:value="400.613417" calcext:value-type="float">
            <text:p>400.613417</text:p>
          </table:table-cell>
          <table:table-cell office:value-type="float" office:value="0.06753" calcext:value-type="float">
            <text:p>0.06753</text:p>
          </table:table-cell>
          <table:table-cell table:formula="of:=[.B32]*10" office:value-type="float" office:value="0.6753" calcext:value-type="float">
            <text:p>0.6753</text:p>
          </table:table-cell>
          <table:table-cell table:number-columns-repeated="4"/>
        </table:table-row>
        <table:table-row table:style-name="ro1">
          <table:table-cell office:value-type="float" office:value="400.628239" calcext:value-type="float">
            <text:p>400.628239</text:p>
          </table:table-cell>
          <table:table-cell office:value-type="float" office:value="0.072598" calcext:value-type="float">
            <text:p>0.072598</text:p>
          </table:table-cell>
          <table:table-cell table:formula="of:=[.B33]*10" office:value-type="float" office:value="0.72598" calcext:value-type="float">
            <text:p>0.72598</text:p>
          </table:table-cell>
          <table:table-cell table:number-columns-repeated="4"/>
        </table:table-row>
        <table:table-row table:style-name="ro1">
          <table:table-cell office:value-type="float" office:value="400.639644" calcext:value-type="float">
            <text:p>400.639644</text:p>
          </table:table-cell>
          <table:table-cell office:value-type="float" office:value="0.078796" calcext:value-type="float">
            <text:p>0.078796</text:p>
          </table:table-cell>
          <table:table-cell table:formula="of:=[.B34]*10" office:value-type="float" office:value="0.78796" calcext:value-type="float">
            <text:p>0.78796</text:p>
          </table:table-cell>
          <table:table-cell table:number-columns-repeated="4"/>
        </table:table-row>
        <table:table-row table:style-name="ro1">
          <table:table-cell office:value-type="float" office:value="400.648772" calcext:value-type="float">
            <text:p>400.648772</text:p>
          </table:table-cell>
          <table:table-cell office:value-type="float" office:value="0.086123" calcext:value-type="float">
            <text:p>0.086123</text:p>
          </table:table-cell>
          <table:table-cell table:formula="of:=[.B35]*10" office:value-type="float" office:value="0.86123" calcext:value-type="float">
            <text:p>0.86123</text:p>
          </table:table-cell>
          <table:table-cell table:number-columns-repeated="4"/>
        </table:table-row>
        <table:table-row table:style-name="ro1">
          <table:table-cell office:value-type="float" office:value="400.660179" calcext:value-type="float">
            <text:p>400.660179</text:p>
          </table:table-cell>
          <table:table-cell office:value-type="float" office:value="0.092885" calcext:value-type="float">
            <text:p>0.092885</text:p>
          </table:table-cell>
          <table:table-cell table:formula="of:=[.B36]*10" office:value-type="float" office:value="0.92885" calcext:value-type="float">
            <text:p>0.92885</text:p>
          </table:table-cell>
          <table:table-cell table:number-columns-repeated="4"/>
        </table:table-row>
        <table:table-row table:style-name="ro1">
          <table:table-cell office:value-type="float" office:value="400.671587" calcext:value-type="float">
            <text:p>400.671587</text:p>
          </table:table-cell>
          <table:table-cell office:value-type="float" office:value="0.100775" calcext:value-type="float">
            <text:p>0.100775</text:p>
          </table:table-cell>
          <table:table-cell table:formula="of:=[.B37]*10" office:value-type="float" office:value="1.00775" calcext:value-type="float">
            <text:p>1.00775</text:p>
          </table:table-cell>
          <table:table-cell table:number-columns-repeated="4"/>
        </table:table-row>
        <table:table-row table:style-name="ro1">
          <table:table-cell office:value-type="float" office:value="400.681857" calcext:value-type="float">
            <text:p>400.681857</text:p>
          </table:table-cell>
          <table:table-cell office:value-type="float" office:value="0.109229" calcext:value-type="float">
            <text:p>0.109229</text:p>
          </table:table-cell>
          <table:table-cell table:formula="of:=[.B38]*10" office:value-type="float" office:value="1.09229" calcext:value-type="float">
            <text:p>1.09229</text:p>
          </table:table-cell>
          <table:table-cell table:number-columns-repeated="4"/>
        </table:table-row>
        <table:table-row table:style-name="ro1">
          <table:table-cell office:value-type="float" office:value="400.687566" calcext:value-type="float">
            <text:p>400.687566</text:p>
          </table:table-cell>
          <table:table-cell office:value-type="float" office:value="0.115993" calcext:value-type="float">
            <text:p>0.115993</text:p>
          </table:table-cell>
          <table:table-cell table:formula="of:=[.B39]*10" office:value-type="float" office:value="1.15993" calcext:value-type="float">
            <text:p>1.15993</text:p>
          </table:table-cell>
          <table:table-cell table:number-columns-repeated="4"/>
        </table:table-row>
        <table:table-row table:style-name="ro1">
          <table:table-cell office:value-type="float" office:value="400.693273" calcext:value-type="float">
            <text:p>400.693273</text:p>
          </table:table-cell>
          <table:table-cell office:value-type="float" office:value="0.121066" calcext:value-type="float">
            <text:p>0.121066</text:p>
          </table:table-cell>
          <table:table-cell table:formula="of:=[.B40]*10" office:value-type="float" office:value="1.21066" calcext:value-type="float">
            <text:p>1.21066</text:p>
          </table:table-cell>
          <table:table-cell table:number-columns-repeated="4"/>
        </table:table-row>
        <table:table-row table:style-name="ro1">
          <table:table-cell office:value-type="float" office:value="400.700123" calcext:value-type="float">
            <text:p>400.700123</text:p>
          </table:table-cell>
          <table:table-cell office:value-type="float" office:value="0.128957" calcext:value-type="float">
            <text:p>0.128957</text:p>
          </table:table-cell>
          <table:table-cell table:formula="of:=[.B41]*10" office:value-type="float" office:value="1.28957" calcext:value-type="float">
            <text:p>1.28957</text:p>
          </table:table-cell>
          <table:table-cell table:number-columns-repeated="4"/>
        </table:table-row>
        <table:table-row table:style-name="ro1">
          <table:table-cell office:value-type="float" office:value="400.705842" calcext:value-type="float">
            <text:p>400.705842</text:p>
          </table:table-cell>
          <table:table-cell office:value-type="float" office:value="0.140797" calcext:value-type="float">
            <text:p>0.140797</text:p>
          </table:table-cell>
          <table:table-cell table:formula="of:=[.B42]*10" office:value-type="float" office:value="1.40797" calcext:value-type="float">
            <text:p>1.40797</text:p>
          </table:table-cell>
          <table:table-cell table:number-columns-repeated="4"/>
        </table:table-row>
        <table:table-row table:style-name="ro1">
          <table:table-cell office:value-type="float" office:value="400.710413" calcext:value-type="float">
            <text:p>400.710413</text:p>
          </table:table-cell>
          <table:table-cell office:value-type="float" office:value="0.148126" calcext:value-type="float">
            <text:p>0.148126</text:p>
          </table:table-cell>
          <table:table-cell table:formula="of:=[.B43]*10" office:value-type="float" office:value="1.48126" calcext:value-type="float">
            <text:p>1.48126</text:p>
          </table:table-cell>
          <table:table-cell table:number-columns-repeated="4"/>
        </table:table-row>
        <table:table-row table:style-name="ro1">
          <table:table-cell office:value-type="float" office:value="400.718409" calcext:value-type="float">
            <text:p>400.718409</text:p>
          </table:table-cell>
          <table:table-cell office:value-type="float" office:value="0.159401" calcext:value-type="float">
            <text:p>0.159401</text:p>
          </table:table-cell>
          <table:table-cell table:formula="of:=[.B44]*10" office:value-type="float" office:value="1.59401" calcext:value-type="float">
            <text:p>1.59401</text:p>
          </table:table-cell>
          <table:table-cell table:number-columns-repeated="4"/>
        </table:table-row>
        <table:table-row table:style-name="ro1">
          <table:table-cell office:value-type="float" office:value="400.724125" calcext:value-type="float">
            <text:p>400.724125</text:p>
          </table:table-cell>
          <table:table-cell office:value-type="float" office:value="0.170112" calcext:value-type="float">
            <text:p>0.170112</text:p>
          </table:table-cell>
          <table:table-cell table:formula="of:=[.B45]*10" office:value-type="float" office:value="1.70112" calcext:value-type="float">
            <text:p>1.70112</text:p>
          </table:table-cell>
          <table:table-cell table:number-columns-repeated="4"/>
        </table:table-row>
        <table:table-row table:style-name="ro1">
          <table:table-cell office:value-type="float" office:value="400.730986" calcext:value-type="float">
            <text:p>400.730986</text:p>
          </table:table-cell>
          <table:table-cell office:value-type="float" office:value="0.183643" calcext:value-type="float">
            <text:p>0.183643</text:p>
          </table:table-cell>
          <table:table-cell table:formula="of:=[.B46]*10" office:value-type="float" office:value="1.83643" calcext:value-type="float">
            <text:p>1.83643</text:p>
          </table:table-cell>
          <table:table-cell table:number-columns-repeated="4"/>
        </table:table-row>
        <table:table-row table:style-name="ro1">
          <table:table-cell office:value-type="float" office:value="400.737848" calcext:value-type="float">
            <text:p>400.737848</text:p>
          </table:table-cell>
          <table:table-cell office:value-type="float" office:value="0.197738" calcext:value-type="float">
            <text:p>0.197738</text:p>
          </table:table-cell>
          <table:table-cell table:formula="of:=[.B47]*10" office:value-type="float" office:value="1.97738" calcext:value-type="float">
            <text:p>1.97738</text:p>
          </table:table-cell>
          <table:table-cell table:number-columns-repeated="4"/>
        </table:table-row>
        <table:table-row table:style-name="ro1">
          <table:table-cell office:value-type="float" office:value="400.744716" calcext:value-type="float">
            <text:p>400.744716</text:p>
          </table:table-cell>
          <table:table-cell office:value-type="float" office:value="0.215216" calcext:value-type="float">
            <text:p>0.215216</text:p>
          </table:table-cell>
          <table:table-cell table:formula="of:=[.B48]*10" office:value-type="float" office:value="2.15216" calcext:value-type="float">
            <text:p>2.15216</text:p>
          </table:table-cell>
          <table:table-cell table:number-columns-repeated="4"/>
        </table:table-row>
        <table:table-row table:style-name="ro1">
          <table:table-cell office:value-type="float" office:value="400.750445" calcext:value-type="float">
            <text:p>400.750445</text:p>
          </table:table-cell>
          <table:table-cell office:value-type="float" office:value="0.232695" calcext:value-type="float">
            <text:p>0.232695</text:p>
          </table:table-cell>
          <table:table-cell table:formula="of:=[.B49]*10" office:value-type="float" office:value="2.32695" calcext:value-type="float">
            <text:p>2.32695</text:p>
          </table:table-cell>
          <table:table-cell table:number-columns-repeated="4"/>
        </table:table-row>
        <table:table-row table:style-name="ro1">
          <table:table-cell office:value-type="float" office:value="400.757315" calcext:value-type="float">
            <text:p>400.757315</text:p>
          </table:table-cell>
          <table:table-cell office:value-type="float" office:value="0.251301" calcext:value-type="float">
            <text:p>0.251301</text:p>
          </table:table-cell>
          <table:table-cell table:formula="of:=[.B50]*10" office:value-type="float" office:value="2.51301" calcext:value-type="float">
            <text:p>2.51301</text:p>
          </table:table-cell>
          <table:table-cell table:number-columns-repeated="4"/>
        </table:table-row>
        <table:table-row table:style-name="ro1">
          <table:table-cell office:value-type="float" office:value="400.764195" calcext:value-type="float">
            <text:p>400.764195</text:p>
          </table:table-cell>
          <table:table-cell office:value-type="float" office:value="0.275546" calcext:value-type="float">
            <text:p>0.275546</text:p>
          </table:table-cell>
          <table:table-cell table:formula="of:=[.B51]*10" office:value-type="float" office:value="2.75546" calcext:value-type="float">
            <text:p>2.75546</text:p>
          </table:table-cell>
          <table:table-cell table:number-columns-repeated="4"/>
        </table:table-row>
        <table:table-row table:style-name="ro1">
          <table:table-cell office:value-type="float" office:value="400.772218" calcext:value-type="float">
            <text:p>400.772218</text:p>
          </table:table-cell>
          <table:table-cell office:value-type="float" office:value="0.301482" calcext:value-type="float">
            <text:p>0.301482</text:p>
          </table:table-cell>
          <table:table-cell table:formula="of:=[.B52]*10" office:value-type="float" office:value="3.01482" calcext:value-type="float">
            <text:p>3.01482</text:p>
          </table:table-cell>
          <table:table-cell table:number-columns-repeated="4"/>
        </table:table-row>
        <table:table-row table:style-name="ro1">
          <table:table-cell office:value-type="float" office:value="400.776828" calcext:value-type="float">
            <text:p>400.776828</text:p>
          </table:table-cell>
          <table:table-cell office:value-type="float" office:value="0.330803" calcext:value-type="float">
            <text:p>0.330803</text:p>
          </table:table-cell>
          <table:table-cell table:formula="of:=[.B53]*10" office:value-type="float" office:value="3.30803" calcext:value-type="float">
            <text:p>3.30803</text:p>
          </table:table-cell>
          <table:table-cell table:number-columns-repeated="4"/>
        </table:table-row>
        <table:table-row table:style-name="ro1">
          <table:table-cell office:value-type="float" office:value="400.783728" calcext:value-type="float">
            <text:p>400.783728</text:p>
          </table:table-cell>
          <table:table-cell office:value-type="float" office:value="0.365763" calcext:value-type="float">
            <text:p>0.365763</text:p>
          </table:table-cell>
          <table:table-cell table:formula="of:=[.B54]*10" office:value-type="float" office:value="3.65763" calcext:value-type="float">
            <text:p>3.65763</text:p>
          </table:table-cell>
          <table:table-cell table:number-columns-repeated="4"/>
        </table:table-row>
        <table:table-row table:style-name="ro1">
          <table:table-cell office:value-type="float" office:value="400.789482" calcext:value-type="float">
            <text:p>400.789482</text:p>
          </table:table-cell>
          <table:table-cell office:value-type="float" office:value="0.397339" calcext:value-type="float">
            <text:p>0.397339</text:p>
          </table:table-cell>
          <table:table-cell table:formula="of:=[.B55]*10" office:value-type="float" office:value="3.97339" calcext:value-type="float">
            <text:p>3.97339</text:p>
          </table:table-cell>
          <table:table-cell table:number-columns-repeated="4"/>
        </table:table-row>
        <table:table-row table:style-name="ro1">
          <table:table-cell office:value-type="float" office:value="400.797546" calcext:value-type="float">
            <text:p>400.797546</text:p>
          </table:table-cell>
          <table:table-cell office:value-type="float" office:value="0.446396" calcext:value-type="float">
            <text:p>0.446396</text:p>
          </table:table-cell>
          <table:table-cell table:formula="of:=[.B56]*10" office:value-type="float" office:value="4.46396" calcext:value-type="float">
            <text:p>4.46396</text:p>
          </table:table-cell>
          <table:table-cell table:number-columns-repeated="4"/>
        </table:table-row>
        <table:table-row table:style-name="ro1">
          <table:table-cell office:value-type="float" office:value="400.80333" calcext:value-type="float">
            <text:p>400.80333</text:p>
          </table:table-cell>
          <table:table-cell office:value-type="float" office:value="0.494326" calcext:value-type="float">
            <text:p>0.494326</text:p>
          </table:table-cell>
          <table:table-cell table:formula="of:=[.B57]*10" office:value-type="float" office:value="4.94326" calcext:value-type="float">
            <text:p>4.94326</text:p>
          </table:table-cell>
          <table:table-cell table:number-columns-repeated="4"/>
        </table:table-row>
        <table:table-row table:style-name="ro1">
          <table:table-cell office:value-type="float" office:value="400.810277" calcext:value-type="float">
            <text:p>400.810277</text:p>
          </table:table-cell>
          <table:table-cell office:value-type="float" office:value="0.555789" calcext:value-type="float">
            <text:p>0.555789</text:p>
          </table:table-cell>
          <table:table-cell table:formula="of:=[.B58]*10" office:value-type="float" office:value="5.55789" calcext:value-type="float">
            <text:p>5.55789</text:p>
          </table:table-cell>
          <table:table-cell table:number-columns-repeated="4"/>
        </table:table-row>
        <table:table-row table:style-name="ro1">
          <table:table-cell office:value-type="float" office:value="400.814947" calcext:value-type="float">
            <text:p>400.814947</text:p>
          </table:table-cell>
          <table:table-cell office:value-type="float" office:value="0.617817" calcext:value-type="float">
            <text:p>0.617817</text:p>
          </table:table-cell>
          <table:table-cell table:formula="of:=[.B59]*10" office:value-type="float" office:value="6.17817" calcext:value-type="float">
            <text:p>6.17817</text:p>
          </table:table-cell>
          <table:table-cell table:number-columns-repeated="4"/>
        </table:table-row>
        <table:table-row table:style-name="ro1">
          <table:table-cell office:value-type="float" office:value="400.823031" calcext:value-type="float">
            <text:p>400.823031</text:p>
          </table:table-cell>
          <table:table-cell office:value-type="float" office:value="0.677588" calcext:value-type="float">
            <text:p>0.677588</text:p>
          </table:table-cell>
          <table:table-cell table:formula="of:=[.B60]*10" office:value-type="float" office:value="6.77588" calcext:value-type="float">
            <text:p>6.77588</text:p>
          </table:table-cell>
          <table:table-cell table:number-columns-repeated="4"/>
        </table:table-row>
        <table:table-row table:style-name="ro1">
          <table:table-cell office:value-type="float" office:value="400.828851" calcext:value-type="float">
            <text:p>400.828851</text:p>
          </table:table-cell>
          <table:table-cell office:value-type="float" office:value="0.745818" calcext:value-type="float">
            <text:p>0.745818</text:p>
          </table:table-cell>
          <table:table-cell table:formula="of:=[.B61]*10" office:value-type="float" office:value="7.45818" calcext:value-type="float">
            <text:p>7.45818</text:p>
          </table:table-cell>
          <table:table-cell table:number-columns-repeated="4"/>
        </table:table-row>
        <table:table-row table:style-name="ro1">
          <table:table-cell office:value-type="float" office:value="400.834685" calcext:value-type="float">
            <text:p>400.834685</text:p>
          </table:table-cell>
          <table:table-cell office:value-type="float" office:value="0.82138" calcext:value-type="float">
            <text:p>0.82138</text:p>
          </table:table-cell>
          <table:table-cell table:formula="of:=[.B62]*10" office:value-type="float" office:value="8.2138" calcext:value-type="float">
            <text:p>8.2138</text:p>
          </table:table-cell>
          <table:table-cell table:number-columns-repeated="4"/>
        </table:table-row>
        <table:table-row table:style-name="ro1">
          <table:table-cell office:value-type="float" office:value="400.841636" calcext:value-type="float">
            <text:p>400.841636</text:p>
          </table:table-cell>
          <table:table-cell office:value-type="float" office:value="0.885098" calcext:value-type="float">
            <text:p>0.885098</text:p>
          </table:table-cell>
          <table:table-cell table:formula="of:=[.B63]*10" office:value-type="float" office:value="8.85098" calcext:value-type="float">
            <text:p>8.85098</text:p>
          </table:table-cell>
          <table:table-cell table:number-columns-repeated="4"/>
        </table:table-row>
        <table:table-row table:style-name="ro1">
          <table:table-cell office:value-type="float" office:value="400.849706" calcext:value-type="float">
            <text:p>400.849706</text:p>
          </table:table-cell>
          <table:table-cell office:value-type="float" office:value="0.936975" calcext:value-type="float">
            <text:p>0.936975</text:p>
          </table:table-cell>
          <table:table-cell table:formula="of:=[.B64]*10" office:value-type="float" office:value="9.36975" calcext:value-type="float">
            <text:p>9.36975</text:p>
          </table:table-cell>
          <table:table-cell table:number-columns-repeated="4"/>
        </table:table-row>
        <table:table-row table:style-name="ro1">
          <table:table-cell office:value-type="float" office:value="400.853192" calcext:value-type="float">
            <text:p>400.853192</text:p>
          </table:table-cell>
          <table:table-cell office:value-type="float" office:value="0.974755" calcext:value-type="float">
            <text:p>0.974755</text:p>
          </table:table-cell>
          <table:table-cell table:formula="of:=[.B65]*10" office:value-type="float" office:value="9.74755" calcext:value-type="float">
            <text:p>9.74755</text:p>
          </table:table-cell>
          <table:table-cell table:number-columns-repeated="4"/>
        </table:table-row>
        <table:table-row table:style-name="ro1">
          <table:table-cell office:value-type="float" office:value="400.861196" calcext:value-type="float">
            <text:p>400.861196</text:p>
          </table:table-cell>
          <table:table-cell office:value-type="float" office:value="0.990541" calcext:value-type="float">
            <text:p>0.990541</text:p>
          </table:table-cell>
          <table:table-cell table:formula="of:=[.B66]*10" office:value-type="float" office:value="9.90541" calcext:value-type="float">
            <text:p>9.90541</text:p>
          </table:table-cell>
          <table:table-cell table:number-columns-repeated="4"/>
        </table:table-row>
        <table:table-row table:style-name="ro1">
          <table:table-cell office:value-type="float" office:value="400.868048" calcext:value-type="float">
            <text:p>400.868048</text:p>
          </table:table-cell>
          <table:table-cell office:value-type="float" office:value="0.998997" calcext:value-type="float">
            <text:p>0.998997</text:p>
          </table:table-cell>
          <table:table-cell table:formula="of:=[.B67]*10" office:value-type="float" office:value="9.98997" calcext:value-type="float">
            <text:p>9.98997</text:p>
          </table:table-cell>
          <table:table-cell table:number-columns-repeated="4"/>
        </table:table-row>
        <table:table-row table:style-name="ro1">
          <table:table-cell office:value-type="float" office:value="400.875982" calcext:value-type="float">
            <text:p>400.875982</text:p>
          </table:table-cell>
          <table:table-cell office:value-type="float" office:value="0.975873" calcext:value-type="float">
            <text:p>0.975873</text:p>
          </table:table-cell>
          <table:table-cell table:formula="of:=[.B68]*10" office:value-type="float" office:value="9.75873" calcext:value-type="float">
            <text:p>9.75873</text:p>
          </table:table-cell>
          <table:table-cell table:number-columns-repeated="4"/>
        </table:table-row>
        <table:table-row table:style-name="ro1">
          <table:table-cell office:value-type="float" office:value="400.880473" calcext:value-type="float">
            <text:p>400.880473</text:p>
          </table:table-cell>
          <table:table-cell office:value-type="float" office:value="0.938653" calcext:value-type="float">
            <text:p>0.938653</text:p>
          </table:table-cell>
          <table:table-cell table:formula="of:=[.B69]*10" office:value-type="float" office:value="9.38653" calcext:value-type="float">
            <text:p>9.38653</text:p>
          </table:table-cell>
          <table:table-cell table:number-columns-repeated="4"/>
        </table:table-row>
        <table:table-row table:style-name="ro1">
          <table:table-cell office:value-type="float" office:value="400.889501" calcext:value-type="float">
            <text:p>400.889501</text:p>
          </table:table-cell>
          <table:table-cell office:value-type="float" office:value="0.890716" calcext:value-type="float">
            <text:p>0.890716</text:p>
          </table:table-cell>
          <table:table-cell table:formula="of:=[.B70]*10" office:value-type="float" office:value="8.90716" calcext:value-type="float">
            <text:p>8.90716</text:p>
          </table:table-cell>
          <table:table-cell table:number-columns-repeated="4"/>
        </table:table-row>
        <table:table-row table:style-name="ro1">
          <table:table-cell office:value-type="float" office:value="400.895096" calcext:value-type="float">
            <text:p>400.895096</text:p>
          </table:table-cell>
          <table:table-cell office:value-type="float" office:value="0.833759" calcext:value-type="float">
            <text:p>0.833759</text:p>
          </table:table-cell>
          <table:table-cell table:formula="of:=[.B71]*10" office:value-type="float" office:value="8.33759" calcext:value-type="float">
            <text:p>8.33759</text:p>
          </table:table-cell>
          <table:table-cell table:number-columns-repeated="4"/>
        </table:table-row>
        <table:table-row table:style-name="ro1">
          <table:table-cell office:value-type="float" office:value="400.901823" calcext:value-type="float">
            <text:p>400.901823</text:p>
          </table:table-cell>
          <table:table-cell office:value-type="float" office:value="0.773418" calcext:value-type="float">
            <text:p>0.773418</text:p>
          </table:table-cell>
          <table:table-cell table:formula="of:=[.B72]*10" office:value-type="float" office:value="7.73418" calcext:value-type="float">
            <text:p>7.73418</text:p>
          </table:table-cell>
          <table:table-cell table:number-columns-repeated="4"/>
        </table:table-row>
        <table:table-row table:style-name="ro1">
          <table:table-cell office:value-type="float" office:value="400.908543" calcext:value-type="float">
            <text:p>400.908543</text:p>
          </table:table-cell>
          <table:table-cell office:value-type="float" office:value="0.708565" calcext:value-type="float">
            <text:p>0.708565</text:p>
          </table:table-cell>
          <table:table-cell table:formula="of:=[.B73]*10" office:value-type="float" office:value="7.08565" calcext:value-type="float">
            <text:p>7.08565</text:p>
          </table:table-cell>
          <table:table-cell table:number-columns-repeated="4"/>
        </table:table-row>
        <table:table-row table:style-name="ro1">
          <table:table-cell office:value-type="float" office:value="400.917543" calcext:value-type="float">
            <text:p>400.917543</text:p>
          </table:table-cell>
          <table:table-cell office:value-type="float" office:value="0.644839" calcext:value-type="float">
            <text:p>0.644839</text:p>
          </table:table-cell>
          <table:table-cell table:formula="of:=[.B74]*10" office:value-type="float" office:value="6.44839" calcext:value-type="float">
            <text:p>6.44839</text:p>
          </table:table-cell>
          <table:table-cell table:number-columns-repeated="4"/>
        </table:table-row>
        <table:table-row table:style-name="ro1">
          <table:table-cell office:value-type="float" office:value="400.922007" calcext:value-type="float">
            <text:p>400.922007</text:p>
          </table:table-cell>
          <table:table-cell office:value-type="float" office:value="0.592957" calcext:value-type="float">
            <text:p>0.592957</text:p>
          </table:table-cell>
          <table:table-cell table:formula="of:=[.B75]*10" office:value-type="float" office:value="5.92957" calcext:value-type="float">
            <text:p>5.92957</text:p>
          </table:table-cell>
          <table:table-cell table:number-columns-repeated="4"/>
        </table:table-row>
        <table:table-row table:style-name="ro1">
          <table:table-cell office:value-type="float" office:value="400.929887" calcext:value-type="float">
            <text:p>400.929887</text:p>
          </table:table-cell>
          <table:table-cell office:value-type="float" office:value="0.539946" calcext:value-type="float">
            <text:p>0.539946</text:p>
          </table:table-cell>
          <table:table-cell table:formula="of:=[.B76]*10" office:value-type="float" office:value="5.39946" calcext:value-type="float">
            <text:p>5.39946</text:p>
          </table:table-cell>
          <table:table-cell table:number-columns-repeated="4"/>
        </table:table-row>
        <table:table-row table:style-name="ro1">
          <table:table-cell office:value-type="float" office:value="400.935516" calcext:value-type="float">
            <text:p>400.935516</text:p>
          </table:table-cell>
          <table:table-cell office:value-type="float" office:value="0.502162" calcext:value-type="float">
            <text:p>0.502162</text:p>
          </table:table-cell>
          <table:table-cell table:formula="of:=[.B77]*10" office:value-type="float" office:value="5.02162" calcext:value-type="float">
            <text:p>5.02162</text:p>
          </table:table-cell>
          <table:table-cell table:number-columns-repeated="4"/>
        </table:table-row>
        <table:table-row table:style-name="ro1">
          <table:table-cell office:value-type="float" office:value="400.943427" calcext:value-type="float">
            <text:p>400.943427</text:p>
          </table:table-cell>
          <table:table-cell office:value-type="float" office:value="0.466632" calcext:value-type="float">
            <text:p>0.466632</text:p>
          </table:table-cell>
          <table:table-cell table:formula="of:=[.B78]*10" office:value-type="float" office:value="4.66632" calcext:value-type="float">
            <text:p>4.66632</text:p>
          </table:table-cell>
          <table:table-cell table:number-columns-repeated="4"/>
        </table:table-row>
        <table:table-row table:style-name="ro1">
          <table:table-cell office:value-type="float" office:value="400.950218" calcext:value-type="float">
            <text:p>400.950218</text:p>
          </table:table-cell>
          <table:table-cell office:value-type="float" office:value="0.441253" calcext:value-type="float">
            <text:p>0.441253</text:p>
          </table:table-cell>
          <table:table-cell table:formula="of:=[.B79]*10" office:value-type="float" office:value="4.41253" calcext:value-type="float">
            <text:p>4.41253</text:p>
          </table:table-cell>
          <table:table-cell table:number-columns-repeated="4"/>
        </table:table-row>
        <table:table-row table:style-name="ro1">
          <table:table-cell office:value-type="float" office:value="400.958149" calcext:value-type="float">
            <text:p>400.958149</text:p>
          </table:table-cell>
          <table:table-cell office:value-type="float" office:value="0.416438" calcext:value-type="float">
            <text:p>0.416438</text:p>
          </table:table-cell>
          <table:table-cell table:formula="of:=[.B80]*10" office:value-type="float" office:value="4.16438" calcext:value-type="float">
            <text:p>4.16438</text:p>
          </table:table-cell>
          <table:table-cell table:number-columns-repeated="4"/>
        </table:table-row>
        <table:table-row table:style-name="ro1">
          <table:table-cell office:value-type="float" office:value="400.963822" calcext:value-type="float">
            <text:p>400.963822</text:p>
          </table:table-cell>
          <table:table-cell office:value-type="float" office:value="0.402901" calcext:value-type="float">
            <text:p>0.402901</text:p>
          </table:table-cell>
          <table:table-cell table:formula="of:=[.B81]*10" office:value-type="float" office:value="4.02901" calcext:value-type="float">
            <text:p>4.02901</text:p>
          </table:table-cell>
          <table:table-cell table:number-columns-repeated="4"/>
        </table:table-row>
        <table:table-row table:style-name="ro1">
          <table:table-cell office:value-type="float" office:value="400.970635" calcext:value-type="float">
            <text:p>400.970635</text:p>
          </table:table-cell>
          <table:table-cell office:value-type="float" office:value="0.389928" calcext:value-type="float">
            <text:p>0.389928</text:p>
          </table:table-cell>
          <table:table-cell table:formula="of:=[.B82]*10" office:value-type="float" office:value="3.89928" calcext:value-type="float">
            <text:p>3.89928</text:p>
          </table:table-cell>
          <table:table-cell table:number-columns-repeated="4"/>
        </table:table-row>
        <table:table-row table:style-name="ro1">
          <table:table-cell office:value-type="float" office:value="400.97518" calcext:value-type="float">
            <text:p>400.97518</text:p>
          </table:table-cell>
          <table:table-cell office:value-type="float" office:value="0.383159" calcext:value-type="float">
            <text:p>0.383159</text:p>
          </table:table-cell>
          <table:table-cell table:formula="of:=[.B83]*10" office:value-type="float" office:value="3.83159" calcext:value-type="float">
            <text:p>3.83159</text:p>
          </table:table-cell>
          <table:table-cell table:number-columns-repeated="4"/>
        </table:table-row>
        <table:table-row table:style-name="ro1">
          <table:table-cell office:value-type="float" office:value="400.986572" calcext:value-type="float">
            <text:p>400.986572</text:p>
          </table:table-cell>
          <table:table-cell office:value-type="float" office:value="0.382026" calcext:value-type="float">
            <text:p>0.382026</text:p>
          </table:table-cell>
          <table:table-cell table:formula="of:=[.B84]*10" office:value-type="float" office:value="3.82026" calcext:value-type="float">
            <text:p>3.82026</text:p>
          </table:table-cell>
          <table:table-cell table:number-columns-repeated="4"/>
        </table:table-row>
        <table:table-row table:style-name="ro1">
          <table:table-cell office:value-type="float" office:value="400.995701" calcext:value-type="float">
            <text:p>400.995701</text:p>
          </table:table-cell>
          <table:table-cell office:value-type="float" office:value="0.389353" calcext:value-type="float">
            <text:p>0.389353</text:p>
          </table:table-cell>
          <table:table-cell table:formula="of:=[.B85]*10" office:value-type="float" office:value="3.89353" calcext:value-type="float">
            <text:p>3.89353</text:p>
          </table:table-cell>
          <table:table-cell table:number-columns-repeated="4"/>
        </table:table-row>
        <table:table-row table:style-name="ro1">
          <table:table-cell office:value-type="float" office:value="401.00256" calcext:value-type="float">
            <text:p>401.00256</text:p>
          </table:table-cell>
          <table:table-cell office:value-type="float" office:value="0.401756" calcext:value-type="float">
            <text:p>0.401756</text:p>
          </table:table-cell>
          <table:table-cell table:formula="of:=[.B86]*10" office:value-type="float" office:value="4.01756" calcext:value-type="float">
            <text:p>4.01756</text:p>
          </table:table-cell>
          <table:table-cell table:number-columns-repeated="4"/>
        </table:table-row>
        <table:table-row table:style-name="ro1">
          <table:table-cell office:value-type="float" office:value="401.010554" calcext:value-type="float">
            <text:p>401.010554</text:p>
          </table:table-cell>
          <table:table-cell office:value-type="float" office:value="0.411903" calcext:value-type="float">
            <text:p>0.411903</text:p>
          </table:table-cell>
          <table:table-cell table:formula="of:=[.B87]*10" office:value-type="float" office:value="4.11903" calcext:value-type="float">
            <text:p>4.11903</text:p>
          </table:table-cell>
          <table:table-cell table:number-columns-repeated="4"/>
        </table:table-row>
        <table:table-row table:style-name="ro1">
          <table:table-cell office:value-type="float" office:value="401.016297" calcext:value-type="float">
            <text:p>401.016297</text:p>
          </table:table-cell>
          <table:table-cell office:value-type="float" office:value="0.437277" calcext:value-type="float">
            <text:p>0.437277</text:p>
          </table:table-cell>
          <table:table-cell table:formula="of:=[.B88]*10" office:value-type="float" office:value="4.37277" calcext:value-type="float">
            <text:p>4.37277</text:p>
          </table:table-cell>
          <table:table-cell table:number-columns-repeated="4"/>
        </table:table-row>
        <table:table-row table:style-name="ro1">
          <table:table-cell office:value-type="float" office:value="401.024322" calcext:value-type="float">
            <text:p>401.024322</text:p>
          </table:table-cell>
          <table:table-cell office:value-type="float" office:value="0.464905" calcext:value-type="float">
            <text:p>0.464905</text:p>
          </table:table-cell>
          <table:table-cell table:formula="of:=[.B89]*10" office:value-type="float" office:value="4.64905" calcext:value-type="float">
            <text:p>4.64905</text:p>
          </table:table-cell>
          <table:table-cell table:number-columns-repeated="4"/>
        </table:table-row>
        <table:table-row table:style-name="ro1">
          <table:table-cell office:value-type="float" office:value="401.030077" calcext:value-type="float">
            <text:p>401.030077</text:p>
          </table:table-cell>
          <table:table-cell office:value-type="float" office:value="0.497045" calcext:value-type="float">
            <text:p>0.497045</text:p>
          </table:table-cell>
          <table:table-cell table:formula="of:=[.B90]*10" office:value-type="float" office:value="4.97045" calcext:value-type="float">
            <text:p>4.97045</text:p>
          </table:table-cell>
          <table:table-cell table:number-columns-repeated="4"/>
        </table:table-row>
        <table:table-row table:style-name="ro1">
          <table:table-cell office:value-type="float" office:value="401.036971" calcext:value-type="float">
            <text:p>401.036971</text:p>
          </table:table-cell>
          <table:table-cell office:value-type="float" office:value="0.528621" calcext:value-type="float">
            <text:p>0.528621</text:p>
          </table:table-cell>
          <table:table-cell table:formula="of:=[.B91]*10" office:value-type="float" office:value="5.28621" calcext:value-type="float">
            <text:p>5.28621</text:p>
          </table:table-cell>
          <table:table-cell table:number-columns-repeated="4"/>
        </table:table-row>
        <table:table-row table:style-name="ro1">
          <table:table-cell office:value-type="float" office:value="401.04162" calcext:value-type="float">
            <text:p>401.04162</text:p>
          </table:table-cell>
          <table:table-cell office:value-type="float" office:value="0.579371" calcext:value-type="float">
            <text:p>0.579371</text:p>
          </table:table-cell>
          <table:table-cell table:formula="of:=[.B92]*10" office:value-type="float" office:value="5.79371" calcext:value-type="float">
            <text:p>5.79371</text:p>
          </table:table-cell>
          <table:table-cell table:number-columns-repeated="4"/>
        </table:table-row>
        <table:table-row table:style-name="ro1">
          <table:table-cell office:value-type="float" office:value="401.049689" calcext:value-type="float">
            <text:p>401.049689</text:p>
          </table:table-cell>
          <table:table-cell office:value-type="float" office:value="0.630683" calcext:value-type="float">
            <text:p>0.630683</text:p>
          </table:table-cell>
          <table:table-cell table:formula="of:=[.B93]*10" office:value-type="float" office:value="6.30683" calcext:value-type="float">
            <text:p>6.30683</text:p>
          </table:table-cell>
          <table:table-cell table:number-columns-repeated="4"/>
        </table:table-row>
        <table:table-row table:style-name="ro1">
          <table:table-cell office:value-type="float" office:value="401.05435" calcext:value-type="float">
            <text:p>401.05435</text:p>
          </table:table-cell>
          <table:table-cell office:value-type="float" office:value="0.6882" calcext:value-type="float">
            <text:p>0.6882</text:p>
          </table:table-cell>
          <table:table-cell table:formula="of:=[.B94]*10" office:value-type="float" office:value="6.882" calcext:value-type="float">
            <text:p>6.882</text:p>
          </table:table-cell>
          <table:table-cell table:number-columns-repeated="4"/>
        </table:table-row>
        <table:table-row table:style-name="ro1">
          <table:table-cell office:value-type="float" office:value="401.062432" calcext:value-type="float">
            <text:p>401.062432</text:p>
          </table:table-cell>
          <table:table-cell office:value-type="float" office:value="0.746843" calcext:value-type="float">
            <text:p>0.746843</text:p>
          </table:table-cell>
          <table:table-cell table:formula="of:=[.B95]*10" office:value-type="float" office:value="7.46843" calcext:value-type="float">
            <text:p>7.46843</text:p>
          </table:table-cell>
          <table:table-cell table:number-columns-repeated="4"/>
        </table:table-row>
        <table:table-row table:style-name="ro1">
          <table:table-cell office:value-type="float" office:value="401.068249" calcext:value-type="float">
            <text:p>401.068249</text:p>
          </table:table-cell>
          <table:table-cell office:value-type="float" office:value="0.813382" calcext:value-type="float">
            <text:p>0.813382</text:p>
          </table:table-cell>
          <table:table-cell table:formula="of:=[.B96]*10" office:value-type="float" office:value="8.13382" calcext:value-type="float">
            <text:p>8.13382</text:p>
          </table:table-cell>
          <table:table-cell table:number-columns-repeated="4"/>
        </table:table-row>
        <table:table-row table:style-name="ro1">
          <table:table-cell office:value-type="float" office:value="401.075198" calcext:value-type="float">
            <text:p>401.075198</text:p>
          </table:table-cell>
          <table:table-cell office:value-type="float" office:value="0.875409" calcext:value-type="float">
            <text:p>0.875409</text:p>
          </table:table-cell>
          <table:table-cell table:formula="of:=[.B97]*10" office:value-type="float" office:value="8.75409" calcext:value-type="float">
            <text:p>8.75409</text:p>
          </table:table-cell>
          <table:table-cell table:number-columns-repeated="4"/>
        </table:table-row>
        <table:table-row table:style-name="ro1">
          <table:table-cell office:value-type="float" office:value="401.079855" calcext:value-type="float">
            <text:p>401.079855</text:p>
          </table:table-cell>
          <table:table-cell office:value-type="float" office:value="0.93067" calcext:value-type="float">
            <text:p>0.93067</text:p>
          </table:table-cell>
          <table:table-cell table:formula="of:=[.B98]*10" office:value-type="float" office:value="9.3067" calcext:value-type="float">
            <text:p>9.3067</text:p>
          </table:table-cell>
          <table:table-cell table:number-columns-repeated="4"/>
        </table:table-row>
        <table:table-row table:style-name="ro1">
          <table:table-cell office:value-type="float" office:value="401.089026" calcext:value-type="float">
            <text:p>401.089026</text:p>
          </table:table-cell>
          <table:table-cell office:value-type="float" office:value="0.961681" calcext:value-type="float">
            <text:p>0.961681</text:p>
          </table:table-cell>
          <table:table-cell table:formula="of:=[.B99]*10" office:value-type="float" office:value="9.61681" calcext:value-type="float">
            <text:p>9.61681</text:p>
          </table:table-cell>
          <table:table-cell table:number-columns-repeated="4"/>
        </table:table-row>
        <table:table-row table:style-name="ro1">
          <table:table-cell office:value-type="float" office:value="401.093626" calcext:value-type="float">
            <text:p>401.093626</text:p>
          </table:table-cell>
          <table:table-cell office:value-type="float" office:value="0.984799" calcext:value-type="float">
            <text:p>0.984799</text:p>
          </table:table-cell>
          <table:table-cell table:formula="of:=[.B100]*10" office:value-type="float" office:value="9.84799" calcext:value-type="float">
            <text:p>9.84799</text:p>
          </table:table-cell>
          <table:table-cell table:number-columns-repeated="4"/>
        </table:table-row>
        <table:table-row table:style-name="ro1">
          <table:table-cell office:value-type="float" office:value="401.103888" calcext:value-type="float">
            <text:p>401.103888</text:p>
          </table:table-cell>
          <table:table-cell office:value-type="float" office:value="0.988742" calcext:value-type="float">
            <text:p>0.988742</text:p>
          </table:table-cell>
          <table:table-cell table:formula="of:=[.B101]*10" office:value-type="float" office:value="9.88742" calcext:value-type="float">
            <text:p>9.88742</text:p>
          </table:table-cell>
          <table:table-cell table:number-columns-repeated="4"/>
        </table:table-row>
        <table:table-row table:style-name="ro1">
          <table:table-cell office:value-type="float" office:value="401.106133" calcext:value-type="float">
            <text:p>401.106133</text:p>
          </table:table-cell>
          <table:table-cell office:value-type="float" office:value="0.970132" calcext:value-type="float">
            <text:p>0.970132</text:p>
          </table:table-cell>
          <table:table-cell table:formula="of:=[.B102]*10" office:value-type="float" office:value="9.70132" calcext:value-type="float">
            <text:p>9.70132</text:p>
          </table:table-cell>
          <table:table-cell table:number-columns-repeated="4"/>
        </table:table-row>
        <table:table-row table:style-name="ro1">
          <table:table-cell office:value-type="float" office:value="401.115207" calcext:value-type="float">
            <text:p>401.115207</text:p>
          </table:table-cell>
          <table:table-cell office:value-type="float" office:value="0.947572" calcext:value-type="float">
            <text:p>0.947572</text:p>
          </table:table-cell>
          <table:table-cell table:formula="of:=[.B103]*10" office:value-type="float" office:value="9.47572" calcext:value-type="float">
            <text:p>9.47572</text:p>
          </table:table-cell>
          <table:table-cell table:number-columns-repeated="4"/>
        </table:table-row>
        <table:table-row table:style-name="ro1">
          <table:table-cell office:value-type="float" office:value="401.120818" calcext:value-type="float">
            <text:p>401.120818</text:p>
          </table:table-cell>
          <table:table-cell office:value-type="float" office:value="0.899637" calcext:value-type="float">
            <text:p>0.899637</text:p>
          </table:table-cell>
          <table:table-cell table:formula="of:=[.B104]*10" office:value-type="float" office:value="8.99637" calcext:value-type="float">
            <text:p>8.99637</text:p>
          </table:table-cell>
          <table:table-cell table:number-columns-repeated="4"/>
        </table:table-row>
        <table:table-row table:style-name="ro1">
          <table:table-cell office:value-type="float" office:value="401.127559" calcext:value-type="float">
            <text:p>401.127559</text:p>
          </table:table-cell>
          <table:table-cell office:value-type="float" office:value="0.846626" calcext:value-type="float">
            <text:p>0.846626</text:p>
          </table:table-cell>
          <table:table-cell table:formula="of:=[.B105]*10" office:value-type="float" office:value="8.46626" calcext:value-type="float">
            <text:p>8.46626</text:p>
          </table:table-cell>
          <table:table-cell table:number-columns-repeated="4"/>
        </table:table-row>
        <table:table-row table:style-name="ro1">
          <table:table-cell office:value-type="float" office:value="401.135409" calcext:value-type="float">
            <text:p>401.135409</text:p>
          </table:table-cell>
          <table:table-cell office:value-type="float" office:value="0.777262" calcext:value-type="float">
            <text:p>0.777262</text:p>
          </table:table-cell>
          <table:table-cell table:formula="of:=[.B106]*10" office:value-type="float" office:value="7.77262" calcext:value-type="float">
            <text:p>7.77262</text:p>
          </table:table-cell>
          <table:table-cell table:number-columns-repeated="4"/>
        </table:table-row>
        <table:table-row table:style-name="ro1">
          <table:table-cell office:value-type="float" office:value="401.142115" calcext:value-type="float">
            <text:p>401.142115</text:p>
          </table:table-cell>
          <table:table-cell office:value-type="float" office:value="0.705078" calcext:value-type="float">
            <text:p>0.705078</text:p>
          </table:table-cell>
          <table:table-cell table:formula="of:=[.B107]*10" office:value-type="float" office:value="7.05078" calcext:value-type="float">
            <text:p>7.05078</text:p>
          </table:table-cell>
          <table:table-cell table:number-columns-repeated="4"/>
        </table:table-row>
        <table:table-row table:style-name="ro1">
          <table:table-cell office:value-type="float" office:value="401.147699" calcext:value-type="float">
            <text:p>401.147699</text:p>
          </table:table-cell>
          <table:table-cell office:value-type="float" office:value="0.642482" calcext:value-type="float">
            <text:p>0.642482</text:p>
          </table:table-cell>
          <table:table-cell table:formula="of:=[.B108]*10" office:value-type="float" office:value="6.42482" calcext:value-type="float">
            <text:p>6.42482</text:p>
          </table:table-cell>
          <table:table-cell table:number-columns-repeated="4"/>
        </table:table-row>
        <table:table-row table:style-name="ro1">
          <table:table-cell office:value-type="float" office:value="401.155573" calcext:value-type="float">
            <text:p>401.155573</text:p>
          </table:table-cell>
          <table:table-cell office:value-type="float" office:value="0.586087" calcext:value-type="float">
            <text:p>0.586087</text:p>
          </table:table-cell>
          <table:table-cell table:formula="of:=[.B109]*10" office:value-type="float" office:value="5.86087" calcext:value-type="float">
            <text:p>5.86087</text:p>
          </table:table-cell>
          <table:table-cell table:number-columns-repeated="4"/>
        </table:table-row>
        <table:table-row table:style-name="ro1">
          <table:table-cell office:value-type="float" office:value="401.161187" calcext:value-type="float">
            <text:p>401.161187</text:p>
          </table:table-cell>
          <table:table-cell office:value-type="float" office:value="0.539844" calcext:value-type="float">
            <text:p>0.539844</text:p>
          </table:table-cell>
          <table:table-cell table:formula="of:=[.B110]*10" office:value-type="float" office:value="5.39844" calcext:value-type="float">
            <text:p>5.39844</text:p>
          </table:table-cell>
          <table:table-cell table:number-columns-repeated="4"/>
        </table:table-row>
        <table:table-row table:style-name="ro1">
          <table:table-cell office:value-type="float" office:value="401.169079" calcext:value-type="float">
            <text:p>401.169079</text:p>
          </table:table-cell>
          <table:table-cell office:value-type="float" office:value="0.4936" calcext:value-type="float">
            <text:p>0.4936</text:p>
          </table:table-cell>
          <table:table-cell table:formula="of:=[.B111]*10" office:value-type="float" office:value="4.936" calcext:value-type="float">
            <text:p>4.936</text:p>
          </table:table-cell>
          <table:table-cell table:number-columns-repeated="4"/>
        </table:table-row>
        <table:table-row table:style-name="ro1">
          <table:table-cell office:value-type="float" office:value="401.175834" calcext:value-type="float">
            <text:p>401.175834</text:p>
          </table:table-cell>
          <table:table-cell office:value-type="float" office:value="0.448484" calcext:value-type="float">
            <text:p>0.448484</text:p>
          </table:table-cell>
          <table:table-cell table:formula="of:=[.B112]*10" office:value-type="float" office:value="4.48484" calcext:value-type="float">
            <text:p>4.48484</text:p>
          </table:table-cell>
          <table:table-cell table:number-columns-repeated="4"/>
        </table:table-row>
        <table:table-row table:style-name="ro1">
          <table:table-cell office:value-type="float" office:value="401.188305" calcext:value-type="float">
            <text:p>401.188305</text:p>
          </table:table-cell>
          <table:table-cell office:value-type="float" office:value="0.413516" calcext:value-type="float">
            <text:p>0.413516</text:p>
          </table:table-cell>
          <table:table-cell table:formula="of:=[.B113]*10" office:value-type="float" office:value="4.13516" calcext:value-type="float">
            <text:p>4.13516</text:p>
          </table:table-cell>
          <table:table-cell table:number-columns-repeated="4"/>
        </table:table-row>
        <table:table-row table:style-name="ro1">
          <table:table-cell office:value-type="float" office:value="401.196198" calcext:value-type="float">
            <text:p>401.196198</text:p>
          </table:table-cell>
          <table:table-cell office:value-type="float" office:value="0.367836" calcext:value-type="float">
            <text:p>0.367836</text:p>
          </table:table-cell>
          <table:table-cell table:formula="of:=[.B114]*10" office:value-type="float" office:value="3.67836" calcext:value-type="float">
            <text:p>3.67836</text:p>
          </table:table-cell>
          <table:table-cell table:number-columns-repeated="4"/>
        </table:table-row>
        <table:table-row table:style-name="ro1">
          <table:table-cell office:value-type="float" office:value="401.203004" calcext:value-type="float">
            <text:p>401.203004</text:p>
          </table:table-cell>
          <table:table-cell office:value-type="float" office:value="0.350916" calcext:value-type="float">
            <text:p>0.350916</text:p>
          </table:table-cell>
          <table:table-cell table:formula="of:=[.B115]*10" office:value-type="float" office:value="3.50916" calcext:value-type="float">
            <text:p>3.50916</text:p>
          </table:table-cell>
          <table:table-cell table:number-columns-repeated="4"/>
        </table:table-row>
        <table:table-row table:style-name="ro1">
          <table:table-cell office:value-type="float" office:value="401.210949" calcext:value-type="float">
            <text:p>401.210949</text:p>
          </table:table-cell>
          <table:table-cell office:value-type="float" office:value="0.333995" calcext:value-type="float">
            <text:p>0.333995</text:p>
          </table:table-cell>
          <table:table-cell table:formula="of:=[.B116]*10" office:value-type="float" office:value="3.33995" calcext:value-type="float">
            <text:p>3.33995</text:p>
          </table:table-cell>
          <table:table-cell table:number-columns-repeated="4"/>
        </table:table-row>
        <table:table-row table:style-name="ro1">
          <table:table-cell office:value-type="float" office:value="401.215489" calcext:value-type="float">
            <text:p>401.215489</text:p>
          </table:table-cell>
          <table:table-cell office:value-type="float" office:value="0.323842" calcext:value-type="float">
            <text:p>0.323842</text:p>
          </table:table-cell>
          <table:table-cell table:formula="of:=[.B117]*10" office:value-type="float" office:value="3.23842" calcext:value-type="float">
            <text:p>3.23842</text:p>
          </table:table-cell>
          <table:table-cell table:number-columns-repeated="4"/>
        </table:table-row>
        <table:table-row table:style-name="ro1">
          <table:table-cell office:value-type="float" office:value="401.224588" calcext:value-type="float">
            <text:p>401.224588</text:p>
          </table:table-cell>
          <table:table-cell office:value-type="float" office:value="0.314816" calcext:value-type="float">
            <text:p>0.314816</text:p>
          </table:table-cell>
          <table:table-cell table:formula="of:=[.B118]*10" office:value-type="float" office:value="3.14816" calcext:value-type="float">
            <text:p>3.14816</text:p>
          </table:table-cell>
          <table:table-cell table:number-columns-repeated="4"/>
        </table:table-row>
        <table:table-row table:style-name="ro1">
          <table:table-cell office:value-type="float" office:value="401.240532" calcext:value-type="float">
            <text:p>401.240532</text:p>
          </table:table-cell>
          <table:table-cell office:value-type="float" office:value="0.310861" calcext:value-type="float">
            <text:p>0.310861</text:p>
          </table:table-cell>
          <table:table-cell table:formula="of:=[.B119]*10" office:value-type="float" office:value="3.10861" calcext:value-type="float">
            <text:p>3.10861</text:p>
          </table:table-cell>
          <table:table-cell table:number-columns-repeated="4"/>
        </table:table-row>
        <table:table-row table:style-name="ro1">
          <table:table-cell office:value-type="float" office:value="401.245104" calcext:value-type="float">
            <text:p>401.245104</text:p>
          </table:table-cell>
          <table:table-cell office:value-type="float" office:value="0.318754" calcext:value-type="float">
            <text:p>0.318754</text:p>
          </table:table-cell>
          <table:table-cell table:formula="of:=[.B120]*10" office:value-type="float" office:value="3.18754" calcext:value-type="float">
            <text:p>3.18754</text:p>
          </table:table-cell>
          <table:table-cell table:number-columns-repeated="4"/>
        </table:table-row>
        <table:table-row table:style-name="ro1">
          <table:table-cell office:value-type="float" office:value="401.250812" calcext:value-type="float">
            <text:p>401.250812</text:p>
          </table:table-cell>
          <table:table-cell office:value-type="float" office:value="0.324955" calcext:value-type="float">
            <text:p>0.324955</text:p>
          </table:table-cell>
          <table:table-cell table:formula="of:=[.B121]*10" office:value-type="float" office:value="3.24955" calcext:value-type="float">
            <text:p>3.24955</text:p>
          </table:table-cell>
          <table:table-cell table:number-columns-repeated="4"/>
        </table:table-row>
        <table:table-row table:style-name="ro1">
          <table:table-cell office:value-type="float" office:value="401.255389" calcext:value-type="float">
            <text:p>401.255389</text:p>
          </table:table-cell>
          <table:table-cell office:value-type="float" office:value="0.335667" calcext:value-type="float">
            <text:p>0.335667</text:p>
          </table:table-cell>
          <table:table-cell table:formula="of:=[.B122]*10" office:value-type="float" office:value="3.35667" calcext:value-type="float">
            <text:p>3.35667</text:p>
          </table:table-cell>
          <table:table-cell table:number-columns-repeated="4"/>
        </table:table-row>
        <table:table-row table:style-name="ro1">
          <table:table-cell office:value-type="float" office:value="401.264534" calcext:value-type="float">
            <text:p>401.264534</text:p>
          </table:table-cell>
          <table:table-cell office:value-type="float" office:value="0.352016" calcext:value-type="float">
            <text:p>0.352016</text:p>
          </table:table-cell>
          <table:table-cell table:formula="of:=[.B123]*10" office:value-type="float" office:value="3.52016" calcext:value-type="float">
            <text:p>3.52016</text:p>
          </table:table-cell>
          <table:table-cell table:number-columns-repeated="4"/>
        </table:table-row>
        <table:table-row table:style-name="ro1">
          <table:table-cell office:value-type="float" office:value="401.26799" calcext:value-type="float">
            <text:p>401.26799</text:p>
          </table:table-cell>
          <table:table-cell office:value-type="float" office:value="0.372879" calcext:value-type="float">
            <text:p>0.372879</text:p>
          </table:table-cell>
          <table:table-cell table:formula="of:=[.B124]*10" office:value-type="float" office:value="3.72879" calcext:value-type="float">
            <text:p>3.72879</text:p>
          </table:table-cell>
          <table:table-cell table:number-columns-repeated="4"/>
        </table:table-row>
        <table:table-row table:style-name="ro1">
          <table:table-cell office:value-type="float" office:value="401.27601" calcext:value-type="float">
            <text:p>401.27601</text:p>
          </table:table-cell>
          <table:table-cell office:value-type="float" office:value="0.397124" calcext:value-type="float">
            <text:p>0.397124</text:p>
          </table:table-cell>
          <table:table-cell table:formula="of:=[.B125]*10" office:value-type="float" office:value="3.97124" calcext:value-type="float">
            <text:p>3.97124</text:p>
          </table:table-cell>
          <table:table-cell table:number-columns-repeated="4"/>
        </table:table-row>
        <table:table-row table:style-name="ro1">
          <table:table-cell office:value-type="float" office:value="401.282895" calcext:value-type="float">
            <text:p>401.282895</text:p>
          </table:table-cell>
          <table:table-cell office:value-type="float" office:value="0.424189" calcext:value-type="float">
            <text:p>0.424189</text:p>
          </table:table-cell>
          <table:table-cell table:formula="of:=[.B126]*10" office:value-type="float" office:value="4.24189" calcext:value-type="float">
            <text:p>4.24189</text:p>
          </table:table-cell>
          <table:table-cell table:number-columns-repeated="4"/>
        </table:table-row>
        <table:table-row table:style-name="ro1">
          <table:table-cell office:value-type="float" office:value="401.288651" calcext:value-type="float">
            <text:p>401.288651</text:p>
          </table:table-cell>
          <table:table-cell office:value-type="float" office:value="0.456893" calcext:value-type="float">
            <text:p>0.456893</text:p>
          </table:table-cell>
          <table:table-cell table:formula="of:=[.B127]*10" office:value-type="float" office:value="4.56893" calcext:value-type="float">
            <text:p>4.56893</text:p>
          </table:table-cell>
          <table:table-cell table:number-columns-repeated="4"/>
        </table:table-row>
        <table:table-row table:style-name="ro1">
          <table:table-cell office:value-type="float" office:value="401.294395" calcext:value-type="float">
            <text:p>401.294395</text:p>
          </table:table-cell>
          <table:table-cell office:value-type="float" office:value="0.48283" calcext:value-type="float">
            <text:p>0.48283</text:p>
          </table:table-cell>
          <table:table-cell table:formula="of:=[.B128]*10" office:value-type="float" office:value="4.8283" calcext:value-type="float">
            <text:p>4.8283</text:p>
          </table:table-cell>
          <table:table-cell table:number-columns-repeated="4"/>
        </table:table-row>
        <table:table-row table:style-name="ro1">
          <table:table-cell office:value-type="float" office:value="401.302434" calcext:value-type="float">
            <text:p>401.302434</text:p>
          </table:table-cell>
          <table:table-cell office:value-type="float" office:value="0.517789" calcext:value-type="float">
            <text:p>0.517789</text:p>
          </table:table-cell>
          <table:table-cell table:formula="of:=[.B129]*10" office:value-type="float" office:value="5.17789" calcext:value-type="float">
            <text:p>5.17789</text:p>
          </table:table-cell>
          <table:table-cell table:number-columns-repeated="4"/>
        </table:table-row>
        <table:table-row table:style-name="ro1">
          <table:table-cell office:value-type="float" office:value="401.307041" calcext:value-type="float">
            <text:p>401.307041</text:p>
          </table:table-cell>
          <table:table-cell office:value-type="float" office:value="0.545419" calcext:value-type="float">
            <text:p>0.545419</text:p>
          </table:table-cell>
          <table:table-cell table:formula="of:=[.B130]*10" office:value-type="float" office:value="5.45419" calcext:value-type="float">
            <text:p>5.45419</text:p>
          </table:table-cell>
          <table:table-cell table:number-columns-repeated="4"/>
        </table:table-row>
        <table:table-row table:style-name="ro1">
          <table:table-cell office:value-type="float" office:value="401.316199" calcext:value-type="float">
            <text:p>401.316199</text:p>
          </table:table-cell>
          <table:table-cell office:value-type="float" office:value="0.568535" calcext:value-type="float">
            <text:p>0.568535</text:p>
          </table:table-cell>
          <table:table-cell table:formula="of:=[.B131]*10" office:value-type="float" office:value="5.68535" calcext:value-type="float">
            <text:p>5.68535</text:p>
          </table:table-cell>
          <table:table-cell table:number-columns-repeated="4"/>
        </table:table-row>
        <table:table-row table:style-name="ro1">
          <table:table-cell office:value-type="float" office:value="401.320795" calcext:value-type="float">
            <text:p>401.320795</text:p>
          </table:table-cell>
          <table:table-cell office:value-type="float" office:value="0.589961" calcext:value-type="float">
            <text:p>0.589961</text:p>
          </table:table-cell>
          <table:table-cell table:formula="of:=[.B132]*10" office:value-type="float" office:value="5.89961" calcext:value-type="float">
            <text:p>5.89961</text:p>
          </table:table-cell>
          <table:table-cell table:number-columns-repeated="4"/>
        </table:table-row>
        <table:table-row table:style-name="ro1">
          <table:table-cell office:value-type="float" office:value="401.329924" calcext:value-type="float">
            <text:p>401.329924</text:p>
          </table:table-cell>
          <table:table-cell office:value-type="float" office:value="0.597852" calcext:value-type="float">
            <text:p>0.597852</text:p>
          </table:table-cell>
          <table:table-cell table:formula="of:=[.B133]*10" office:value-type="float" office:value="5.97852" calcext:value-type="float">
            <text:p>5.97852</text:p>
          </table:table-cell>
          <table:table-cell table:number-columns-repeated="4"/>
        </table:table-row>
        <table:table-row table:style-name="ro1">
          <table:table-cell office:value-type="float" office:value="401.339028" calcext:value-type="float">
            <text:p>401.339028</text:p>
          </table:table-cell>
          <table:table-cell office:value-type="float" office:value="0.591645" calcext:value-type="float">
            <text:p>0.591645</text:p>
          </table:table-cell>
          <table:table-cell table:formula="of:=[.B134]*10" office:value-type="float" office:value="5.91645" calcext:value-type="float">
            <text:p>5.91645</text:p>
          </table:table-cell>
          <table:table-cell table:number-columns-repeated="4"/>
        </table:table-row>
        <table:table-row table:style-name="ro1">
          <table:table-cell office:value-type="float" office:value="401.342427" calcext:value-type="float">
            <text:p>401.342427</text:p>
          </table:table-cell>
          <table:table-cell office:value-type="float" office:value="0.580929" calcext:value-type="float">
            <text:p>0.580929</text:p>
          </table:table-cell>
          <table:table-cell table:formula="of:=[.B135]*10" office:value-type="float" office:value="5.80929" calcext:value-type="float">
            <text:p>5.80929</text:p>
          </table:table-cell>
          <table:table-cell table:number-columns-repeated="4"/>
        </table:table-row>
        <table:table-row table:style-name="ro1">
          <table:table-cell office:value-type="float" office:value="401.348079" calcext:value-type="float">
            <text:p>401.348079</text:p>
          </table:table-cell>
          <table:table-cell office:value-type="float" office:value="0.555551" calcext:value-type="float">
            <text:p>0.555551</text:p>
          </table:table-cell>
          <table:table-cell table:formula="of:=[.B136]*10" office:value-type="float" office:value="5.55551" calcext:value-type="float">
            <text:p>5.55551</text:p>
          </table:table-cell>
          <table:table-cell table:number-columns-repeated="4"/>
        </table:table-row>
        <table:table-row table:style-name="ro1">
          <table:table-cell office:value-type="float" office:value="401.355995" calcext:value-type="float">
            <text:p>401.355995</text:p>
          </table:table-cell>
          <table:table-cell office:value-type="float" office:value="0.522841" calcext:value-type="float">
            <text:p>0.522841</text:p>
          </table:table-cell>
          <table:table-cell table:formula="of:=[.B137]*10" office:value-type="float" office:value="5.22841" calcext:value-type="float">
            <text:p>5.22841</text:p>
          </table:table-cell>
          <table:table-cell table:number-columns-repeated="4"/>
        </table:table-row>
        <table:table-row table:style-name="ro1">
          <table:table-cell office:value-type="float" office:value="401.36276" calcext:value-type="float">
            <text:p>401.36276</text:p>
          </table:table-cell>
          <table:table-cell office:value-type="float" office:value="0.4828" calcext:value-type="float">
            <text:p>0.4828</text:p>
          </table:table-cell>
          <table:table-cell table:formula="of:=[.B138]*10" office:value-type="float" office:value="4.828" calcext:value-type="float">
            <text:p>4.828</text:p>
          </table:table-cell>
          <table:table-cell table:number-columns-repeated="4"/>
        </table:table-row>
        <table:table-row table:style-name="ro1">
          <table:table-cell office:value-type="float" office:value="401.368388" calcext:value-type="float">
            <text:p>401.368388</text:p>
          </table:table-cell>
          <table:table-cell office:value-type="float" office:value="0.445016" calcext:value-type="float">
            <text:p>0.445016</text:p>
          </table:table-cell>
          <table:table-cell table:formula="of:=[.B139]*10" office:value-type="float" office:value="4.45016" calcext:value-type="float">
            <text:p>4.45016</text:p>
          </table:table-cell>
          <table:table-cell table:number-columns-repeated="4"/>
        </table:table-row>
        <table:table-row table:style-name="ro1">
          <table:table-cell office:value-type="float" office:value="401.375159" calcext:value-type="float">
            <text:p>401.375159</text:p>
          </table:table-cell>
          <table:table-cell office:value-type="float" office:value="0.408358" calcext:value-type="float">
            <text:p>0.408358</text:p>
          </table:table-cell>
          <table:table-cell table:formula="of:=[.B140]*10" office:value-type="float" office:value="4.08358" calcext:value-type="float">
            <text:p>4.08358</text:p>
          </table:table-cell>
          <table:table-cell table:number-columns-repeated="4"/>
        </table:table-row>
        <table:table-row table:style-name="ro1">
          <table:table-cell office:value-type="float" office:value="401.383063" calcext:value-type="float">
            <text:p>401.383063</text:p>
          </table:table-cell>
          <table:table-cell office:value-type="float" office:value="0.368881" calcext:value-type="float">
            <text:p>0.368881</text:p>
          </table:table-cell>
          <table:table-cell table:formula="of:=[.B141]*10" office:value-type="float" office:value="3.68881" calcext:value-type="float">
            <text:p>3.68881</text:p>
          </table:table-cell>
          <table:table-cell table:number-columns-repeated="4"/>
        </table:table-row>
        <table:table-row table:style-name="ro1">
          <table:table-cell office:value-type="float" office:value="401.3887" calcext:value-type="float">
            <text:p>401.3887</text:p>
          </table:table-cell>
          <table:table-cell office:value-type="float" office:value="0.335608" calcext:value-type="float">
            <text:p>0.335608</text:p>
          </table:table-cell>
          <table:table-cell table:formula="of:=[.B142]*10" office:value-type="float" office:value="3.35608" calcext:value-type="float">
            <text:p>3.35608</text:p>
          </table:table-cell>
          <table:table-cell table:number-columns-repeated="4"/>
        </table:table-row>
        <table:table-row table:style-name="ro1">
          <table:table-cell office:value-type="float" office:value="401.395486" calcext:value-type="float">
            <text:p>401.395486</text:p>
          </table:table-cell>
          <table:table-cell office:value-type="float" office:value="0.307409" calcext:value-type="float">
            <text:p>0.307409</text:p>
          </table:table-cell>
          <table:table-cell table:formula="of:=[.B143]*10" office:value-type="float" office:value="3.07409" calcext:value-type="float">
            <text:p>3.07409</text:p>
          </table:table-cell>
          <table:table-cell table:number-columns-repeated="4"/>
        </table:table-row>
        <table:table-row table:style-name="ro1">
          <table:table-cell office:value-type="float" office:value="401.402276" calcext:value-type="float">
            <text:p>401.402276</text:p>
          </table:table-cell>
          <table:table-cell office:value-type="float" office:value="0.28203" calcext:value-type="float">
            <text:p>0.28203</text:p>
          </table:table-cell>
          <table:table-cell table:formula="of:=[.B144]*10" office:value-type="float" office:value="2.8203" calcext:value-type="float">
            <text:p>2.8203</text:p>
          </table:table-cell>
          <table:table-cell table:number-columns-repeated="4"/>
        </table:table-row>
        <table:table-row table:style-name="ro1">
          <table:table-cell office:value-type="float" office:value="401.409078" calcext:value-type="float">
            <text:p>401.409078</text:p>
          </table:table-cell>
          <table:table-cell office:value-type="float" office:value="0.262855" calcext:value-type="float">
            <text:p>0.262855</text:p>
          </table:table-cell>
          <table:table-cell table:formula="of:=[.B145]*10" office:value-type="float" office:value="2.62855" calcext:value-type="float">
            <text:p>2.62855</text:p>
          </table:table-cell>
          <table:table-cell table:number-columns-repeated="4"/>
        </table:table-row>
        <table:table-row table:style-name="ro1">
          <table:table-cell office:value-type="float" office:value="401.413601" calcext:value-type="float">
            <text:p>401.413601</text:p>
          </table:table-cell>
          <table:table-cell office:value-type="float" office:value="0.24368" calcext:value-type="float">
            <text:p>0.24368</text:p>
          </table:table-cell>
          <table:table-cell table:formula="of:=[.B146]*10" office:value-type="float" office:value="2.4368" calcext:value-type="float">
            <text:p>2.4368</text:p>
          </table:table-cell>
          <table:table-cell table:number-columns-repeated="4"/>
        </table:table-row>
        <table:table-row table:style-name="ro1">
          <table:table-cell office:value-type="float" office:value="401.421549" calcext:value-type="float">
            <text:p>401.421549</text:p>
          </table:table-cell>
          <table:table-cell office:value-type="float" office:value="0.227887" calcext:value-type="float">
            <text:p>0.227887</text:p>
          </table:table-cell>
          <table:table-cell table:formula="of:=[.B147]*10" office:value-type="float" office:value="2.27887" calcext:value-type="float">
            <text:p>2.27887</text:p>
          </table:table-cell>
          <table:table-cell table:number-columns-repeated="4"/>
        </table:table-row>
        <table:table-row table:style-name="ro1">
          <table:table-cell office:value-type="float" office:value="401.429503" calcext:value-type="float">
            <text:p>401.429503</text:p>
          </table:table-cell>
          <table:table-cell office:value-type="float" office:value="0.216041" calcext:value-type="float">
            <text:p>0.216041</text:p>
          </table:table-cell>
          <table:table-cell table:formula="of:=[.B148]*10" office:value-type="float" office:value="2.16041" calcext:value-type="float">
            <text:p>2.16041</text:p>
          </table:table-cell>
          <table:table-cell table:number-columns-repeated="4"/>
        </table:table-row>
        <table:table-row table:style-name="ro1">
          <table:table-cell office:value-type="float" office:value="401.436323" calcext:value-type="float">
            <text:p>401.436323</text:p>
          </table:table-cell>
          <table:table-cell office:value-type="float" office:value="0.207015" calcext:value-type="float">
            <text:p>0.207015</text:p>
          </table:table-cell>
          <table:table-cell table:formula="of:=[.B149]*10" office:value-type="float" office:value="2.07015" calcext:value-type="float">
            <text:p>2.07015</text:p>
          </table:table-cell>
          <table:table-cell table:number-columns-repeated="4"/>
        </table:table-row>
        <table:table-row table:style-name="ro1">
          <table:table-cell office:value-type="float" office:value="401.440858" calcext:value-type="float">
            <text:p>401.440858</text:p>
          </table:table-cell>
          <table:table-cell office:value-type="float" office:value="0.194607" calcext:value-type="float">
            <text:p>0.194607</text:p>
          </table:table-cell>
          <table:table-cell table:formula="of:=[.B150]*10" office:value-type="float" office:value="1.94607" calcext:value-type="float">
            <text:p>1.94607</text:p>
          </table:table-cell>
          <table:table-cell table:number-columns-repeated="4"/>
        </table:table-row>
        <table:table-row table:style-name="ro1">
          <table:table-cell office:value-type="float" office:value="401.45224" calcext:value-type="float">
            <text:p>401.45224</text:p>
          </table:table-cell>
          <table:table-cell office:value-type="float" office:value="0.187835" calcext:value-type="float">
            <text:p>0.187835</text:p>
          </table:table-cell>
          <table:table-cell table:formula="of:=[.B151]*10" office:value-type="float" office:value="1.87835" calcext:value-type="float">
            <text:p>1.87835</text:p>
          </table:table-cell>
          <table:table-cell table:number-columns-repeated="4"/>
        </table:table-row>
        <table:table-row table:style-name="ro1">
          <table:table-cell office:value-type="float" office:value="401.456789" calcext:value-type="float">
            <text:p>401.456789</text:p>
          </table:table-cell>
          <table:table-cell office:value-type="float" office:value="0.182758" calcext:value-type="float">
            <text:p>0.182758</text:p>
          </table:table-cell>
          <table:table-cell table:formula="of:=[.B152]*10" office:value-type="float" office:value="1.82758" calcext:value-type="float">
            <text:p>1.82758</text:p>
          </table:table-cell>
          <table:table-cell table:number-columns-repeated="4"/>
        </table:table-row>
        <table:table-row table:style-name="ro1">
          <table:table-cell office:value-type="float" office:value="401.470454" calcext:value-type="float">
            <text:p>401.470454</text:p>
          </table:table-cell>
          <table:table-cell office:value-type="float" office:value="0.178241" calcext:value-type="float">
            <text:p>0.178241</text:p>
          </table:table-cell>
          <table:table-cell table:formula="of:=[.B153]*10" office:value-type="float" office:value="1.78241" calcext:value-type="float">
            <text:p>1.78241</text:p>
          </table:table-cell>
          <table:table-cell table:number-columns-repeated="4"/>
        </table:table-row>
        <table:table-row table:style-name="ro1">
          <table:table-cell office:value-type="float" office:value="401.481856" calcext:value-type="float">
            <text:p>401.481856</text:p>
          </table:table-cell>
          <table:table-cell office:value-type="float" office:value="0.182747" calcext:value-type="float">
            <text:p>0.182747</text:p>
          </table:table-cell>
          <table:table-cell table:formula="of:=[.B154]*10" office:value-type="float" office:value="1.82747" calcext:value-type="float">
            <text:p>1.82747</text:p>
          </table:table-cell>
          <table:table-cell table:number-columns-repeated="4"/>
        </table:table-row>
        <table:table-row table:style-name="ro1">
          <table:table-cell office:value-type="float" office:value="401.489844" calcext:value-type="float">
            <text:p>401.489844</text:p>
          </table:table-cell>
          <table:table-cell office:value-type="float" office:value="0.18951" calcext:value-type="float">
            <text:p>0.18951</text:p>
          </table:table-cell>
          <table:table-cell table:formula="of:=[.B155]*10" office:value-type="float" office:value="1.8951" calcext:value-type="float">
            <text:p>1.8951</text:p>
          </table:table-cell>
          <table:table-cell table:number-columns-repeated="4"/>
        </table:table-row>
        <table:table-row table:style-name="ro1">
          <table:table-cell office:value-type="float" office:value="401.495557" calcext:value-type="float">
            <text:p>401.495557</text:p>
          </table:table-cell>
          <table:table-cell office:value-type="float" office:value="0.198531" calcext:value-type="float">
            <text:p>0.198531</text:p>
          </table:table-cell>
          <table:table-cell table:formula="of:=[.B156]*10" office:value-type="float" office:value="1.98531" calcext:value-type="float">
            <text:p>1.98531</text:p>
          </table:table-cell>
          <table:table-cell table:number-columns-repeated="4"/>
        </table:table-row>
        <table:table-row table:style-name="ro1">
          <table:table-cell office:value-type="float" office:value="401.50355" calcext:value-type="float">
            <text:p>401.50355</text:p>
          </table:table-cell>
          <table:table-cell office:value-type="float" office:value="0.208113" calcext:value-type="float">
            <text:p>0.208113</text:p>
          </table:table-cell>
          <table:table-cell table:formula="of:=[.B157]*10" office:value-type="float" office:value="2.08113" calcext:value-type="float">
            <text:p>2.08113</text:p>
          </table:table-cell>
          <table:table-cell table:number-columns-repeated="4"/>
        </table:table-row>
        <table:table-row table:style-name="ro1">
          <table:table-cell office:value-type="float" office:value="401.510406" calcext:value-type="float">
            <text:p>401.510406</text:p>
          </table:table-cell>
          <table:table-cell office:value-type="float" office:value="0.218825" calcext:value-type="float">
            <text:p>0.218825</text:p>
          </table:table-cell>
          <table:table-cell table:formula="of:=[.B158]*10" office:value-type="float" office:value="2.18825" calcext:value-type="float">
            <text:p>2.18825</text:p>
          </table:table-cell>
          <table:table-cell table:number-columns-repeated="4"/>
        </table:table-row>
        <table:table-row table:style-name="ro1">
          <table:table-cell office:value-type="float" office:value="401.517267" calcext:value-type="float">
            <text:p>401.517267</text:p>
          </table:table-cell>
          <table:table-cell office:value-type="float" office:value="0.232356" calcext:value-type="float">
            <text:p>0.232356</text:p>
          </table:table-cell>
          <table:table-cell table:formula="of:=[.B159]*10" office:value-type="float" office:value="2.32356" calcext:value-type="float">
            <text:p>2.32356</text:p>
          </table:table-cell>
          <table:table-cell table:number-columns-repeated="4"/>
        </table:table-row>
        <table:table-row table:style-name="ro1">
          <table:table-cell office:value-type="float" office:value="401.521849" calcext:value-type="float">
            <text:p>401.521849</text:p>
          </table:table-cell>
          <table:table-cell office:value-type="float" office:value="0.245887" calcext:value-type="float">
            <text:p>0.245887</text:p>
          </table:table-cell>
          <table:table-cell table:formula="of:=[.B160]*10" office:value-type="float" office:value="2.45887" calcext:value-type="float">
            <text:p>2.45887</text:p>
          </table:table-cell>
          <table:table-cell table:number-columns-repeated="4"/>
        </table:table-row>
        <table:table-row table:style-name="ro1">
          <table:table-cell office:value-type="float" office:value="401.529844" calcext:value-type="float">
            <text:p>401.529844</text:p>
          </table:table-cell>
          <table:table-cell office:value-type="float" office:value="0.256598" calcext:value-type="float">
            <text:p>0.256598</text:p>
          </table:table-cell>
          <table:table-cell table:formula="of:=[.B161]*10" office:value-type="float" office:value="2.56598" calcext:value-type="float">
            <text:p>2.56598</text:p>
          </table:table-cell>
          <table:table-cell table:number-columns-repeated="4"/>
        </table:table-row>
        <table:table-row table:style-name="ro1">
          <table:table-cell office:value-type="float" office:value="401.535561" calcext:value-type="float">
            <text:p>401.535561</text:p>
          </table:table-cell>
          <table:table-cell office:value-type="float" office:value="0.26731" calcext:value-type="float">
            <text:p>0.26731</text:p>
          </table:table-cell>
          <table:table-cell table:formula="of:=[.B162]*10" office:value-type="float" office:value="2.6731" calcext:value-type="float">
            <text:p>2.6731</text:p>
          </table:table-cell>
          <table:table-cell table:number-columns-repeated="4"/>
        </table:table-row>
        <table:table-row table:style-name="ro1">
          <table:table-cell office:value-type="float" office:value="401.542412" calcext:value-type="float">
            <text:p>401.542412</text:p>
          </table:table-cell>
          <table:table-cell office:value-type="float" office:value="0.275765" calcext:value-type="float">
            <text:p>0.275765</text:p>
          </table:table-cell>
          <table:table-cell table:formula="of:=[.B163]*10" office:value-type="float" office:value="2.75765" calcext:value-type="float">
            <text:p>2.75765</text:p>
          </table:table-cell>
          <table:table-cell table:number-columns-repeated="4"/>
        </table:table-row>
        <table:table-row table:style-name="ro1">
          <table:table-cell office:value-type="float" office:value="401.549261" calcext:value-type="float">
            <text:p>401.549261</text:p>
          </table:table-cell>
          <table:table-cell office:value-type="float" office:value="0.282529" calcext:value-type="float">
            <text:p>0.282529</text:p>
          </table:table-cell>
          <table:table-cell table:formula="of:=[.B164]*10" office:value-type="float" office:value="2.82529" calcext:value-type="float">
            <text:p>2.82529</text:p>
          </table:table-cell>
          <table:table-cell table:number-columns-repeated="4"/>
        </table:table-row>
        <table:table-row table:style-name="ro1">
          <table:table-cell office:value-type="float" office:value="401.557238" calcext:value-type="float">
            <text:p>401.557238</text:p>
          </table:table-cell>
          <table:table-cell office:value-type="float" office:value="0.28309" calcext:value-type="float">
            <text:p>0.28309</text:p>
          </table:table-cell>
          <table:table-cell table:formula="of:=[.B165]*10" office:value-type="float" office:value="2.8309" calcext:value-type="float">
            <text:p>2.8309</text:p>
          </table:table-cell>
          <table:table-cell table:number-columns-repeated="4"/>
        </table:table-row>
        <table:table-row table:style-name="ro1">
          <table:table-cell office:value-type="float" office:value="401.560647" calcext:value-type="float">
            <text:p>401.560647</text:p>
          </table:table-cell>
          <table:table-cell office:value-type="float" office:value="0.278013" calcext:value-type="float">
            <text:p>0.278013</text:p>
          </table:table-cell>
          <table:table-cell table:formula="of:=[.B166]*10" office:value-type="float" office:value="2.78013" calcext:value-type="float">
            <text:p>2.78013</text:p>
          </table:table-cell>
          <table:table-cell table:number-columns-repeated="4"/>
        </table:table-row>
        <table:table-row table:style-name="ro1">
          <table:table-cell office:value-type="float" office:value="401.569746" calcext:value-type="float">
            <text:p>401.569746</text:p>
          </table:table-cell>
          <table:table-cell office:value-type="float" office:value="0.268986" calcext:value-type="float">
            <text:p>0.268986</text:p>
          </table:table-cell>
          <table:table-cell table:formula="of:=[.B167]*10" office:value-type="float" office:value="2.68986" calcext:value-type="float">
            <text:p>2.68986</text:p>
          </table:table-cell>
          <table:table-cell table:number-columns-repeated="4"/>
        </table:table-row>
        <table:table-row table:style-name="ro1">
          <table:table-cell office:value-type="float" office:value="401.576558" calcext:value-type="float">
            <text:p>401.576558</text:p>
          </table:table-cell>
          <table:table-cell office:value-type="float" office:value="0.25545" calcext:value-type="float">
            <text:p>0.25545</text:p>
          </table:table-cell>
          <table:table-cell table:formula="of:=[.B168]*10" office:value-type="float" office:value="2.5545" calcext:value-type="float">
            <text:p>2.5545</text:p>
          </table:table-cell>
          <table:table-cell table:number-columns-repeated="4"/>
        </table:table-row>
        <table:table-row table:style-name="ro1">
          <table:table-cell office:value-type="float" office:value="401.581093" calcext:value-type="float">
            <text:p>401.581093</text:p>
          </table:table-cell>
          <table:table-cell office:value-type="float" office:value="0.243042" calcext:value-type="float">
            <text:p>0.243042</text:p>
          </table:table-cell>
          <table:table-cell table:formula="of:=[.B169]*10" office:value-type="float" office:value="2.43042" calcext:value-type="float">
            <text:p>2.43042</text:p>
          </table:table-cell>
          <table:table-cell table:number-columns-repeated="4"/>
        </table:table-row>
        <table:table-row table:style-name="ro1">
          <table:table-cell office:value-type="float" office:value="401.590177" calcext:value-type="float">
            <text:p>401.590177</text:p>
          </table:table-cell>
          <table:table-cell office:value-type="float" office:value="0.225556" calcext:value-type="float">
            <text:p>0.225556</text:p>
          </table:table-cell>
          <table:table-cell table:formula="of:=[.B170]*10" office:value-type="float" office:value="2.25556" calcext:value-type="float">
            <text:p>2.25556</text:p>
          </table:table-cell>
          <table:table-cell table:number-columns-repeated="4"/>
        </table:table-row>
        <table:table-row table:style-name="ro1">
          <table:table-cell office:value-type="float" office:value="401.595842" calcext:value-type="float">
            <text:p>401.595842</text:p>
          </table:table-cell>
          <table:table-cell office:value-type="float" office:value="0.207509" calcext:value-type="float">
            <text:p>0.207509</text:p>
          </table:table-cell>
          <table:table-cell table:formula="of:=[.B171]*10" office:value-type="float" office:value="2.07509" calcext:value-type="float">
            <text:p>2.07509</text:p>
          </table:table-cell>
          <table:table-cell table:number-columns-repeated="4"/>
        </table:table-row>
        <table:table-row table:style-name="ro1">
          <table:table-cell office:value-type="float" office:value="401.604926" calcext:value-type="float">
            <text:p>401.604926</text:p>
          </table:table-cell>
          <table:table-cell office:value-type="float" office:value="0.190587" calcext:value-type="float">
            <text:p>0.190587</text:p>
          </table:table-cell>
          <table:table-cell table:formula="of:=[.B172]*10" office:value-type="float" office:value="1.90587" calcext:value-type="float">
            <text:p>1.90587</text:p>
          </table:table-cell>
          <table:table-cell table:number-columns-repeated="4"/>
        </table:table-row>
        <table:table-row table:style-name="ro1">
          <table:table-cell office:value-type="float" office:value="401.609451" calcext:value-type="float">
            <text:p>401.609451</text:p>
          </table:table-cell>
          <table:table-cell office:value-type="float" office:value="0.17254" calcext:value-type="float">
            <text:p>0.17254</text:p>
          </table:table-cell>
          <table:table-cell table:formula="of:=[.B173]*10" office:value-type="float" office:value="1.7254" calcext:value-type="float">
            <text:p>1.7254</text:p>
          </table:table-cell>
          <table:table-cell table:number-columns-repeated="4"/>
        </table:table-row>
        <table:table-row table:style-name="ro1">
          <table:table-cell office:value-type="float" office:value="401.617407" calcext:value-type="float">
            <text:p>401.617407</text:p>
          </table:table-cell>
          <table:table-cell office:value-type="float" office:value="0.161259" calcext:value-type="float">
            <text:p>0.161259</text:p>
          </table:table-cell>
          <table:table-cell table:formula="of:=[.B174]*10" office:value-type="float" office:value="1.61259" calcext:value-type="float">
            <text:p>1.61259</text:p>
          </table:table-cell>
          <table:table-cell table:number-columns-repeated="4"/>
        </table:table-row>
        <table:table-row table:style-name="ro1">
          <table:table-cell office:value-type="float" office:value="401.621941" calcext:value-type="float">
            <text:p>401.621941</text:p>
          </table:table-cell>
          <table:table-cell office:value-type="float" office:value="0.148287" calcext:value-type="float">
            <text:p>0.148287</text:p>
          </table:table-cell>
          <table:table-cell table:formula="of:=[.B175]*10" office:value-type="float" office:value="1.48287" calcext:value-type="float">
            <text:p>1.48287</text:p>
          </table:table-cell>
          <table:table-cell table:number-columns-repeated="4"/>
        </table:table-row>
        <table:table-row table:style-name="ro1">
          <table:table-cell office:value-type="float" office:value="401.629898" calcext:value-type="float">
            <text:p>401.629898</text:p>
          </table:table-cell>
          <table:table-cell office:value-type="float" office:value="0.137569" calcext:value-type="float">
            <text:p>0.137569</text:p>
          </table:table-cell>
          <table:table-cell table:formula="of:=[.B176]*10" office:value-type="float" office:value="1.37569" calcext:value-type="float">
            <text:p>1.37569</text:p>
          </table:table-cell>
          <table:table-cell table:number-columns-repeated="4"/>
        </table:table-row>
        <table:table-row table:style-name="ro1">
          <table:table-cell office:value-type="float" office:value="401.635579" calcext:value-type="float">
            <text:p>401.635579</text:p>
          </table:table-cell>
          <table:table-cell office:value-type="float" office:value="0.129108" calcext:value-type="float">
            <text:p>0.129108</text:p>
          </table:table-cell>
          <table:table-cell table:formula="of:=[.B177]*10" office:value-type="float" office:value="1.29108" calcext:value-type="float">
            <text:p>1.29108</text:p>
          </table:table-cell>
          <table:table-cell table:number-columns-repeated="4"/>
        </table:table-row>
        <table:table-row table:style-name="ro1">
          <table:table-cell office:value-type="float" office:value="401.64354" calcext:value-type="float">
            <text:p>401.64354</text:p>
          </table:table-cell>
          <table:table-cell office:value-type="float" office:value="0.120645" calcext:value-type="float">
            <text:p>0.120645</text:p>
          </table:table-cell>
          <table:table-cell table:formula="of:=[.B178]*10" office:value-type="float" office:value="1.20645" calcext:value-type="float">
            <text:p>1.20645</text:p>
          </table:table-cell>
          <table:table-cell table:number-columns-repeated="4"/>
        </table:table-row>
        <table:table-row table:style-name="ro1">
          <table:table-cell office:value-type="float" office:value="401.648085" calcext:value-type="float">
            <text:p>401.648085</text:p>
          </table:table-cell>
          <table:table-cell office:value-type="float" office:value="0.113877" calcext:value-type="float">
            <text:p>0.113877</text:p>
          </table:table-cell>
          <table:table-cell table:formula="of:=[.B179]*10" office:value-type="float" office:value="1.13877" calcext:value-type="float">
            <text:p>1.13877</text:p>
          </table:table-cell>
          <table:table-cell table:number-columns-repeated="4"/>
        </table:table-row>
        <table:table-row table:style-name="ro1">
          <table:table-cell office:value-type="float" office:value="401.654912" calcext:value-type="float">
            <text:p>401.654912</text:p>
          </table:table-cell>
          <table:table-cell office:value-type="float" office:value="0.108234" calcext:value-type="float">
            <text:p>0.108234</text:p>
          </table:table-cell>
          <table:table-cell table:formula="of:=[.B180]*10" office:value-type="float" office:value="1.08234" calcext:value-type="float">
            <text:p>1.08234</text:p>
          </table:table-cell>
          <table:table-cell table:number-columns-repeated="4"/>
        </table:table-row>
        <table:table-row table:style-name="ro1">
          <table:table-cell office:value-type="float" office:value="401.66288" calcext:value-type="float">
            <text:p>401.66288</text:p>
          </table:table-cell>
          <table:table-cell office:value-type="float" office:value="0.104283" calcext:value-type="float">
            <text:p>0.104283</text:p>
          </table:table-cell>
          <table:table-cell table:formula="of:=[.B181]*10" office:value-type="float" office:value="1.04283" calcext:value-type="float">
            <text:p>1.04283</text:p>
          </table:table-cell>
          <table:table-cell table:number-columns-repeated="4"/>
        </table:table-row>
        <table:table-row table:style-name="ro1">
          <table:table-cell office:value-type="float" office:value="401.667429" calcext:value-type="float">
            <text:p>401.667429</text:p>
          </table:table-cell>
          <table:table-cell office:value-type="float" office:value="0.099206" calcext:value-type="float">
            <text:p>0.099206</text:p>
          </table:table-cell>
          <table:table-cell table:formula="of:=[.B182]*10" office:value-type="float" office:value="0.99206" calcext:value-type="float">
            <text:p>0.99206</text:p>
          </table:table-cell>
          <table:table-cell table:number-columns-repeated="4"/>
        </table:table-row>
        <table:table-row table:style-name="ro1">
          <table:table-cell office:value-type="float" office:value="401.677677" calcext:value-type="float">
            <text:p>401.677677</text:p>
          </table:table-cell>
          <table:table-cell office:value-type="float" office:value="0.095818" calcext:value-type="float">
            <text:p>0.095818</text:p>
          </table:table-cell>
          <table:table-cell table:formula="of:=[.B183]*10" office:value-type="float" office:value="0.95818" calcext:value-type="float">
            <text:p>0.95818</text:p>
          </table:table-cell>
          <table:table-cell table:number-columns-repeated="4"/>
        </table:table-row>
        <table:table-row table:style-name="ro1">
          <table:table-cell office:value-type="float" office:value="401.689065" calcext:value-type="float">
            <text:p>401.689065</text:p>
          </table:table-cell>
          <table:table-cell office:value-type="float" office:value="0.09243" calcext:value-type="float">
            <text:p>0.09243</text:p>
          </table:table-cell>
          <table:table-cell table:formula="of:=[.B184]*10" office:value-type="float" office:value="0.9243" calcext:value-type="float">
            <text:p>0.9243</text:p>
          </table:table-cell>
          <table:table-cell table:number-columns-repeated="4"/>
        </table:table-row>
        <table:table-row table:style-name="ro1">
          <table:table-cell office:value-type="float" office:value="401.699316" calcext:value-type="float">
            <text:p>401.699316</text:p>
          </table:table-cell>
          <table:table-cell office:value-type="float" office:value="0.09017" calcext:value-type="float">
            <text:p>0.09017</text:p>
          </table:table-cell>
          <table:table-cell table:formula="of:=[.B185]*10" office:value-type="float" office:value="0.9017" calcext:value-type="float">
            <text:p>0.9017</text:p>
          </table:table-cell>
          <table:table-cell table:number-columns-repeated="4"/>
        </table:table-row>
        <table:table-row table:style-name="ro1">
          <table:table-cell office:value-type="float" office:value="401.714132" calcext:value-type="float">
            <text:p>401.714132</text:p>
          </table:table-cell>
          <table:table-cell office:value-type="float" office:value="0.092419" calcext:value-type="float">
            <text:p>0.092419</text:p>
          </table:table-cell>
          <table:table-cell table:formula="of:=[.B186]*10" office:value-type="float" office:value="0.92419" calcext:value-type="float">
            <text:p>0.92419</text:p>
          </table:table-cell>
          <table:table-cell table:number-columns-repeated="4"/>
        </table:table-row>
        <table:table-row table:style-name="ro1">
          <table:table-cell office:value-type="float" office:value="401.724393" calcext:value-type="float">
            <text:p>401.724393</text:p>
          </table:table-cell>
          <table:table-cell office:value-type="float" office:value="0.095798" calcext:value-type="float">
            <text:p>0.095798</text:p>
          </table:table-cell>
          <table:table-cell table:formula="of:=[.B187]*10" office:value-type="float" office:value="0.95798" calcext:value-type="float">
            <text:p>0.95798</text:p>
          </table:table-cell>
          <table:table-cell table:number-columns-repeated="4"/>
        </table:table-row>
        <table:table-row table:style-name="ro1">
          <table:table-cell office:value-type="float" office:value="401.733519" calcext:value-type="float">
            <text:p>401.733519</text:p>
          </table:table-cell>
          <table:table-cell office:value-type="float" office:value="0.101433" calcext:value-type="float">
            <text:p>0.101433</text:p>
          </table:table-cell>
          <table:table-cell table:formula="of:=[.B188]*10" office:value-type="float" office:value="1.01433" calcext:value-type="float">
            <text:p>1.01433</text:p>
          </table:table-cell>
          <table:table-cell table:number-columns-repeated="4"/>
        </table:table-row>
        <table:table-row table:style-name="ro1">
          <table:table-cell office:value-type="float" office:value="401.741506" calcext:value-type="float">
            <text:p>401.741506</text:p>
          </table:table-cell>
          <table:table-cell office:value-type="float" office:value="0.107632" calcext:value-type="float">
            <text:p>0.107632</text:p>
          </table:table-cell>
          <table:table-cell table:formula="of:=[.B189]*10" office:value-type="float" office:value="1.07632" calcext:value-type="float">
            <text:p>1.07632</text:p>
          </table:table-cell>
          <table:table-cell table:number-columns-repeated="4"/>
        </table:table-row>
        <table:table-row table:style-name="ro1">
          <table:table-cell office:value-type="float" office:value="401.74949" calcext:value-type="float">
            <text:p>401.74949</text:p>
          </table:table-cell>
          <table:table-cell office:value-type="float" office:value="0.11214" calcext:value-type="float">
            <text:p>0.11214</text:p>
          </table:table-cell>
          <table:table-cell table:formula="of:=[.B190]*10" office:value-type="float" office:value="1.1214" calcext:value-type="float">
            <text:p>1.1214</text:p>
          </table:table-cell>
          <table:table-cell table:number-columns-repeated="4"/>
        </table:table-row>
        <table:table-row table:style-name="ro1">
          <table:table-cell office:value-type="float" office:value="401.759751" calcext:value-type="float">
            <text:p>401.759751</text:p>
          </table:table-cell>
          <table:table-cell office:value-type="float" office:value="0.116083" calcext:value-type="float">
            <text:p>0.116083</text:p>
          </table:table-cell>
          <table:table-cell table:formula="of:=[.B191]*10" office:value-type="float" office:value="1.16083" calcext:value-type="float">
            <text:p>1.16083</text:p>
          </table:table-cell>
          <table:table-cell table:number-columns-repeated="4"/>
        </table:table-row>
        <table:table-row table:style-name="ro1">
          <table:table-cell office:value-type="float" office:value="401.766594" calcext:value-type="float">
            <text:p>401.766594</text:p>
          </table:table-cell>
          <table:table-cell office:value-type="float" office:value="0.119463" calcext:value-type="float">
            <text:p>0.119463</text:p>
          </table:table-cell>
          <table:table-cell table:formula="of:=[.B192]*10" office:value-type="float" office:value="1.19463" calcext:value-type="float">
            <text:p>1.19463</text:p>
          </table:table-cell>
          <table:table-cell table:number-columns-repeated="4"/>
        </table:table-row>
        <table:table-row table:style-name="ro1">
          <table:table-cell office:value-type="float" office:value="401.776852" calcext:value-type="float">
            <text:p>401.776852</text:p>
          </table:table-cell>
          <table:table-cell office:value-type="float" office:value="0.12115" calcext:value-type="float">
            <text:p>0.12115</text:p>
          </table:table-cell>
          <table:table-cell table:formula="of:=[.B193]*10" office:value-type="float" office:value="1.2115" calcext:value-type="float">
            <text:p>1.2115</text:p>
          </table:table-cell>
          <table:table-cell table:number-columns-repeated="4"/>
        </table:table-row>
        <table:table-row table:style-name="ro1">
          <table:table-cell office:value-type="float" office:value="401.78482" calcext:value-type="float">
            <text:p>401.78482</text:p>
          </table:table-cell>
          <table:table-cell office:value-type="float" office:value="0.116636" calcext:value-type="float">
            <text:p>0.116636</text:p>
          </table:table-cell>
          <table:table-cell table:formula="of:=[.B194]*10" office:value-type="float" office:value="1.16636" calcext:value-type="float">
            <text:p>1.16636</text:p>
          </table:table-cell>
          <table:table-cell table:number-columns-repeated="4"/>
        </table:table-row>
        <table:table-row table:style-name="ro1">
          <table:table-cell office:value-type="float" office:value="401.793923" calcext:value-type="float">
            <text:p>401.793923</text:p>
          </table:table-cell>
          <table:table-cell office:value-type="float" office:value="0.109865" calcext:value-type="float">
            <text:p>0.109865</text:p>
          </table:table-cell>
          <table:table-cell table:formula="of:=[.B195]*10" office:value-type="float" office:value="1.09865" calcext:value-type="float">
            <text:p>1.09865</text:p>
          </table:table-cell>
          <table:table-cell table:number-columns-repeated="4"/>
        </table:table-row>
        <table:table-row table:style-name="ro1">
          <table:table-cell office:value-type="float" office:value="401.801885" calcext:value-type="float">
            <text:p>401.801885</text:p>
          </table:table-cell>
          <table:table-cell office:value-type="float" office:value="0.10253" calcext:value-type="float">
            <text:p>0.10253</text:p>
          </table:table-cell>
          <table:table-cell table:formula="of:=[.B196]*10" office:value-type="float" office:value="1.0253" calcext:value-type="float">
            <text:p>1.0253</text:p>
          </table:table-cell>
          <table:table-cell table:number-columns-repeated="4"/>
        </table:table-row>
        <table:table-row table:style-name="ro1">
          <table:table-cell office:value-type="float" office:value="401.810987" calcext:value-type="float">
            <text:p>401.810987</text:p>
          </table:table-cell>
          <table:table-cell office:value-type="float" office:value="0.095195" calcext:value-type="float">
            <text:p>0.095195</text:p>
          </table:table-cell>
          <table:table-cell table:formula="of:=[.B197]*10" office:value-type="float" office:value="0.95195" calcext:value-type="float">
            <text:p>0.95195</text:p>
          </table:table-cell>
          <table:table-cell table:number-columns-repeated="4"/>
        </table:table-row>
        <table:table-row table:style-name="ro1">
          <table:table-cell office:value-type="float" office:value="401.820086" calcext:value-type="float">
            <text:p>401.820086</text:p>
          </table:table-cell>
          <table:table-cell office:value-type="float" office:value="0.086169" calcext:value-type="float">
            <text:p>0.086169</text:p>
          </table:table-cell>
          <table:table-cell table:formula="of:=[.B198]*10" office:value-type="float" office:value="0.86169" calcext:value-type="float">
            <text:p>0.86169</text:p>
          </table:table-cell>
          <table:table-cell table:number-columns-repeated="4"/>
        </table:table-row>
        <table:table-row table:style-name="ro1">
          <table:table-cell office:value-type="float" office:value="401.828049" calcext:value-type="float">
            <text:p>401.828049</text:p>
          </table:table-cell>
          <table:table-cell office:value-type="float" office:value="0.078834" calcext:value-type="float">
            <text:p>0.078834</text:p>
          </table:table-cell>
          <table:table-cell table:formula="of:=[.B199]*10" office:value-type="float" office:value="0.78834" calcext:value-type="float">
            <text:p>0.78834</text:p>
          </table:table-cell>
          <table:table-cell table:number-columns-repeated="4"/>
        </table:table-row>
        <table:table-row table:style-name="ro1">
          <table:table-cell office:value-type="float" office:value="401.838289" calcext:value-type="float">
            <text:p>401.838289</text:p>
          </table:table-cell>
          <table:table-cell office:value-type="float" office:value="0.070935" calcext:value-type="float">
            <text:p>0.070935</text:p>
          </table:table-cell>
          <table:table-cell table:formula="of:=[.B200]*10" office:value-type="float" office:value="0.70935" calcext:value-type="float">
            <text:p>0.70935</text:p>
          </table:table-cell>
          <table:table-cell table:number-columns-repeated="4"/>
        </table:table-row>
        <table:table-row table:style-name="ro1">
          <table:table-cell office:value-type="float" office:value="401.848532" calcext:value-type="float">
            <text:p>401.848532</text:p>
          </table:table-cell>
          <table:table-cell office:value-type="float" office:value="0.064164" calcext:value-type="float">
            <text:p>0.064164</text:p>
          </table:table-cell>
          <table:table-cell table:formula="of:=[.B201]*10" office:value-type="float" office:value="0.64164" calcext:value-type="float">
            <text:p>0.64164</text:p>
          </table:table-cell>
          <table:table-cell table:number-columns-repeated="4"/>
        </table:table-row>
        <table:table-row table:style-name="ro1">
          <table:table-cell office:value-type="float" office:value="401.859916" calcext:value-type="float">
            <text:p>401.859916</text:p>
          </table:table-cell>
          <table:table-cell office:value-type="float" office:value="0.05852" calcext:value-type="float">
            <text:p>0.05852</text:p>
          </table:table-cell>
          <table:table-cell table:formula="of:=[.B202]*10" office:value-type="float" office:value="0.5852" calcext:value-type="float">
            <text:p>0.5852</text:p>
          </table:table-cell>
          <table:table-cell table:number-columns-repeated="4"/>
        </table:table-row>
        <table:table-row table:style-name="ro1">
          <table:table-cell office:value-type="float" office:value="401.87244" calcext:value-type="float">
            <text:p>401.87244</text:p>
          </table:table-cell>
          <table:table-cell office:value-type="float" office:value="0.053439" calcext:value-type="float">
            <text:p>0.053439</text:p>
          </table:table-cell>
          <table:table-cell table:formula="of:=[.B203]*10" office:value-type="float" office:value="0.53439" calcext:value-type="float">
            <text:p>0.53439</text:p>
          </table:table-cell>
          <table:table-cell table:number-columns-repeated="4"/>
        </table:table-row>
        <table:table-row table:style-name="ro1">
          <table:table-cell office:value-type="float" office:value="401.886104" calcext:value-type="float">
            <text:p>401.886104</text:p>
          </table:table-cell>
          <table:table-cell office:value-type="float" office:value="0.048358" calcext:value-type="float">
            <text:p>0.048358</text:p>
          </table:table-cell>
          <table:table-cell table:formula="of:=[.B204]*10" office:value-type="float" office:value="0.48358" calcext:value-type="float">
            <text:p>0.48358</text:p>
          </table:table-cell>
          <table:table-cell table:number-columns-repeated="4"/>
        </table:table-row>
        <table:table-row table:style-name="ro1">
          <table:table-cell office:value-type="float" office:value="401.899773" calcext:value-type="float">
            <text:p>401.899773</text:p>
          </table:table-cell>
          <table:table-cell office:value-type="float" office:value="0.046096" calcext:value-type="float">
            <text:p>0.046096</text:p>
          </table:table-cell>
          <table:table-cell table:formula="of:=[.B205]*10" office:value-type="float" office:value="0.46096" calcext:value-type="float">
            <text:p>0.46096</text:p>
          </table:table-cell>
          <table:table-cell table:number-columns-repeated="4"/>
        </table:table-row>
        <table:table-row table:style-name="ro1">
          <table:table-cell office:value-type="float" office:value="401.914582" calcext:value-type="float">
            <text:p>401.914582</text:p>
          </table:table-cell>
          <table:table-cell office:value-type="float" office:value="0.044398" calcext:value-type="float">
            <text:p>0.044398</text:p>
          </table:table-cell>
          <table:table-cell table:formula="of:=[.B206]*10" office:value-type="float" office:value="0.44398" calcext:value-type="float">
            <text:p>0.44398</text:p>
          </table:table-cell>
          <table:table-cell table:number-columns-repeated="4"/>
        </table:table-row>
        <table:table-row table:style-name="ro1">
          <table:table-cell office:value-type="float" office:value="401.933952" calcext:value-type="float">
            <text:p>401.933952</text:p>
          </table:table-cell>
          <table:table-cell office:value-type="float" office:value="0.044389" calcext:value-type="float">
            <text:p>0.044389</text:p>
          </table:table-cell>
          <table:table-cell table:formula="of:=[.B207]*10" office:value-type="float" office:value="0.44389" calcext:value-type="float">
            <text:p>0.44389</text:p>
          </table:table-cell>
          <table:table-cell table:number-columns-repeated="4"/>
        </table:table-row>
        <table:table-row table:style-name="ro1">
          <table:table-cell office:value-type="float" office:value="401.948768" calcext:value-type="float">
            <text:p>401.948768</text:p>
          </table:table-cell>
          <table:table-cell office:value-type="float" office:value="0.046638" calcext:value-type="float">
            <text:p>0.046638</text:p>
          </table:table-cell>
          <table:table-cell table:formula="of:=[.B208]*10" office:value-type="float" office:value="0.46638" calcext:value-type="float">
            <text:p>0.46638</text:p>
          </table:table-cell>
          <table:table-cell table:number-columns-repeated="4"/>
        </table:table-row>
        <table:table-row table:style-name="ro1">
          <table:table-cell office:value-type="float" office:value="401.964725" calcext:value-type="float">
            <text:p>401.964725</text:p>
          </table:table-cell>
          <table:table-cell office:value-type="float" office:value="0.049451" calcext:value-type="float">
            <text:p>0.049451</text:p>
          </table:table-cell>
          <table:table-cell table:formula="of:=[.B209]*10" office:value-type="float" office:value="0.49451" calcext:value-type="float">
            <text:p>0.49451</text:p>
          </table:table-cell>
          <table:table-cell table:number-columns-repeated="4"/>
        </table:table-row>
        <table:table-row table:style-name="ro1">
          <table:table-cell office:value-type="float" office:value="401.97954" calcext:value-type="float">
            <text:p>401.97954</text:p>
          </table:table-cell>
          <table:table-cell office:value-type="float" office:value="0.051136" calcext:value-type="float">
            <text:p>0.051136</text:p>
          </table:table-cell>
          <table:table-cell table:formula="of:=[.B210]*10" office:value-type="float" office:value="0.51136" calcext:value-type="float">
            <text:p>0.51136</text:p>
          </table:table-cell>
          <table:table-cell table:number-columns-repeated="4"/>
        </table:table-row>
        <table:table-row table:style-name="ro1">
          <table:table-cell office:value-type="float" office:value="401.996632" calcext:value-type="float">
            <text:p>401.996632</text:p>
          </table:table-cell>
          <table:table-cell office:value-type="float" office:value="0.051128" calcext:value-type="float">
            <text:p>0.051128</text:p>
          </table:table-cell>
          <table:table-cell table:formula="of:=[.B211]*10" office:value-type="float" office:value="0.51128" calcext:value-type="float">
            <text:p>0.51128</text:p>
          </table:table-cell>
          <table:table-cell table:number-columns-repeated="4"/>
        </table:table-row>
        <table:table-row table:style-name="ro1">
          <table:table-cell office:value-type="float" office:value="402.009158" calcext:value-type="float">
            <text:p>402.009158</text:p>
          </table:table-cell>
          <table:table-cell office:value-type="float" office:value="0.047175" calcext:value-type="float">
            <text:p>0.047175</text:p>
          </table:table-cell>
          <table:table-cell table:formula="of:=[.B212]*10" office:value-type="float" office:value="0.47175" calcext:value-type="float">
            <text:p>0.47175</text:p>
          </table:table-cell>
          <table:table-cell table:number-columns-repeated="4"/>
        </table:table-row>
        <table:table-row table:style-name="ro1">
          <table:table-cell office:value-type="float" office:value="402.022822" calcext:value-type="float">
            <text:p>402.022822</text:p>
          </table:table-cell>
          <table:table-cell office:value-type="float" office:value="0.042094" calcext:value-type="float">
            <text:p>0.042094</text:p>
          </table:table-cell>
          <table:table-cell table:formula="of:=[.B213]*10" office:value-type="float" office:value="0.42094" calcext:value-type="float">
            <text:p>0.42094</text:p>
          </table:table-cell>
          <table:table-cell table:number-columns-repeated="4"/>
        </table:table-row>
        <table:table-row table:style-name="ro1">
          <table:table-cell office:value-type="float" office:value="402.036486" calcext:value-type="float">
            <text:p>402.036486</text:p>
          </table:table-cell>
          <table:table-cell office:value-type="float" office:value="0.037577" calcext:value-type="float">
            <text:p>0.037577</text:p>
          </table:table-cell>
          <table:table-cell table:formula="of:=[.B214]*10" office:value-type="float" office:value="0.37577" calcext:value-type="float">
            <text:p>0.37577</text:p>
          </table:table-cell>
          <table:table-cell table:number-columns-repeated="4"/>
        </table:table-row>
        <table:table-row table:style-name="ro1">
          <table:table-cell office:value-type="float" office:value="402.052429" calcext:value-type="float">
            <text:p>402.052429</text:p>
          </table:table-cell>
          <table:table-cell office:value-type="float" office:value="0.032495" calcext:value-type="float">
            <text:p>0.032495</text:p>
          </table:table-cell>
          <table:table-cell table:formula="of:=[.B215]*10" office:value-type="float" office:value="0.32495" calcext:value-type="float">
            <text:p>0.32495</text:p>
          </table:table-cell>
          <table:table-cell table:number-columns-repeated="4"/>
        </table:table-row>
        <table:table-row table:style-name="ro1">
          <table:table-cell office:value-type="float" office:value="402.07407" calcext:value-type="float">
            <text:p>402.07407</text:p>
          </table:table-cell>
          <table:table-cell office:value-type="float" office:value="0.027974" calcext:value-type="float">
            <text:p>0.027974</text:p>
          </table:table-cell>
          <table:table-cell table:formula="of:=[.B216]*10" office:value-type="float" office:value="0.27974" calcext:value-type="float">
            <text:p>0.27974</text:p>
          </table:table-cell>
          <table:table-cell table:number-columns-repeated="4"/>
        </table:table-row>
        <table:table-row table:style-name="ro1">
          <table:table-cell office:value-type="float" office:value="402.090587" calcext:value-type="float">
            <text:p>402.090587</text:p>
          </table:table-cell>
          <table:table-cell office:value-type="float" office:value="0.025993" calcext:value-type="float">
            <text:p>0.025993</text:p>
          </table:table-cell>
          <table:table-cell table:formula="of:=[.B217]*10" office:value-type="float" office:value="0.25993" calcext:value-type="float">
            <text:p>0.25993</text:p>
          </table:table-cell>
          <table:table-cell table:number-columns-repeated="4"/>
        </table:table-row>
        <table:table-row table:style-name="ro1">
          <table:table-cell office:value-type="float" office:value="402.10198" calcext:value-type="float">
            <text:p>402.10198</text:p>
          </table:table-cell>
          <table:table-cell office:value-type="float" office:value="0.02486" calcext:value-type="float">
            <text:p>0.02486</text:p>
          </table:table-cell>
          <table:table-cell table:formula="of:=[.B218]*10" office:value-type="float" office:value="0.2486" calcext:value-type="float">
            <text:p>0.2486</text:p>
          </table:table-cell>
          <table:table-cell table:number-columns-repeated="4"/>
        </table:table-row>
        <table:table-row table:style-name="ro1">
          <table:table-cell office:value-type="float" office:value="402.11508" calcext:value-type="float">
            <text:p>402.11508</text:p>
          </table:table-cell>
          <table:table-cell office:value-type="float" office:value="0.023444" calcext:value-type="float">
            <text:p>0.023444</text:p>
          </table:table-cell>
          <table:table-cell table:formula="of:=[.B219]*10" office:value-type="float" office:value="0.23444" calcext:value-type="float">
            <text:p>0.23444</text:p>
          </table:table-cell>
          <table:table-cell table:number-columns-repeated="4"/>
        </table:table-row>
        <table:table-row table:style-name="ro1">
          <table:table-cell office:value-type="float" office:value="402.129893" calcext:value-type="float">
            <text:p>402.129893</text:p>
          </table:table-cell>
          <table:table-cell office:value-type="float" office:value="0.023438" calcext:value-type="float">
            <text:p>0.023438</text:p>
          </table:table-cell>
          <table:table-cell table:formula="of:=[.B220]*10" office:value-type="float" office:value="0.23438" calcext:value-type="float">
            <text:p>0.23438</text:p>
          </table:table-cell>
          <table:table-cell table:number-columns-repeated="4"/>
        </table:table-row>
        <table:table-row table:style-name="ro1">
          <table:table-cell office:value-type="float" office:value="402.141287" calcext:value-type="float">
            <text:p>402.141287</text:p>
          </table:table-cell>
          <table:table-cell office:value-type="float" office:value="0.023715" calcext:value-type="float">
            <text:p>0.023715</text:p>
          </table:table-cell>
          <table:table-cell table:formula="of:=[.B221]*10" office:value-type="float" office:value="0.23715" calcext:value-type="float">
            <text:p>0.23715</text:p>
          </table:table-cell>
          <table:table-cell table:number-columns-repeated="4"/>
        </table:table-row>
        <table:table-row table:style-name="ro1">
          <table:table-cell office:value-type="float" office:value="402.154961" calcext:value-type="float">
            <text:p>402.154961</text:p>
          </table:table-cell>
          <table:table-cell office:value-type="float" office:value="0.023991" calcext:value-type="float">
            <text:p>0.023991</text:p>
          </table:table-cell>
          <table:table-cell table:formula="of:=[.B222]*10" office:value-type="float" office:value="0.23991" calcext:value-type="float">
            <text:p>0.23991</text:p>
          </table:table-cell>
          <table:table-cell table:number-columns-repeated="4"/>
        </table:table-row>
        <table:table-row table:style-name="ro1">
          <table:table-cell office:value-type="float" office:value="402.170914" calcext:value-type="float">
            <text:p>402.170914</text:p>
          </table:table-cell>
          <table:table-cell office:value-type="float" office:value="0.024829" calcext:value-type="float">
            <text:p>0.024829</text:p>
          </table:table-cell>
          <table:table-cell table:formula="of:=[.B223]*10" office:value-type="float" office:value="0.24829" calcext:value-type="float">
            <text:p>0.24829</text:p>
          </table:table-cell>
          <table:table-cell table:number-columns-repeated="4"/>
        </table:table-row>
        <table:table-row table:style-name="ro1">
          <table:table-cell office:value-type="float" office:value="402.185157" calcext:value-type="float">
            <text:p>402.185157</text:p>
          </table:table-cell>
          <table:table-cell office:value-type="float" office:value="0.025105" calcext:value-type="float">
            <text:p>0.025105</text:p>
          </table:table-cell>
          <table:table-cell table:formula="of:=[.B224]*10" office:value-type="float" office:value="0.25105" calcext:value-type="float">
            <text:p>0.25105</text:p>
          </table:table-cell>
          <table:table-cell table:number-columns-repeated="4"/>
        </table:table-row>
        <table:table-row table:style-name="ro1">
          <table:table-cell office:value-type="float" office:value="402.200538" calcext:value-type="float">
            <text:p>402.200538</text:p>
          </table:table-cell>
          <table:table-cell office:value-type="float" office:value="0.024816" calcext:value-type="float">
            <text:p>0.024816</text:p>
          </table:table-cell>
          <table:table-cell table:formula="of:=[.B225]*10" office:value-type="float" office:value="0.24816" calcext:value-type="float">
            <text:p>0.24816</text:p>
          </table:table-cell>
          <table:table-cell table:number-columns-repeated="4"/>
        </table:table-row>
        <table:table-row table:style-name="ro1">
          <table:table-cell office:value-type="float" office:value="402.21307" calcext:value-type="float">
            <text:p>402.21307</text:p>
          </table:table-cell>
          <table:table-cell office:value-type="float" office:value="0.023965" calcext:value-type="float">
            <text:p>0.023965</text:p>
          </table:table-cell>
          <table:table-cell table:formula="of:=[.B226]*10" office:value-type="float" office:value="0.23965" calcext:value-type="float">
            <text:p>0.23965</text:p>
          </table:table-cell>
          <table:table-cell table:number-columns-repeated="4"/>
        </table:table-row>
        <table:table-row table:style-name="ro1">
          <table:table-cell office:value-type="float" office:value="402.22617" calcext:value-type="float">
            <text:p>402.22617</text:p>
          </table:table-cell>
          <table:table-cell office:value-type="float" office:value="0.021985" calcext:value-type="float">
            <text:p>0.021985</text:p>
          </table:table-cell>
          <table:table-cell table:formula="of:=[.B227]*10" office:value-type="float" office:value="0.21985" calcext:value-type="float">
            <text:p>0.21985</text:p>
          </table:table-cell>
          <table:table-cell table:number-columns-repeated="4"/>
        </table:table-row>
        <table:table-row table:style-name="ro1">
          <table:table-cell office:value-type="float" office:value="402.239841" calcext:value-type="float">
            <text:p>402.239841</text:p>
          </table:table-cell>
          <table:table-cell office:value-type="float" office:value="0.020852" calcext:value-type="float">
            <text:p>0.020852</text:p>
          </table:table-cell>
          <table:table-cell table:formula="of:=[.B228]*10" office:value-type="float" office:value="0.20852" calcext:value-type="float">
            <text:p>0.20852</text:p>
          </table:table-cell>
          <table:table-cell table:number-columns-repeated="4"/>
        </table:table-row>
        <table:table-row table:style-name="ro1">
          <table:table-cell office:value-type="float" office:value="402.25408" calcext:value-type="float">
            <text:p>402.25408</text:p>
          </table:table-cell>
          <table:table-cell office:value-type="float" office:value="0.018872" calcext:value-type="float">
            <text:p>0.018872</text:p>
          </table:table-cell>
          <table:table-cell table:formula="of:=[.B229]*10" office:value-type="float" office:value="0.18872" calcext:value-type="float">
            <text:p>0.18872</text:p>
          </table:table-cell>
          <table:table-cell table:number-columns-repeated="4"/>
        </table:table-row>
        <table:table-row table:style-name="ro1">
          <table:table-cell office:value-type="float" office:value="402.270598" calcext:value-type="float">
            <text:p>402.270598</text:p>
          </table:table-cell>
          <table:table-cell office:value-type="float" office:value="0.017173" calcext:value-type="float">
            <text:p>0.017173</text:p>
          </table:table-cell>
          <table:table-cell table:formula="of:=[.B230]*10" office:value-type="float" office:value="0.17173" calcext:value-type="float">
            <text:p>0.17173</text:p>
          </table:table-cell>
          <table:table-cell table:number-columns-repeated="4"/>
        </table:table-row>
        <table:table-row table:style-name="ro1">
          <table:table-cell office:value-type="float" office:value="402.285408" calcext:value-type="float">
            <text:p>402.285408</text:p>
          </table:table-cell>
          <table:table-cell office:value-type="float" office:value="0.015756" calcext:value-type="float">
            <text:p>0.015756</text:p>
          </table:table-cell>
          <table:table-cell table:formula="of:=[.B231]*10" office:value-type="float" office:value="0.15756" calcext:value-type="float">
            <text:p>0.15756</text:p>
          </table:table-cell>
          <table:table-cell table:number-columns-repeated="4"/>
        </table:table-row>
        <table:table-row table:style-name="ro1">
          <table:table-cell office:value-type="float" office:value="402.300789" calcext:value-type="float">
            <text:p>402.300789</text:p>
          </table:table-cell>
          <table:table-cell office:value-type="float" office:value="0.015186" calcext:value-type="float">
            <text:p>0.015186</text:p>
          </table:table-cell>
          <table:table-cell table:formula="of:=[.B232]*10" office:value-type="float" office:value="0.15186" calcext:value-type="float">
            <text:p>0.15186</text:p>
          </table:table-cell>
          <table:table-cell table:number-columns-repeated="4"/>
        </table:table-row>
        <table:table-row table:style-name="ro1">
          <table:table-cell office:value-type="float" office:value="402.316739" calcext:value-type="float">
            <text:p>402.316739</text:p>
          </table:table-cell>
          <table:table-cell office:value-type="float" office:value="0.014333" calcext:value-type="float">
            <text:p>0.014333</text:p>
          </table:table-cell>
          <table:table-cell table:formula="of:=[.B233]*10" office:value-type="float" office:value="0.14333" calcext:value-type="float">
            <text:p>0.14333</text:p>
          </table:table-cell>
          <table:table-cell table:number-columns-repeated="4"/>
        </table:table-row>
        <table:table-row table:style-name="ro1">
          <table:table-cell office:value-type="float" office:value="402.3344" calcext:value-type="float">
            <text:p>402.3344</text:p>
          </table:table-cell>
          <table:table-cell office:value-type="float" office:value="0.014043" calcext:value-type="float">
            <text:p>0.014043</text:p>
          </table:table-cell>
          <table:table-cell table:formula="of:=[.B234]*10" office:value-type="float" office:value="0.14043" calcext:value-type="float">
            <text:p>0.14043</text:p>
          </table:table-cell>
          <table:table-cell table:number-columns-repeated="4"/>
        </table:table-row>
        <table:table-row table:style-name="ro1">
          <table:table-cell office:value-type="float" office:value="402.349213" calcext:value-type="float">
            <text:p>402.349213</text:p>
          </table:table-cell>
          <table:table-cell office:value-type="float" office:value="0.014318" calcext:value-type="float">
            <text:p>0.014318</text:p>
          </table:table-cell>
          <table:table-cell table:formula="of:=[.B235]*10" office:value-type="float" office:value="0.14318" calcext:value-type="float">
            <text:p>0.14318</text:p>
          </table:table-cell>
          <table:table-cell table:number-columns-repeated="4"/>
        </table:table-row>
        <table:table-row table:style-name="ro1">
          <table:table-cell office:value-type="float" office:value="402.364025" calcext:value-type="float">
            <text:p>402.364025</text:p>
          </table:table-cell>
          <table:table-cell office:value-type="float" office:value="0.014594" calcext:value-type="float">
            <text:p>0.014594</text:p>
          </table:table-cell>
          <table:table-cell table:formula="of:=[.B236]*10" office:value-type="float" office:value="0.14594" calcext:value-type="float">
            <text:p>0.14594</text:p>
          </table:table-cell>
          <table:table-cell table:number-columns-repeated="4"/>
        </table:table-row>
        <table:table-row table:style-name="ro1">
          <table:table-cell office:value-type="float" office:value="402.378268" calcext:value-type="float">
            <text:p>402.378268</text:p>
          </table:table-cell>
          <table:table-cell office:value-type="float" office:value="0.014869" calcext:value-type="float">
            <text:p>0.014869</text:p>
          </table:table-cell>
          <table:table-cell table:formula="of:=[.B237]*10" office:value-type="float" office:value="0.14869" calcext:value-type="float">
            <text:p>0.14869</text:p>
          </table:table-cell>
          <table:table-cell table:number-columns-repeated="4"/>
        </table:table-row>
        <table:table-row table:style-name="ro1">
          <table:table-cell office:value-type="float" office:value="402.391371" calcext:value-type="float">
            <text:p>402.391371</text:p>
          </table:table-cell>
          <table:table-cell office:value-type="float" office:value="0.014582" calcext:value-type="float">
            <text:p>0.014582</text:p>
          </table:table-cell>
          <table:table-cell table:formula="of:=[.B238]*10" office:value-type="float" office:value="0.14582" calcext:value-type="float">
            <text:p>0.14582</text:p>
          </table:table-cell>
          <table:table-cell table:number-columns-repeated="4"/>
        </table:table-row>
        <table:table-row table:style-name="ro1">
          <table:table-cell office:value-type="float" office:value="402.402194" calcext:value-type="float">
            <text:p>402.402194</text:p>
          </table:table-cell>
          <table:table-cell office:value-type="float" office:value="0.013731" calcext:value-type="float">
            <text:p>0.013731</text:p>
          </table:table-cell>
          <table:table-cell table:formula="of:=[.B239]*10" office:value-type="float" office:value="0.13731" calcext:value-type="float">
            <text:p>0.13731</text:p>
          </table:table-cell>
          <table:table-cell table:number-columns-repeated="4"/>
        </table:table-row>
        <table:table-row table:style-name="ro1">
          <table:table-cell office:value-type="float" office:value="402.419284" calcext:value-type="float">
            <text:p>402.419284</text:p>
          </table:table-cell>
          <table:table-cell office:value-type="float" office:value="0.013159" calcext:value-type="float">
            <text:p>0.013159</text:p>
          </table:table-cell>
          <table:table-cell table:formula="of:=[.B240]*10" office:value-type="float" office:value="0.13159" calcext:value-type="float">
            <text:p>0.13159</text:p>
          </table:table-cell>
          <table:table-cell table:number-columns-repeated="4"/>
        </table:table-row>
        <table:table-row table:style-name="ro1">
          <table:table-cell office:value-type="float" office:value="402.436373" calcext:value-type="float">
            <text:p>402.436373</text:p>
          </table:table-cell>
          <table:table-cell office:value-type="float" office:value="0.012024" calcext:value-type="float">
            <text:p>0.012024</text:p>
          </table:table-cell>
          <table:table-cell table:formula="of:=[.B241]*10" office:value-type="float" office:value="0.12024" calcext:value-type="float">
            <text:p>0.12024</text:p>
          </table:table-cell>
          <table:table-cell table:number-columns-repeated="4"/>
        </table:table-row>
        <table:table-row table:style-name="ro1">
          <table:table-cell office:value-type="float" office:value="402.454033" calcext:value-type="float">
            <text:p>402.454033</text:p>
          </table:table-cell>
          <table:table-cell office:value-type="float" office:value="0.011452" calcext:value-type="float">
            <text:p>0.011452</text:p>
          </table:table-cell>
          <table:table-cell table:formula="of:=[.B242]*10" office:value-type="float" office:value="0.11452" calcext:value-type="float">
            <text:p>0.11452</text:p>
          </table:table-cell>
          <table:table-cell table:number-columns-repeated="4"/>
        </table:table-row>
        <table:table-row table:style-name="ro1">
          <table:table-cell office:value-type="float" office:value="402.472263" calcext:value-type="float">
            <text:p>402.472263</text:p>
          </table:table-cell>
          <table:table-cell office:value-type="float" office:value="0.01088" calcext:value-type="float">
            <text:p>0.01088</text:p>
          </table:table-cell>
          <table:table-cell table:formula="of:=[.B243]*10" office:value-type="float" office:value="0.1088" calcext:value-type="float">
            <text:p>0.1088</text:p>
          </table:table-cell>
          <table:table-cell table:number-columns-repeated="4"/>
        </table:table-row>
        <table:table-row table:style-name="ro1">
          <table:table-cell office:value-type="float" office:value="402.493341" calcext:value-type="float">
            <text:p>402.493341</text:p>
          </table:table-cell>
          <table:table-cell office:value-type="float" office:value="0.010589" calcext:value-type="float">
            <text:p>0.010589</text:p>
          </table:table-cell>
          <table:table-cell table:formula="of:=[.B244]*10" office:value-type="float" office:value="0.10589" calcext:value-type="float">
            <text:p>0.10589</text:p>
          </table:table-cell>
          <table:table-cell table:number-columns-repeated="4"/>
        </table:table-row>
        <table:table-row table:style-name="ro1">
          <table:table-cell office:value-type="float" office:value="402.51271" calcext:value-type="float">
            <text:p>402.51271</text:p>
          </table:table-cell>
          <table:table-cell office:value-type="float" office:value="0.009735" calcext:value-type="float">
            <text:p>0.009735</text:p>
          </table:table-cell>
          <table:table-cell table:formula="of:=[.B245]*10" office:value-type="float" office:value="0.09735" calcext:value-type="float">
            <text:p>0.09735</text:p>
          </table:table-cell>
          <table:table-cell table:number-columns-repeated="4"/>
        </table:table-row>
        <table:table-row table:style-name="ro1">
          <table:table-cell office:value-type="float" office:value="402.535498" calcext:value-type="float">
            <text:p>402.535498</text:p>
          </table:table-cell>
          <table:table-cell office:value-type="float" office:value="0.009725" calcext:value-type="float">
            <text:p>0.009725</text:p>
          </table:table-cell>
          <table:table-cell table:formula="of:=[.B246]*10" office:value-type="float" office:value="0.09725" calcext:value-type="float">
            <text:p>0.09725</text:p>
          </table:table-cell>
          <table:table-cell table:number-columns-repeated="4"/>
        </table:table-row>
        <table:table-row table:style-name="ro1">
          <table:table-cell office:value-type="float" office:value="402.561133" calcext:value-type="float">
            <text:p>402.561133</text:p>
          </table:table-cell>
          <table:table-cell office:value-type="float" office:value="0.009149" calcext:value-type="float">
            <text:p>0.009149</text:p>
          </table:table-cell>
          <table:table-cell table:formula="of:=[.B247]*10" office:value-type="float" office:value="0.09149" calcext:value-type="float">
            <text:p>0.09149</text:p>
          </table:table-cell>
          <table:table-cell table:number-columns-repeated="4"/>
        </table:table-row>
        <table:table-row table:style-name="ro1">
          <table:table-cell office:value-type="float" office:value="402.585631" calcext:value-type="float">
            <text:p>402.585631</text:p>
          </table:table-cell>
          <table:table-cell office:value-type="float" office:value="0.009138" calcext:value-type="float">
            <text:p>0.009138</text:p>
          </table:table-cell>
          <table:table-cell table:formula="of:=[.B248]*10" office:value-type="float" office:value="0.09138" calcext:value-type="float">
            <text:p>0.09138</text:p>
          </table:table-cell>
          <table:table-cell table:number-columns-repeated="4"/>
        </table:table-row>
        <table:table-row table:style-name="ro1">
          <table:table-cell office:value-type="float" office:value="402.606709" calcext:value-type="float">
            <text:p>402.606709</text:p>
          </table:table-cell>
          <table:table-cell office:value-type="float" office:value="0.008565" calcext:value-type="float">
            <text:p>0.008565</text:p>
          </table:table-cell>
          <table:table-cell table:formula="of:=[.B249]*10" office:value-type="float" office:value="0.08565" calcext:value-type="float">
            <text:p>0.08565</text:p>
          </table:table-cell>
          <table:table-cell table:number-columns-repeated="4"/>
        </table:table-row>
        <table:table-row table:style-name="ro1">
          <table:table-cell office:value-type="float" office:value="402.631206" calcext:value-type="float">
            <text:p>402.631206</text:p>
          </table:table-cell>
          <table:table-cell office:value-type="float" office:value="0.008554" calcext:value-type="float">
            <text:p>0.008554</text:p>
          </table:table-cell>
          <table:table-cell table:formula="of:=[.B250]*10" office:value-type="float" office:value="0.08554" calcext:value-type="float">
            <text:p>0.08554</text:p>
          </table:table-cell>
          <table:table-cell table:number-columns-repeated="4"/>
        </table:table-row>
        <table:table-row table:style-name="ro1">
          <table:table-cell office:value-type="float" office:value="402.652284" calcext:value-type="float">
            <text:p>402.652284</text:p>
          </table:table-cell>
          <table:table-cell office:value-type="float" office:value="0.007981" calcext:value-type="float">
            <text:p>0.007981</text:p>
          </table:table-cell>
          <table:table-cell table:formula="of:=[.B251]*10" office:value-type="float" office:value="0.07981" calcext:value-type="float">
            <text:p>0.07981</text:p>
          </table:table-cell>
          <table:table-cell table:number-columns-repeated="4"/>
        </table:table-row>
        <table:table-row table:style-name="ro1">
          <table:table-cell office:value-type="float" office:value="402.674502" calcext:value-type="float">
            <text:p>402.674502</text:p>
          </table:table-cell>
          <table:table-cell office:value-type="float" office:value="0.007689" calcext:value-type="float">
            <text:p>0.007689</text:p>
          </table:table-cell>
          <table:table-cell table:formula="of:=[.B252]*10" office:value-type="float" office:value="0.07689" calcext:value-type="float">
            <text:p>0.07689</text:p>
          </table:table-cell>
          <table:table-cell table:number-columns-repeated="4"/>
        </table:table-row>
        <table:table-row table:style-name="ro1">
          <table:table-cell office:value-type="float" office:value="402.69786" calcext:value-type="float">
            <text:p>402.69786</text:p>
          </table:table-cell>
          <table:table-cell office:value-type="float" office:value="0.007679" calcext:value-type="float">
            <text:p>0.007679</text:p>
          </table:table-cell>
          <table:table-cell table:formula="of:=[.B253]*10" office:value-type="float" office:value="0.07679" calcext:value-type="float">
            <text:p>0.07679</text:p>
          </table:table-cell>
          <table:table-cell table:number-columns-repeated="4"/>
        </table:table-row>
        <table:table-row table:style-name="ro1">
          <table:table-cell office:value-type="float" office:value="402.721217" calcext:value-type="float">
            <text:p>402.721217</text:p>
          </table:table-cell>
          <table:table-cell office:value-type="float" office:value="0.007387" calcext:value-type="float">
            <text:p>0.007387</text:p>
          </table:table-cell>
          <table:table-cell table:formula="of:=[.B254]*10" office:value-type="float" office:value="0.07387" calcext:value-type="float">
            <text:p>0.07387</text:p>
          </table:table-cell>
          <table:table-cell table:number-columns-repeated="4"/>
        </table:table-row>
        <table:table-row table:style-name="ro1">
          <table:table-cell office:value-type="float" office:value="402.745715" calcext:value-type="float">
            <text:p>402.745715</text:p>
          </table:table-cell>
          <table:table-cell office:value-type="float" office:value="0.007376" calcext:value-type="float">
            <text:p>0.007376</text:p>
          </table:table-cell>
          <table:table-cell table:formula="of:=[.B255]*10" office:value-type="float" office:value="0.07376" calcext:value-type="float">
            <text:p>0.07376</text:p>
          </table:table-cell>
          <table:table-cell table:number-columns-repeated="4"/>
        </table:table-row>
        <table:table-row table:style-name="ro1">
          <table:table-cell office:value-type="float" office:value="402.767933" calcext:value-type="float">
            <text:p>402.767933</text:p>
          </table:table-cell>
          <table:table-cell office:value-type="float" office:value="0.007084" calcext:value-type="float">
            <text:p>0.007084</text:p>
          </table:table-cell>
          <table:table-cell table:formula="of:=[.B256]*10" office:value-type="float" office:value="0.07084" calcext:value-type="float">
            <text:p>0.07084</text:p>
          </table:table-cell>
          <table:table-cell table:number-columns-repeated="4"/>
        </table:table-row>
        <table:table-row table:style-name="ro1">
          <table:table-cell office:value-type="float" office:value="402.789012" calcext:value-type="float">
            <text:p>402.789012</text:p>
          </table:table-cell>
          <table:table-cell office:value-type="float" office:value="0.007357" calcext:value-type="float">
            <text:p>0.007357</text:p>
          </table:table-cell>
          <table:table-cell table:formula="of:=[.B257]*10" office:value-type="float" office:value="0.07357" calcext:value-type="float">
            <text:p>0.07357</text:p>
          </table:table-cell>
          <table:table-cell table:number-columns-repeated="4"/>
        </table:table-row>
        <table:table-row table:style-name="ro1">
          <table:table-cell office:value-type="float" office:value="402.810661" calcext:value-type="float">
            <text:p>402.810661</text:p>
          </table:table-cell>
          <table:table-cell office:value-type="float" office:value="0.007347" calcext:value-type="float">
            <text:p>0.007347</text:p>
          </table:table-cell>
          <table:table-cell table:formula="of:=[.B258]*10" office:value-type="float" office:value="0.07347" calcext:value-type="float">
            <text:p>0.07347</text:p>
          </table:table-cell>
          <table:table-cell table:number-columns-repeated="4"/>
        </table:table-row>
        <table:table-row table:style-name="ro1">
          <table:table-cell office:value-type="float" office:value="402.834018" calcext:value-type="float">
            <text:p>402.834018</text:p>
          </table:table-cell>
          <table:table-cell office:value-type="float" office:value="0.006773" calcext:value-type="float">
            <text:p>0.006773</text:p>
          </table:table-cell>
          <table:table-cell table:formula="of:=[.B259]*10" office:value-type="float" office:value="0.06773" calcext:value-type="float">
            <text:p>0.06773</text:p>
          </table:table-cell>
          <table:table-cell table:number-columns-repeated="4"/>
        </table:table-row>
        <table:table-row table:style-name="ro1">
          <table:table-cell office:value-type="float" office:value="402.853388" calcext:value-type="float">
            <text:p>402.853388</text:p>
          </table:table-cell>
          <table:table-cell office:value-type="float" office:value="0.006764" calcext:value-type="float">
            <text:p>0.006764</text:p>
          </table:table-cell>
          <table:table-cell table:formula="of:=[.B260]*10" office:value-type="float" office:value="0.06764" calcext:value-type="float">
            <text:p>0.06764</text:p>
          </table:table-cell>
          <table:table-cell table:number-columns-repeated="4"/>
        </table:table-row>
        <table:table-row table:style-name="ro1">
          <table:table-cell office:value-type="float" office:value="402.875605" calcext:value-type="float">
            <text:p>402.875605</text:p>
          </table:table-cell>
          <table:table-cell office:value-type="float" office:value="0.006191" calcext:value-type="float">
            <text:p>0.006191</text:p>
          </table:table-cell>
          <table:table-cell table:formula="of:=[.B261]*10" office:value-type="float" office:value="0.06191" calcext:value-type="float">
            <text:p>0.06191</text:p>
          </table:table-cell>
          <table:table-cell table:number-columns-repeated="4"/>
        </table:table-row>
        <table:table-row table:style-name="ro1">
          <table:table-cell office:value-type="float" office:value="402.900102" calcext:value-type="float">
            <text:p>402.900102</text:p>
          </table:table-cell>
          <table:table-cell office:value-type="float" office:value="0.005898" calcext:value-type="float">
            <text:p>0.005898</text:p>
          </table:table-cell>
          <table:table-cell table:formula="of:=[.B262]*10" office:value-type="float" office:value="0.05898" calcext:value-type="float">
            <text:p>0.05898</text:p>
          </table:table-cell>
          <table:table-cell table:number-columns-repeated="4"/>
        </table:table-row>
        <table:table-row table:style-name="ro1">
          <table:table-cell office:value-type="float" office:value="402.92289" calcext:value-type="float">
            <text:p>402.92289</text:p>
          </table:table-cell>
          <table:table-cell office:value-type="float" office:value="0.005888" calcext:value-type="float">
            <text:p>0.005888</text:p>
          </table:table-cell>
          <table:table-cell table:formula="of:=[.B263]*10" office:value-type="float" office:value="0.05888" calcext:value-type="float">
            <text:p>0.05888</text:p>
          </table:table-cell>
          <table:table-cell table:number-columns-repeated="4"/>
        </table:table-row>
        <table:table-row table:style-name="ro1">
          <table:table-cell office:value-type="float" office:value="402.94283" calcext:value-type="float">
            <text:p>402.94283</text:p>
          </table:table-cell>
          <table:table-cell office:value-type="float" office:value="0.006161" calcext:value-type="float">
            <text:p>0.006161</text:p>
          </table:table-cell>
          <table:table-cell table:formula="of:=[.B264]*10" office:value-type="float" office:value="0.06161" calcext:value-type="float">
            <text:p>0.06161</text:p>
          </table:table-cell>
          <table:table-cell table:number-columns-repeated="4"/>
        </table:table-row>
        <table:table-row table:style-name="ro1">
          <table:table-cell office:value-type="float" office:value="402.957642" calcext:value-type="float">
            <text:p>402.957642</text:p>
          </table:table-cell>
          <table:table-cell office:value-type="float" office:value="0.00559" calcext:value-type="float">
            <text:p>0.00559</text:p>
          </table:table-cell>
          <table:table-cell table:formula="of:=[.B265]*10" office:value-type="float" office:value="0.0559" calcext:value-type="float">
            <text:p>0.0559</text:p>
          </table:table-cell>
          <table:table-cell table:number-columns-repeated="4"/>
        </table:table-row>
        <table:table-row table:style-name="ro1">
          <table:table-cell office:value-type="float" office:value="402.978151" calcext:value-type="float">
            <text:p>402.978151</text:p>
          </table:table-cell>
          <table:table-cell office:value-type="float" office:value="0.005581" calcext:value-type="float">
            <text:p>0.005581</text:p>
          </table:table-cell>
          <table:table-cell table:formula="of:=[.B266]*10" office:value-type="float" office:value="0.05581" calcext:value-type="float">
            <text:p>0.05581</text:p>
          </table:table-cell>
          <table:table-cell table:number-columns-repeated="4"/>
        </table:table-row>
        <table:table-row table:style-name="ro1">
          <table:table-cell office:value-type="float" office:value="402.99866" calcext:value-type="float">
            <text:p>402.99866</text:p>
          </table:table-cell>
          <table:table-cell office:value-type="float" office:value="0.00529" calcext:value-type="float">
            <text:p>0.00529</text:p>
          </table:table-cell>
          <table:table-cell table:formula="of:=[.B267]*10" office:value-type="float" office:value="0.0529" calcext:value-type="float">
            <text:p>0.0529</text:p>
          </table:table-cell>
          <table:table-cell table:number-columns-repeated="4"/>
        </table:table-row>
        <table:table-row table:style-name="ro1">
          <table:table-cell office:value-type="float" office:value="403.015181" calcext:value-type="float">
            <text:p>403.015181</text:p>
          </table:table-cell>
          <table:table-cell office:value-type="float" office:value="0.005283" calcext:value-type="float">
            <text:p>0.005283</text:p>
          </table:table-cell>
          <table:table-cell table:formula="of:=[.B268]*10" office:value-type="float" office:value="0.05283" calcext:value-type="float">
            <text:p>0.05283</text:p>
          </table:table-cell>
          <table:table-cell table:number-columns-repeated="4"/>
        </table:table-row>
        <table:table-row table:style-name="ro1">
          <table:table-cell office:value-type="float" office:value="403.040818" calcext:value-type="float">
            <text:p>403.040818</text:p>
          </table:table-cell>
          <table:table-cell office:value-type="float" office:value="0.005272" calcext:value-type="float">
            <text:p>0.005272</text:p>
          </table:table-cell>
          <table:table-cell table:formula="of:=[.B269]*10" office:value-type="float" office:value="0.05272" calcext:value-type="float">
            <text:p>0.05272</text:p>
          </table:table-cell>
          <table:table-cell table:number-columns-repeated="4"/>
        </table:table-row>
        <table:table-row table:style-name="ro1">
          <table:table-cell office:value-type="float" office:value="403.065884" calcext:value-type="float">
            <text:p>403.065884</text:p>
          </table:table-cell>
          <table:table-cell office:value-type="float" office:value="0.004415" calcext:value-type="float">
            <text:p>0.004415</text:p>
          </table:table-cell>
          <table:table-cell table:formula="of:=[.B270]*10" office:value-type="float" office:value="0.04415" calcext:value-type="float">
            <text:p>0.04415</text:p>
          </table:table-cell>
          <table:table-cell table:number-columns-repeated="4"/>
        </table:table-row>
        <table:table-row table:style-name="ro1">
          <table:table-cell office:value-type="float" office:value="403.089812" calcext:value-type="float">
            <text:p>403.089812</text:p>
          </table:table-cell>
          <table:table-cell office:value-type="float" office:value="0.004686" calcext:value-type="float">
            <text:p>0.004686</text:p>
          </table:table-cell>
          <table:table-cell table:formula="of:=[.B271]*10" office:value-type="float" office:value="0.04686" calcext:value-type="float">
            <text:p>0.04686</text:p>
          </table:table-cell>
          <table:table-cell table:number-columns-repeated="4"/>
        </table:table-row>
        <table:table-row table:style-name="ro1">
          <table:table-cell office:value-type="float" office:value="403.126842" calcext:value-type="float">
            <text:p>403.126842</text:p>
          </table:table-cell>
          <table:table-cell office:value-type="float" office:value="0.004106" calcext:value-type="float">
            <text:p>0.004106</text:p>
          </table:table-cell>
          <table:table-cell table:formula="of:=[.B272]*10" office:value-type="float" office:value="0.04106" calcext:value-type="float">
            <text:p>0.04106</text:p>
          </table:table-cell>
          <table:table-cell table:number-columns-repeated="4"/>
        </table:table-row>
        <table:table-row table:style-name="ro1">
          <table:table-cell office:value-type="float" office:value="403.165013" calcext:value-type="float">
            <text:p>403.165013</text:p>
          </table:table-cell>
          <table:table-cell office:value-type="float" office:value="0.004653" calcext:value-type="float">
            <text:p>0.004653</text:p>
          </table:table-cell>
          <table:table-cell table:formula="of:=[.B273]*10" office:value-type="float" office:value="0.04653" calcext:value-type="float">
            <text:p>0.04653</text:p>
          </table:table-cell>
          <table:table-cell table:number-columns-repeated="4"/>
        </table:table-row>
        <table:table-row table:style-name="ro1">
          <table:table-cell office:value-type="float" office:value="403.199765" calcext:value-type="float">
            <text:p>403.199765</text:p>
          </table:table-cell>
          <table:table-cell office:value-type="float" office:value="0.004638" calcext:value-type="float">
            <text:p>0.004638</text:p>
          </table:table-cell>
          <table:table-cell table:formula="of:=[.B274]*10" office:value-type="float" office:value="0.04638" calcext:value-type="float">
            <text:p>0.04638</text:p>
          </table:table-cell>
          <table:table-cell table:number-columns-repeated="4"/>
        </table:table-row>
        <table:table-row table:style-name="ro1">
          <table:table-cell office:value-type="float" office:value="403.234516" calcext:value-type="float">
            <text:p>403.234516</text:p>
          </table:table-cell>
          <table:table-cell office:value-type="float" office:value="0.004058" calcext:value-type="float">
            <text:p>0.004058</text:p>
          </table:table-cell>
          <table:table-cell table:formula="of:=[.B275]*10" office:value-type="float" office:value="0.04058" calcext:value-type="float">
            <text:p>0.04058</text:p>
          </table:table-cell>
          <table:table-cell table:number-columns-repeated="4"/>
        </table:table-row>
        <table:table-row table:style-name="ro1">
          <table:table-cell office:value-type="float" office:value="403.255594" calcext:value-type="float">
            <text:p>403.255594</text:p>
          </table:table-cell>
          <table:table-cell office:value-type="float" office:value="0.003767" calcext:value-type="float">
            <text:p>0.003767</text:p>
          </table:table-cell>
          <table:table-cell table:formula="of:=[.B276]*10" office:value-type="float" office:value="0.03767" calcext:value-type="float">
            <text:p>0.03767</text:p>
          </table:table-cell>
          <table:table-cell table:number-columns-repeated="4"/>
        </table:table-row>
        <table:table-row table:style-name="ro1">
          <table:table-cell office:value-type="float" office:value="403.276674" calcext:value-type="float">
            <text:p>403.276674</text:p>
          </table:table-cell>
          <table:table-cell office:value-type="float" office:value="0.004322" calcext:value-type="float">
            <text:p>0.004322</text:p>
          </table:table-cell>
          <table:table-cell table:formula="of:=[.B277]*10" office:value-type="float" office:value="0.04322" calcext:value-type="float">
            <text:p>0.04322</text:p>
          </table:table-cell>
          <table:table-cell table:number-columns-repeated="4"/>
        </table:table-row>
        <table:table-row table:style-name="ro1">
          <table:table-cell office:value-type="float" office:value="403.294905" calcext:value-type="float">
            <text:p>403.294905</text:p>
          </table:table-cell>
          <table:table-cell office:value-type="float" office:value="0.004313" calcext:value-type="float">
            <text:p>0.004313</text:p>
          </table:table-cell>
          <table:table-cell table:formula="of:=[.B278]*10" office:value-type="float" office:value="0.04313" calcext:value-type="float">
            <text:p>0.043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1T22:46:33.384881651</dc:date>
    <meta:editing-duration>PT12M28S</meta:editing-duration>
    <meta:editing-cycles>2</meta:editing-cycles>
    <meta:generator>LibreOffice/6.4.7.2$Linux_X86_64 LibreOffice_project/40$Build-2</meta:generator>
    <meta:document-statistic meta:table-count="1" meta:cell-count="8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78cm" svg:height="9.909cm" xlink:href=".." xlink:type="simple" chart:class="chart:scatter" chart:style-name="ch1">
        <chart:legend chart:legend-position="end" svg:x="11.098cm" svg:y="2.423cm" style:legend-expansion="custom" chartooo:width="4.97cm" chartooo:height="0.598cm" style:legend-expansion-aspect-ratio="8.31103678929766" chart:style-name="ch2"/>
        <chart:plot-area chart:style-name="ch3" table:cell-range-address="N1spistarBL25SU_semicolon.A1:N1spistarBL25SU_semicolon.C278" chart:data-source-has-labels="row" svg:x="0.384cm" svg:y="0.198cm" svg:width="18.439cm" svg:height="9.511cm">
          <chartooo:coordinate-region svg:x="1.111cm" svg:y="0.397cm" svg:width="17.287cm" svg:height="8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1spistarBL25SU_semicolon.B2:N1spistarBL25SU_semicolon.B278" chart:label-cell-address="N1spistarBL25SU_semicolon.B1:N1spistarBL25SU_semicolon.B1" chart:class="chart:scatter">
            <chart:domain table:cell-range-address="N1spistarBL25SU_semicolon.A2:N1spistarBL25SU_semicolon.A278"/>
            <chart:data-point chart:repeated="277"/>
          </chart:series>
          <chart:series chart:style-name="ch8" chart:values-cell-range-address="N1spistarBL25SU_semicolon.C2:N1spistarBL25SU_semicolon.C278" chart:label-cell-address="N1spistarBL25SU_semicolon.C1:N1spistarBL25SU_semicolon.C1" chart:class="chart:scatter">
            <chart:data-point chart:repeated="2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ion yield (arb. Units)</text:p>
                <draw:g>
                  <svg:desc>N1spistarBL25SU_semicolon.B1:N1spistarBL25SU_semicolon.B1</svg:desc>
                </draw:g>
              </table:table-cell>
              <table:table-cell office:value-type="string">
                <text:p>x10</text:p>
                <draw:g>
                  <svg:desc>N1spistarBL25SU_semicolon.C1:N1spistarBL25SU_semicol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9.902321">
                <text:p>399.902321</text:p>
                <draw:g>
                  <svg:desc>N1spistarBL25SU_semicolon.A2:N1spistarBL25SU_semicolon.A278</svg:desc>
                </draw:g>
              </table:table-cell>
              <table:table-cell office:value-type="float" office:value="0.009761">
                <text:p>0.009761</text:p>
                <draw:g>
                  <svg:desc>N1spistarBL25SU_semicolon.B2:N1spistarBL25SU_semicolon.B278</svg:desc>
                </draw:g>
              </table:table-cell>
              <table:table-cell office:value-type="float" office:value="0.09761">
                <text:p>0.09761</text:p>
                <draw:g>
                  <svg:desc>N1spistarBL25SU_semicolon.C2:N1spistarBL25SU_semicolon.C2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.920551">
                <text:p>399.920551</text:p>
              </table:table-cell>
              <table:table-cell office:value-type="float" office:value="0.009753">
                <text:p>0.009753</text:p>
              </table:table-cell>
              <table:table-cell office:value-type="float" office:value="0.09753">
                <text:p>0.0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.936503">
                <text:p>399.936503</text:p>
              </table:table-cell>
              <table:table-cell office:value-type="float" office:value="0.009746">
                <text:p>0.009746</text:p>
              </table:table-cell>
              <table:table-cell office:value-type="float" office:value="0.09746">
                <text:p>0.09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.952455">
                <text:p>399.952455</text:p>
              </table:table-cell>
              <table:table-cell office:value-type="float" office:value="0.009739">
                <text:p>0.009739</text:p>
              </table:table-cell>
              <table:table-cell office:value-type="float" office:value="0.09739">
                <text:p>0.09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.972966">
                <text:p>399.972966</text:p>
              </table:table-cell>
              <table:table-cell office:value-type="float" office:value="0.010858">
                <text:p>0.010858</text:p>
              </table:table-cell>
              <table:table-cell office:value-type="float" office:value="0.10858">
                <text:p>0.10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.988918">
                <text:p>399.988918</text:p>
              </table:table-cell>
              <table:table-cell office:value-type="float" office:value="0.010851">
                <text:p>0.010851</text:p>
              </table:table-cell>
              <table:table-cell office:value-type="float" office:value="0.10851">
                <text:p>0.10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.002593">
                <text:p>400.002593</text:p>
              </table:table-cell>
              <table:table-cell office:value-type="float" office:value="0.011973">
                <text:p>0.011973</text:p>
              </table:table-cell>
              <table:table-cell office:value-type="float" office:value="0.11973">
                <text:p>0.11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.029939">
                <text:p>400.029939</text:p>
              </table:table-cell>
              <table:table-cell office:value-type="float" office:value="0.011961">
                <text:p>0.011961</text:p>
              </table:table-cell>
              <table:table-cell office:value-type="float" office:value="0.11961">
                <text:p>0.11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.055006">
                <text:p>400.055006</text:p>
              </table:table-cell>
              <table:table-cell office:value-type="float" office:value="0.011949">
                <text:p>0.011949</text:p>
              </table:table-cell>
              <table:table-cell office:value-type="float" office:value="0.11949">
                <text:p>0.1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.08919">
                <text:p>400.08919</text:p>
              </table:table-cell>
              <table:table-cell office:value-type="float" office:value="0.013062">
                <text:p>0.013062</text:p>
              </table:table-cell>
              <table:table-cell office:value-type="float" office:value="0.13062">
                <text:p>0.13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.116536">
                <text:p>400.116536</text:p>
              </table:table-cell>
              <table:table-cell office:value-type="float" office:value="0.01305">
                <text:p>0.01305</text:p>
              </table:table-cell>
              <table:table-cell office:value-type="float" office:value="0.1305">
                <text:p>0.1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.141605">
                <text:p>400.141605</text:p>
              </table:table-cell>
              <table:table-cell office:value-type="float" office:value="0.014167">
                <text:p>0.014167</text:p>
              </table:table-cell>
              <table:table-cell office:value-type="float" office:value="0.14167">
                <text:p>0.14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.175787">
                <text:p>400.175787</text:p>
              </table:table-cell>
              <table:table-cell office:value-type="float" office:value="0.014152">
                <text:p>0.014152</text:p>
              </table:table-cell>
              <table:table-cell office:value-type="float" office:value="0.14152">
                <text:p>0.14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.205414">
                <text:p>400.205414</text:p>
              </table:table-cell>
              <table:table-cell office:value-type="float" office:value="0.015266">
                <text:p>0.015266</text:p>
              </table:table-cell>
              <table:table-cell office:value-type="float" office:value="0.15266">
                <text:p>0.15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.230483">
                <text:p>400.230483</text:p>
              </table:table-cell>
              <table:table-cell office:value-type="float" office:value="0.016383">
                <text:p>0.016383</text:p>
              </table:table-cell>
              <table:table-cell office:value-type="float" office:value="0.16383">
                <text:p>0.16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.257831">
                <text:p>400.257831</text:p>
              </table:table-cell>
              <table:table-cell office:value-type="float" office:value="0.017499">
                <text:p>0.017499</text:p>
              </table:table-cell>
              <table:table-cell office:value-type="float" office:value="0.17499">
                <text:p>0.1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.280621">
                <text:p>400.280621</text:p>
              </table:table-cell>
              <table:table-cell office:value-type="float" office:value="0.018617">
                <text:p>0.018617</text:p>
              </table:table-cell>
              <table:table-cell office:value-type="float" office:value="0.18617">
                <text:p>0.18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.310248">
                <text:p>400.310248</text:p>
              </table:table-cell>
              <table:table-cell office:value-type="float" office:value="0.019731">
                <text:p>0.019731</text:p>
              </table:table-cell>
              <table:table-cell office:value-type="float" office:value="0.19731">
                <text:p>0.19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.342155">
                <text:p>400.342155</text:p>
              </table:table-cell>
              <table:table-cell office:value-type="float" office:value="0.021973">
                <text:p>0.021973</text:p>
              </table:table-cell>
              <table:table-cell office:value-type="float" office:value="0.21973">
                <text:p>0.21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367226">
                <text:p>400.367226</text:p>
              </table:table-cell>
              <table:table-cell office:value-type="float" office:value="0.024217">
                <text:p>0.024217</text:p>
              </table:table-cell>
              <table:table-cell office:value-type="float" office:value="0.24217">
                <text:p>0.24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.390017">
                <text:p>400.390017</text:p>
              </table:table-cell>
              <table:table-cell office:value-type="float" office:value="0.025335">
                <text:p>0.025335</text:p>
              </table:table-cell>
              <table:table-cell office:value-type="float" office:value="0.25335">
                <text:p>0.25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.417366">
                <text:p>400.417366</text:p>
              </table:table-cell>
              <table:table-cell office:value-type="float" office:value="0.027579">
                <text:p>0.027579</text:p>
              </table:table-cell>
              <table:table-cell office:value-type="float" office:value="0.27579">
                <text:p>0.27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.442438">
                <text:p>400.442438</text:p>
              </table:table-cell>
              <table:table-cell office:value-type="float" office:value="0.029823">
                <text:p>0.029823</text:p>
              </table:table-cell>
              <table:table-cell office:value-type="float" office:value="0.29823">
                <text:p>0.29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.467511">
                <text:p>400.467511</text:p>
              </table:table-cell>
              <table:table-cell office:value-type="float" office:value="0.033196">
                <text:p>0.033196</text:p>
              </table:table-cell>
              <table:table-cell office:value-type="float" office:value="0.33196">
                <text:p>0.33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.494863">
                <text:p>400.494863</text:p>
              </table:table-cell>
              <table:table-cell office:value-type="float" office:value="0.036567">
                <text:p>0.036567</text:p>
              </table:table-cell>
              <table:table-cell office:value-type="float" office:value="0.36567">
                <text:p>0.365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.515378">
                <text:p>400.515378</text:p>
              </table:table-cell>
              <table:table-cell office:value-type="float" office:value="0.039941">
                <text:p>0.039941</text:p>
              </table:table-cell>
              <table:table-cell office:value-type="float" office:value="0.39941">
                <text:p>0.39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.540455">
                <text:p>400.540455</text:p>
              </table:table-cell>
              <table:table-cell office:value-type="float" office:value="0.045569">
                <text:p>0.045569</text:p>
              </table:table-cell>
              <table:table-cell office:value-type="float" office:value="0.45569">
                <text:p>0.455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.560973">
                <text:p>400.560973</text:p>
              </table:table-cell>
              <table:table-cell office:value-type="float" office:value="0.050072">
                <text:p>0.050072</text:p>
              </table:table-cell>
              <table:table-cell office:value-type="float" office:value="0.50072">
                <text:p>0.50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.581492">
                <text:p>400.581492</text:p>
              </table:table-cell>
              <table:table-cell office:value-type="float" office:value="0.055702">
                <text:p>0.055702</text:p>
              </table:table-cell>
              <table:table-cell office:value-type="float" office:value="0.55702">
                <text:p>0.55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.598594">
                <text:p>400.598594</text:p>
              </table:table-cell>
              <table:table-cell office:value-type="float" office:value="0.061333">
                <text:p>0.061333</text:p>
              </table:table-cell>
              <table:table-cell office:value-type="float" office:value="0.61333">
                <text:p>0.61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.613417">
                <text:p>400.613417</text:p>
              </table:table-cell>
              <table:table-cell office:value-type="float" office:value="0.06753">
                <text:p>0.06753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.628239">
                <text:p>400.628239</text:p>
              </table:table-cell>
              <table:table-cell office:value-type="float" office:value="0.072598">
                <text:p>0.072598</text:p>
              </table:table-cell>
              <table:table-cell office:value-type="float" office:value="0.72598">
                <text:p>0.725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.639644">
                <text:p>400.639644</text:p>
              </table:table-cell>
              <table:table-cell office:value-type="float" office:value="0.078796">
                <text:p>0.078796</text:p>
              </table:table-cell>
              <table:table-cell office:value-type="float" office:value="0.78796">
                <text:p>0.78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.648772">
                <text:p>400.648772</text:p>
              </table:table-cell>
              <table:table-cell office:value-type="float" office:value="0.086123">
                <text:p>0.086123</text:p>
              </table:table-cell>
              <table:table-cell office:value-type="float" office:value="0.86123">
                <text:p>0.86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.660179">
                <text:p>400.660179</text:p>
              </table:table-cell>
              <table:table-cell office:value-type="float" office:value="0.092885">
                <text:p>0.092885</text:p>
              </table:table-cell>
              <table:table-cell office:value-type="float" office:value="0.92885">
                <text:p>0.928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.671587">
                <text:p>400.671587</text:p>
              </table:table-cell>
              <table:table-cell office:value-type="float" office:value="0.100775">
                <text:p>0.100775</text:p>
              </table:table-cell>
              <table:table-cell office:value-type="float" office:value="1.00775">
                <text:p>1.00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.681857">
                <text:p>400.681857</text:p>
              </table:table-cell>
              <table:table-cell office:value-type="float" office:value="0.109229">
                <text:p>0.109229</text:p>
              </table:table-cell>
              <table:table-cell office:value-type="float" office:value="1.09229">
                <text:p>1.09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.687566">
                <text:p>400.687566</text:p>
              </table:table-cell>
              <table:table-cell office:value-type="float" office:value="0.115993">
                <text:p>0.115993</text:p>
              </table:table-cell>
              <table:table-cell office:value-type="float" office:value="1.15993">
                <text:p>1.15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.693273">
                <text:p>400.693273</text:p>
              </table:table-cell>
              <table:table-cell office:value-type="float" office:value="0.121066">
                <text:p>0.121066</text:p>
              </table:table-cell>
              <table:table-cell office:value-type="float" office:value="1.21066">
                <text:p>1.21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.700123">
                <text:p>400.700123</text:p>
              </table:table-cell>
              <table:table-cell office:value-type="float" office:value="0.128957">
                <text:p>0.128957</text:p>
              </table:table-cell>
              <table:table-cell office:value-type="float" office:value="1.28957">
                <text:p>1.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5842">
                <text:p>400.705842</text:p>
              </table:table-cell>
              <table:table-cell office:value-type="float" office:value="0.140797">
                <text:p>0.140797</text:p>
              </table:table-cell>
              <table:table-cell office:value-type="float" office:value="1.40797">
                <text:p>1.40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.710413">
                <text:p>400.710413</text:p>
              </table:table-cell>
              <table:table-cell office:value-type="float" office:value="0.148126">
                <text:p>0.148126</text:p>
              </table:table-cell>
              <table:table-cell office:value-type="float" office:value="1.48126">
                <text:p>1.481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.718409">
                <text:p>400.718409</text:p>
              </table:table-cell>
              <table:table-cell office:value-type="float" office:value="0.159401">
                <text:p>0.159401</text:p>
              </table:table-cell>
              <table:table-cell office:value-type="float" office:value="1.59401">
                <text:p>1.59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.724125">
                <text:p>400.724125</text:p>
              </table:table-cell>
              <table:table-cell office:value-type="float" office:value="0.170112">
                <text:p>0.170112</text:p>
              </table:table-cell>
              <table:table-cell office:value-type="float" office:value="1.70112">
                <text:p>1.70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.730986">
                <text:p>400.730986</text:p>
              </table:table-cell>
              <table:table-cell office:value-type="float" office:value="0.183643">
                <text:p>0.183643</text:p>
              </table:table-cell>
              <table:table-cell office:value-type="float" office:value="1.83643">
                <text:p>1.83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.737848">
                <text:p>400.737848</text:p>
              </table:table-cell>
              <table:table-cell office:value-type="float" office:value="0.197738">
                <text:p>0.197738</text:p>
              </table:table-cell>
              <table:table-cell office:value-type="float" office:value="1.97738">
                <text:p>1.97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.744716">
                <text:p>400.744716</text:p>
              </table:table-cell>
              <table:table-cell office:value-type="float" office:value="0.215216">
                <text:p>0.215216</text:p>
              </table:table-cell>
              <table:table-cell office:value-type="float" office:value="2.15216">
                <text:p>2.15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.750445">
                <text:p>400.750445</text:p>
              </table:table-cell>
              <table:table-cell office:value-type="float" office:value="0.232695">
                <text:p>0.232695</text:p>
              </table:table-cell>
              <table:table-cell office:value-type="float" office:value="2.32695">
                <text:p>2.326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.757315">
                <text:p>400.757315</text:p>
              </table:table-cell>
              <table:table-cell office:value-type="float" office:value="0.251301">
                <text:p>0.251301</text:p>
              </table:table-cell>
              <table:table-cell office:value-type="float" office:value="2.51301">
                <text:p>2.51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.764195">
                <text:p>400.764195</text:p>
              </table:table-cell>
              <table:table-cell office:value-type="float" office:value="0.275546">
                <text:p>0.275546</text:p>
              </table:table-cell>
              <table:table-cell office:value-type="float" office:value="2.75546">
                <text:p>2.755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.772218">
                <text:p>400.772218</text:p>
              </table:table-cell>
              <table:table-cell office:value-type="float" office:value="0.301482">
                <text:p>0.301482</text:p>
              </table:table-cell>
              <table:table-cell office:value-type="float" office:value="3.01482">
                <text:p>3.01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.776828">
                <text:p>400.776828</text:p>
              </table:table-cell>
              <table:table-cell office:value-type="float" office:value="0.330803">
                <text:p>0.330803</text:p>
              </table:table-cell>
              <table:table-cell office:value-type="float" office:value="3.30803">
                <text:p>3.308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.783728">
                <text:p>400.783728</text:p>
              </table:table-cell>
              <table:table-cell office:value-type="float" office:value="0.365763">
                <text:p>0.365763</text:p>
              </table:table-cell>
              <table:table-cell office:value-type="float" office:value="3.65763">
                <text:p>3.65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.789482">
                <text:p>400.789482</text:p>
              </table:table-cell>
              <table:table-cell office:value-type="float" office:value="0.397339">
                <text:p>0.397339</text:p>
              </table:table-cell>
              <table:table-cell office:value-type="float" office:value="3.97339">
                <text:p>3.97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.797546">
                <text:p>400.797546</text:p>
              </table:table-cell>
              <table:table-cell office:value-type="float" office:value="0.446396">
                <text:p>0.446396</text:p>
              </table:table-cell>
              <table:table-cell office:value-type="float" office:value="4.46396">
                <text:p>4.46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.80333">
                <text:p>400.80333</text:p>
              </table:table-cell>
              <table:table-cell office:value-type="float" office:value="0.494326">
                <text:p>0.494326</text:p>
              </table:table-cell>
              <table:table-cell office:value-type="float" office:value="4.94326">
                <text:p>4.943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.810277">
                <text:p>400.810277</text:p>
              </table:table-cell>
              <table:table-cell office:value-type="float" office:value="0.555789">
                <text:p>0.555789</text:p>
              </table:table-cell>
              <table:table-cell office:value-type="float" office:value="5.55789">
                <text:p>5.55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.814947">
                <text:p>400.814947</text:p>
              </table:table-cell>
              <table:table-cell office:value-type="float" office:value="0.617817">
                <text:p>0.617817</text:p>
              </table:table-cell>
              <table:table-cell office:value-type="float" office:value="6.17817">
                <text:p>6.17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.823031">
                <text:p>400.823031</text:p>
              </table:table-cell>
              <table:table-cell office:value-type="float" office:value="0.677588">
                <text:p>0.677588</text:p>
              </table:table-cell>
              <table:table-cell office:value-type="float" office:value="6.77588">
                <text:p>6.77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.828851">
                <text:p>400.828851</text:p>
              </table:table-cell>
              <table:table-cell office:value-type="float" office:value="0.745818">
                <text:p>0.745818</text:p>
              </table:table-cell>
              <table:table-cell office:value-type="float" office:value="7.45818">
                <text:p>7.45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.834685">
                <text:p>400.834685</text:p>
              </table:table-cell>
              <table:table-cell office:value-type="float" office:value="0.82138">
                <text:p>0.82138</text:p>
              </table:table-cell>
              <table:table-cell office:value-type="float" office:value="8.2138">
                <text:p>8.2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0.841636">
                <text:p>400.841636</text:p>
              </table:table-cell>
              <table:table-cell office:value-type="float" office:value="0.885098">
                <text:p>0.885098</text:p>
              </table:table-cell>
              <table:table-cell office:value-type="float" office:value="8.85098">
                <text:p>8.85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.849706">
                <text:p>400.849706</text:p>
              </table:table-cell>
              <table:table-cell office:value-type="float" office:value="0.936975">
                <text:p>0.936975</text:p>
              </table:table-cell>
              <table:table-cell office:value-type="float" office:value="9.36975">
                <text:p>9.36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.853192">
                <text:p>400.853192</text:p>
              </table:table-cell>
              <table:table-cell office:value-type="float" office:value="0.974755">
                <text:p>0.974755</text:p>
              </table:table-cell>
              <table:table-cell office:value-type="float" office:value="9.74755">
                <text:p>9.747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0.861196">
                <text:p>400.861196</text:p>
              </table:table-cell>
              <table:table-cell office:value-type="float" office:value="0.990541">
                <text:p>0.990541</text:p>
              </table:table-cell>
              <table:table-cell office:value-type="float" office:value="9.90541">
                <text:p>9.905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0.868048">
                <text:p>400.868048</text:p>
              </table:table-cell>
              <table:table-cell office:value-type="float" office:value="0.998997">
                <text:p>0.998997</text:p>
              </table:table-cell>
              <table:table-cell office:value-type="float" office:value="9.98997">
                <text:p>9.98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0.875982">
                <text:p>400.875982</text:p>
              </table:table-cell>
              <table:table-cell office:value-type="float" office:value="0.975873">
                <text:p>0.975873</text:p>
              </table:table-cell>
              <table:table-cell office:value-type="float" office:value="9.75873">
                <text:p>9.758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0.880473">
                <text:p>400.880473</text:p>
              </table:table-cell>
              <table:table-cell office:value-type="float" office:value="0.938653">
                <text:p>0.938653</text:p>
              </table:table-cell>
              <table:table-cell office:value-type="float" office:value="9.38653">
                <text:p>9.386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0.889501">
                <text:p>400.889501</text:p>
              </table:table-cell>
              <table:table-cell office:value-type="float" office:value="0.890716">
                <text:p>0.890716</text:p>
              </table:table-cell>
              <table:table-cell office:value-type="float" office:value="8.90716">
                <text:p>8.90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.895096">
                <text:p>400.895096</text:p>
              </table:table-cell>
              <table:table-cell office:value-type="float" office:value="0.833759">
                <text:p>0.833759</text:p>
              </table:table-cell>
              <table:table-cell office:value-type="float" office:value="8.33759">
                <text:p>8.33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.901823">
                <text:p>400.901823</text:p>
              </table:table-cell>
              <table:table-cell office:value-type="float" office:value="0.773418">
                <text:p>0.773418</text:p>
              </table:table-cell>
              <table:table-cell office:value-type="float" office:value="7.73418">
                <text:p>7.73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.908543">
                <text:p>400.908543</text:p>
              </table:table-cell>
              <table:table-cell office:value-type="float" office:value="0.708565">
                <text:p>0.708565</text:p>
              </table:table-cell>
              <table:table-cell office:value-type="float" office:value="7.08565">
                <text:p>7.085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.917543">
                <text:p>400.917543</text:p>
              </table:table-cell>
              <table:table-cell office:value-type="float" office:value="0.644839">
                <text:p>0.644839</text:p>
              </table:table-cell>
              <table:table-cell office:value-type="float" office:value="6.44839">
                <text:p>6.448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.922007">
                <text:p>400.922007</text:p>
              </table:table-cell>
              <table:table-cell office:value-type="float" office:value="0.592957">
                <text:p>0.592957</text:p>
              </table:table-cell>
              <table:table-cell office:value-type="float" office:value="5.92957">
                <text:p>5.929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.929887">
                <text:p>400.929887</text:p>
              </table:table-cell>
              <table:table-cell office:value-type="float" office:value="0.539946">
                <text:p>0.539946</text:p>
              </table:table-cell>
              <table:table-cell office:value-type="float" office:value="5.39946">
                <text:p>5.39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.935516">
                <text:p>400.935516</text:p>
              </table:table-cell>
              <table:table-cell office:value-type="float" office:value="0.502162">
                <text:p>0.502162</text:p>
              </table:table-cell>
              <table:table-cell office:value-type="float" office:value="5.02162">
                <text:p>5.021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.943427">
                <text:p>400.943427</text:p>
              </table:table-cell>
              <table:table-cell office:value-type="float" office:value="0.466632">
                <text:p>0.466632</text:p>
              </table:table-cell>
              <table:table-cell office:value-type="float" office:value="4.66632">
                <text:p>4.66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.950218">
                <text:p>400.950218</text:p>
              </table:table-cell>
              <table:table-cell office:value-type="float" office:value="0.441253">
                <text:p>0.441253</text:p>
              </table:table-cell>
              <table:table-cell office:value-type="float" office:value="4.41253">
                <text:p>4.412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.958149">
                <text:p>400.958149</text:p>
              </table:table-cell>
              <table:table-cell office:value-type="float" office:value="0.416438">
                <text:p>0.416438</text:p>
              </table:table-cell>
              <table:table-cell office:value-type="float" office:value="4.16438">
                <text:p>4.16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.963822">
                <text:p>400.963822</text:p>
              </table:table-cell>
              <table:table-cell office:value-type="float" office:value="0.402901">
                <text:p>0.402901</text:p>
              </table:table-cell>
              <table:table-cell office:value-type="float" office:value="4.02901">
                <text:p>4.02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.970635">
                <text:p>400.970635</text:p>
              </table:table-cell>
              <table:table-cell office:value-type="float" office:value="0.389928">
                <text:p>0.389928</text:p>
              </table:table-cell>
              <table:table-cell office:value-type="float" office:value="3.89928">
                <text:p>3.899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.97518">
                <text:p>400.97518</text:p>
              </table:table-cell>
              <table:table-cell office:value-type="float" office:value="0.383159">
                <text:p>0.383159</text:p>
              </table:table-cell>
              <table:table-cell office:value-type="float" office:value="3.83159">
                <text:p>3.831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.986572">
                <text:p>400.986572</text:p>
              </table:table-cell>
              <table:table-cell office:value-type="float" office:value="0.382026">
                <text:p>0.382026</text:p>
              </table:table-cell>
              <table:table-cell office:value-type="float" office:value="3.82026">
                <text:p>3.82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.995701">
                <text:p>400.995701</text:p>
              </table:table-cell>
              <table:table-cell office:value-type="float" office:value="0.389353">
                <text:p>0.389353</text:p>
              </table:table-cell>
              <table:table-cell office:value-type="float" office:value="3.89353">
                <text:p>3.89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1.00256">
                <text:p>401.00256</text:p>
              </table:table-cell>
              <table:table-cell office:value-type="float" office:value="0.401756">
                <text:p>0.401756</text:p>
              </table:table-cell>
              <table:table-cell office:value-type="float" office:value="4.01756">
                <text:p>4.01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1.010554">
                <text:p>401.010554</text:p>
              </table:table-cell>
              <table:table-cell office:value-type="float" office:value="0.411903">
                <text:p>0.411903</text:p>
              </table:table-cell>
              <table:table-cell office:value-type="float" office:value="4.11903">
                <text:p>4.11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1.016297">
                <text:p>401.016297</text:p>
              </table:table-cell>
              <table:table-cell office:value-type="float" office:value="0.437277">
                <text:p>0.437277</text:p>
              </table:table-cell>
              <table:table-cell office:value-type="float" office:value="4.37277">
                <text:p>4.37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1.024322">
                <text:p>401.024322</text:p>
              </table:table-cell>
              <table:table-cell office:value-type="float" office:value="0.464905">
                <text:p>0.464905</text:p>
              </table:table-cell>
              <table:table-cell office:value-type="float" office:value="4.64905">
                <text:p>4.64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1.030077">
                <text:p>401.030077</text:p>
              </table:table-cell>
              <table:table-cell office:value-type="float" office:value="0.497045">
                <text:p>0.497045</text:p>
              </table:table-cell>
              <table:table-cell office:value-type="float" office:value="4.97045">
                <text:p>4.970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1.036971">
                <text:p>401.036971</text:p>
              </table:table-cell>
              <table:table-cell office:value-type="float" office:value="0.528621">
                <text:p>0.528621</text:p>
              </table:table-cell>
              <table:table-cell office:value-type="float" office:value="5.28621">
                <text:p>5.286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1.04162">
                <text:p>401.04162</text:p>
              </table:table-cell>
              <table:table-cell office:value-type="float" office:value="0.579371">
                <text:p>0.579371</text:p>
              </table:table-cell>
              <table:table-cell office:value-type="float" office:value="5.79371">
                <text:p>5.79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1.049689">
                <text:p>401.049689</text:p>
              </table:table-cell>
              <table:table-cell office:value-type="float" office:value="0.630683">
                <text:p>0.630683</text:p>
              </table:table-cell>
              <table:table-cell office:value-type="float" office:value="6.30683">
                <text:p>6.306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.05435">
                <text:p>401.05435</text:p>
              </table:table-cell>
              <table:table-cell office:value-type="float" office:value="0.6882">
                <text:p>0.6882</text:p>
              </table:table-cell>
              <table:table-cell office:value-type="float" office:value="6.882">
                <text:p>6.8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.062432">
                <text:p>401.062432</text:p>
              </table:table-cell>
              <table:table-cell office:value-type="float" office:value="0.746843">
                <text:p>0.746843</text:p>
              </table:table-cell>
              <table:table-cell office:value-type="float" office:value="7.46843">
                <text:p>7.468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1.068249">
                <text:p>401.068249</text:p>
              </table:table-cell>
              <table:table-cell office:value-type="float" office:value="0.813382">
                <text:p>0.813382</text:p>
              </table:table-cell>
              <table:table-cell office:value-type="float" office:value="8.13382">
                <text:p>8.133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1.075198">
                <text:p>401.075198</text:p>
              </table:table-cell>
              <table:table-cell office:value-type="float" office:value="0.875409">
                <text:p>0.875409</text:p>
              </table:table-cell>
              <table:table-cell office:value-type="float" office:value="8.75409">
                <text:p>8.754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1.079855">
                <text:p>401.079855</text:p>
              </table:table-cell>
              <table:table-cell office:value-type="float" office:value="0.93067">
                <text:p>0.93067</text:p>
              </table:table-cell>
              <table:table-cell office:value-type="float" office:value="9.3067">
                <text:p>9.30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1.089026">
                <text:p>401.089026</text:p>
              </table:table-cell>
              <table:table-cell office:value-type="float" office:value="0.961681">
                <text:p>0.961681</text:p>
              </table:table-cell>
              <table:table-cell office:value-type="float" office:value="9.61681">
                <text:p>9.61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1.093626">
                <text:p>401.093626</text:p>
              </table:table-cell>
              <table:table-cell office:value-type="float" office:value="0.984799">
                <text:p>0.984799</text:p>
              </table:table-cell>
              <table:table-cell office:value-type="float" office:value="9.84799">
                <text:p>9.847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1.103888">
                <text:p>401.103888</text:p>
              </table:table-cell>
              <table:table-cell office:value-type="float" office:value="0.988742">
                <text:p>0.988742</text:p>
              </table:table-cell>
              <table:table-cell office:value-type="float" office:value="9.88742">
                <text:p>9.88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1.106133">
                <text:p>401.106133</text:p>
              </table:table-cell>
              <table:table-cell office:value-type="float" office:value="0.970132">
                <text:p>0.970132</text:p>
              </table:table-cell>
              <table:table-cell office:value-type="float" office:value="9.70132">
                <text:p>9.701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1.115207">
                <text:p>401.115207</text:p>
              </table:table-cell>
              <table:table-cell office:value-type="float" office:value="0.947572">
                <text:p>0.947572</text:p>
              </table:table-cell>
              <table:table-cell office:value-type="float" office:value="9.47572">
                <text:p>9.475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1.120818">
                <text:p>401.120818</text:p>
              </table:table-cell>
              <table:table-cell office:value-type="float" office:value="0.899637">
                <text:p>0.899637</text:p>
              </table:table-cell>
              <table:table-cell office:value-type="float" office:value="8.99637">
                <text:p>8.99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1.127559">
                <text:p>401.127559</text:p>
              </table:table-cell>
              <table:table-cell office:value-type="float" office:value="0.846626">
                <text:p>0.846626</text:p>
              </table:table-cell>
              <table:table-cell office:value-type="float" office:value="8.46626">
                <text:p>8.466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.135409">
                <text:p>401.135409</text:p>
              </table:table-cell>
              <table:table-cell office:value-type="float" office:value="0.777262">
                <text:p>0.777262</text:p>
              </table:table-cell>
              <table:table-cell office:value-type="float" office:value="7.77262">
                <text:p>7.772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.142115">
                <text:p>401.142115</text:p>
              </table:table-cell>
              <table:table-cell office:value-type="float" office:value="0.705078">
                <text:p>0.705078</text:p>
              </table:table-cell>
              <table:table-cell office:value-type="float" office:value="7.05078">
                <text:p>7.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.147699">
                <text:p>401.147699</text:p>
              </table:table-cell>
              <table:table-cell office:value-type="float" office:value="0.642482">
                <text:p>0.642482</text:p>
              </table:table-cell>
              <table:table-cell office:value-type="float" office:value="6.42482">
                <text:p>6.424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1.155573">
                <text:p>401.155573</text:p>
              </table:table-cell>
              <table:table-cell office:value-type="float" office:value="0.586087">
                <text:p>0.586087</text:p>
              </table:table-cell>
              <table:table-cell office:value-type="float" office:value="5.86087">
                <text:p>5.860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1.161187">
                <text:p>401.161187</text:p>
              </table:table-cell>
              <table:table-cell office:value-type="float" office:value="0.539844">
                <text:p>0.539844</text:p>
              </table:table-cell>
              <table:table-cell office:value-type="float" office:value="5.39844">
                <text:p>5.39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1.169079">
                <text:p>401.169079</text:p>
              </table:table-cell>
              <table:table-cell office:value-type="float" office:value="0.4936">
                <text:p>0.4936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1.175834">
                <text:p>401.175834</text:p>
              </table:table-cell>
              <table:table-cell office:value-type="float" office:value="0.448484">
                <text:p>0.448484</text:p>
              </table:table-cell>
              <table:table-cell office:value-type="float" office:value="4.48484">
                <text:p>4.48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1.188305">
                <text:p>401.188305</text:p>
              </table:table-cell>
              <table:table-cell office:value-type="float" office:value="0.413516">
                <text:p>0.413516</text:p>
              </table:table-cell>
              <table:table-cell office:value-type="float" office:value="4.13516">
                <text:p>4.13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1.196198">
                <text:p>401.196198</text:p>
              </table:table-cell>
              <table:table-cell office:value-type="float" office:value="0.367836">
                <text:p>0.367836</text:p>
              </table:table-cell>
              <table:table-cell office:value-type="float" office:value="3.67836">
                <text:p>3.678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1.203004">
                <text:p>401.203004</text:p>
              </table:table-cell>
              <table:table-cell office:value-type="float" office:value="0.350916">
                <text:p>0.350916</text:p>
              </table:table-cell>
              <table:table-cell office:value-type="float" office:value="3.50916">
                <text:p>3.50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1.210949">
                <text:p>401.210949</text:p>
              </table:table-cell>
              <table:table-cell office:value-type="float" office:value="0.333995">
                <text:p>0.333995</text:p>
              </table:table-cell>
              <table:table-cell office:value-type="float" office:value="3.33995">
                <text:p>3.339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1.215489">
                <text:p>401.215489</text:p>
              </table:table-cell>
              <table:table-cell office:value-type="float" office:value="0.323842">
                <text:p>0.323842</text:p>
              </table:table-cell>
              <table:table-cell office:value-type="float" office:value="3.23842">
                <text:p>3.23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1.224588">
                <text:p>401.224588</text:p>
              </table:table-cell>
              <table:table-cell office:value-type="float" office:value="0.314816">
                <text:p>0.314816</text:p>
              </table:table-cell>
              <table:table-cell office:value-type="float" office:value="3.14816">
                <text:p>3.14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1.240532">
                <text:p>401.240532</text:p>
              </table:table-cell>
              <table:table-cell office:value-type="float" office:value="0.310861">
                <text:p>0.310861</text:p>
              </table:table-cell>
              <table:table-cell office:value-type="float" office:value="3.10861">
                <text:p>3.108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1.245104">
                <text:p>401.245104</text:p>
              </table:table-cell>
              <table:table-cell office:value-type="float" office:value="0.318754">
                <text:p>0.318754</text:p>
              </table:table-cell>
              <table:table-cell office:value-type="float" office:value="3.18754">
                <text:p>3.18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1.250812">
                <text:p>401.250812</text:p>
              </table:table-cell>
              <table:table-cell office:value-type="float" office:value="0.324955">
                <text:p>0.324955</text:p>
              </table:table-cell>
              <table:table-cell office:value-type="float" office:value="3.24955">
                <text:p>3.249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1.255389">
                <text:p>401.255389</text:p>
              </table:table-cell>
              <table:table-cell office:value-type="float" office:value="0.335667">
                <text:p>0.335667</text:p>
              </table:table-cell>
              <table:table-cell office:value-type="float" office:value="3.35667">
                <text:p>3.35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1.264534">
                <text:p>401.264534</text:p>
              </table:table-cell>
              <table:table-cell office:value-type="float" office:value="0.352016">
                <text:p>0.352016</text:p>
              </table:table-cell>
              <table:table-cell office:value-type="float" office:value="3.52016">
                <text:p>3.52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1.26799">
                <text:p>401.26799</text:p>
              </table:table-cell>
              <table:table-cell office:value-type="float" office:value="0.372879">
                <text:p>0.372879</text:p>
              </table:table-cell>
              <table:table-cell office:value-type="float" office:value="3.72879">
                <text:p>3.72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1.27601">
                <text:p>401.27601</text:p>
              </table:table-cell>
              <table:table-cell office:value-type="float" office:value="0.397124">
                <text:p>0.397124</text:p>
              </table:table-cell>
              <table:table-cell office:value-type="float" office:value="3.97124">
                <text:p>3.97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1.282895">
                <text:p>401.282895</text:p>
              </table:table-cell>
              <table:table-cell office:value-type="float" office:value="0.424189">
                <text:p>0.424189</text:p>
              </table:table-cell>
              <table:table-cell office:value-type="float" office:value="4.24189">
                <text:p>4.241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1.288651">
                <text:p>401.288651</text:p>
              </table:table-cell>
              <table:table-cell office:value-type="float" office:value="0.456893">
                <text:p>0.456893</text:p>
              </table:table-cell>
              <table:table-cell office:value-type="float" office:value="4.56893">
                <text:p>4.568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1.294395">
                <text:p>401.294395</text:p>
              </table:table-cell>
              <table:table-cell office:value-type="float" office:value="0.48283">
                <text:p>0.48283</text:p>
              </table:table-cell>
              <table:table-cell office:value-type="float" office:value="4.8283">
                <text:p>4.82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1.302434">
                <text:p>401.302434</text:p>
              </table:table-cell>
              <table:table-cell office:value-type="float" office:value="0.517789">
                <text:p>0.517789</text:p>
              </table:table-cell>
              <table:table-cell office:value-type="float" office:value="5.17789">
                <text:p>5.177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1.307041">
                <text:p>401.307041</text:p>
              </table:table-cell>
              <table:table-cell office:value-type="float" office:value="0.545419">
                <text:p>0.545419</text:p>
              </table:table-cell>
              <table:table-cell office:value-type="float" office:value="5.45419">
                <text:p>5.45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1.316199">
                <text:p>401.316199</text:p>
              </table:table-cell>
              <table:table-cell office:value-type="float" office:value="0.568535">
                <text:p>0.568535</text:p>
              </table:table-cell>
              <table:table-cell office:value-type="float" office:value="5.68535">
                <text:p>5.685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1.320795">
                <text:p>401.320795</text:p>
              </table:table-cell>
              <table:table-cell office:value-type="float" office:value="0.589961">
                <text:p>0.589961</text:p>
              </table:table-cell>
              <table:table-cell office:value-type="float" office:value="5.89961">
                <text:p>5.899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1.329924">
                <text:p>401.329924</text:p>
              </table:table-cell>
              <table:table-cell office:value-type="float" office:value="0.597852">
                <text:p>0.597852</text:p>
              </table:table-cell>
              <table:table-cell office:value-type="float" office:value="5.97852">
                <text:p>5.97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1.339028">
                <text:p>401.339028</text:p>
              </table:table-cell>
              <table:table-cell office:value-type="float" office:value="0.591645">
                <text:p>0.591645</text:p>
              </table:table-cell>
              <table:table-cell office:value-type="float" office:value="5.91645">
                <text:p>5.91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1.342427">
                <text:p>401.342427</text:p>
              </table:table-cell>
              <table:table-cell office:value-type="float" office:value="0.580929">
                <text:p>0.580929</text:p>
              </table:table-cell>
              <table:table-cell office:value-type="float" office:value="5.80929">
                <text:p>5.809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1.348079">
                <text:p>401.348079</text:p>
              </table:table-cell>
              <table:table-cell office:value-type="float" office:value="0.555551">
                <text:p>0.555551</text:p>
              </table:table-cell>
              <table:table-cell office:value-type="float" office:value="5.55551">
                <text:p>5.555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1.355995">
                <text:p>401.355995</text:p>
              </table:table-cell>
              <table:table-cell office:value-type="float" office:value="0.522841">
                <text:p>0.522841</text:p>
              </table:table-cell>
              <table:table-cell office:value-type="float" office:value="5.22841">
                <text:p>5.228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1.36276">
                <text:p>401.36276</text:p>
              </table:table-cell>
              <table:table-cell office:value-type="float" office:value="0.4828">
                <text:p>0.4828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1.368388">
                <text:p>401.368388</text:p>
              </table:table-cell>
              <table:table-cell office:value-type="float" office:value="0.445016">
                <text:p>0.445016</text:p>
              </table:table-cell>
              <table:table-cell office:value-type="float" office:value="4.45016">
                <text:p>4.45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1.375159">
                <text:p>401.375159</text:p>
              </table:table-cell>
              <table:table-cell office:value-type="float" office:value="0.408358">
                <text:p>0.408358</text:p>
              </table:table-cell>
              <table:table-cell office:value-type="float" office:value="4.08358">
                <text:p>4.08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1.383063">
                <text:p>401.383063</text:p>
              </table:table-cell>
              <table:table-cell office:value-type="float" office:value="0.368881">
                <text:p>0.368881</text:p>
              </table:table-cell>
              <table:table-cell office:value-type="float" office:value="3.68881">
                <text:p>3.688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1.3887">
                <text:p>401.3887</text:p>
              </table:table-cell>
              <table:table-cell office:value-type="float" office:value="0.335608">
                <text:p>0.335608</text:p>
              </table:table-cell>
              <table:table-cell office:value-type="float" office:value="3.35608">
                <text:p>3.356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1.395486">
                <text:p>401.395486</text:p>
              </table:table-cell>
              <table:table-cell office:value-type="float" office:value="0.307409">
                <text:p>0.307409</text:p>
              </table:table-cell>
              <table:table-cell office:value-type="float" office:value="3.07409">
                <text:p>3.07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1.402276">
                <text:p>401.402276</text:p>
              </table:table-cell>
              <table:table-cell office:value-type="float" office:value="0.28203">
                <text:p>0.28203</text:p>
              </table:table-cell>
              <table:table-cell office:value-type="float" office:value="2.8203">
                <text:p>2.82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1.409078">
                <text:p>401.409078</text:p>
              </table:table-cell>
              <table:table-cell office:value-type="float" office:value="0.262855">
                <text:p>0.262855</text:p>
              </table:table-cell>
              <table:table-cell office:value-type="float" office:value="2.62855">
                <text:p>2.628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1.413601">
                <text:p>401.413601</text:p>
              </table:table-cell>
              <table:table-cell office:value-type="float" office:value="0.24368">
                <text:p>0.24368</text:p>
              </table:table-cell>
              <table:table-cell office:value-type="float" office:value="2.4368">
                <text:p>2.4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1.421549">
                <text:p>401.421549</text:p>
              </table:table-cell>
              <table:table-cell office:value-type="float" office:value="0.227887">
                <text:p>0.227887</text:p>
              </table:table-cell>
              <table:table-cell office:value-type="float" office:value="2.27887">
                <text:p>2.27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1.429503">
                <text:p>401.429503</text:p>
              </table:table-cell>
              <table:table-cell office:value-type="float" office:value="0.216041">
                <text:p>0.216041</text:p>
              </table:table-cell>
              <table:table-cell office:value-type="float" office:value="2.16041">
                <text:p>2.16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1.436323">
                <text:p>401.436323</text:p>
              </table:table-cell>
              <table:table-cell office:value-type="float" office:value="0.207015">
                <text:p>0.207015</text:p>
              </table:table-cell>
              <table:table-cell office:value-type="float" office:value="2.07015">
                <text:p>2.07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1.440858">
                <text:p>401.440858</text:p>
              </table:table-cell>
              <table:table-cell office:value-type="float" office:value="0.194607">
                <text:p>0.194607</text:p>
              </table:table-cell>
              <table:table-cell office:value-type="float" office:value="1.94607">
                <text:p>1.94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1.45224">
                <text:p>401.45224</text:p>
              </table:table-cell>
              <table:table-cell office:value-type="float" office:value="0.187835">
                <text:p>0.187835</text:p>
              </table:table-cell>
              <table:table-cell office:value-type="float" office:value="1.87835">
                <text:p>1.878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1.456789">
                <text:p>401.456789</text:p>
              </table:table-cell>
              <table:table-cell office:value-type="float" office:value="0.182758">
                <text:p>0.182758</text:p>
              </table:table-cell>
              <table:table-cell office:value-type="float" office:value="1.82758">
                <text:p>1.827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1.470454">
                <text:p>401.470454</text:p>
              </table:table-cell>
              <table:table-cell office:value-type="float" office:value="0.178241">
                <text:p>0.178241</text:p>
              </table:table-cell>
              <table:table-cell office:value-type="float" office:value="1.78241">
                <text:p>1.782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1.481856">
                <text:p>401.481856</text:p>
              </table:table-cell>
              <table:table-cell office:value-type="float" office:value="0.182747">
                <text:p>0.182747</text:p>
              </table:table-cell>
              <table:table-cell office:value-type="float" office:value="1.82747">
                <text:p>1.827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1.489844">
                <text:p>401.489844</text:p>
              </table:table-cell>
              <table:table-cell office:value-type="float" office:value="0.18951">
                <text:p>0.18951</text:p>
              </table:table-cell>
              <table:table-cell office:value-type="float" office:value="1.8951">
                <text:p>1.89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1.495557">
                <text:p>401.495557</text:p>
              </table:table-cell>
              <table:table-cell office:value-type="float" office:value="0.198531">
                <text:p>0.198531</text:p>
              </table:table-cell>
              <table:table-cell office:value-type="float" office:value="1.98531">
                <text:p>1.985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1.50355">
                <text:p>401.50355</text:p>
              </table:table-cell>
              <table:table-cell office:value-type="float" office:value="0.208113">
                <text:p>0.208113</text:p>
              </table:table-cell>
              <table:table-cell office:value-type="float" office:value="2.08113">
                <text:p>2.08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1.510406">
                <text:p>401.510406</text:p>
              </table:table-cell>
              <table:table-cell office:value-type="float" office:value="0.218825">
                <text:p>0.218825</text:p>
              </table:table-cell>
              <table:table-cell office:value-type="float" office:value="2.18825">
                <text:p>2.1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1.517267">
                <text:p>401.517267</text:p>
              </table:table-cell>
              <table:table-cell office:value-type="float" office:value="0.232356">
                <text:p>0.232356</text:p>
              </table:table-cell>
              <table:table-cell office:value-type="float" office:value="2.32356">
                <text:p>2.323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1.521849">
                <text:p>401.521849</text:p>
              </table:table-cell>
              <table:table-cell office:value-type="float" office:value="0.245887">
                <text:p>0.245887</text:p>
              </table:table-cell>
              <table:table-cell office:value-type="float" office:value="2.45887">
                <text:p>2.458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1.529844">
                <text:p>401.529844</text:p>
              </table:table-cell>
              <table:table-cell office:value-type="float" office:value="0.256598">
                <text:p>0.256598</text:p>
              </table:table-cell>
              <table:table-cell office:value-type="float" office:value="2.56598">
                <text:p>2.5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1.535561">
                <text:p>401.535561</text:p>
              </table:table-cell>
              <table:table-cell office:value-type="float" office:value="0.26731">
                <text:p>0.26731</text:p>
              </table:table-cell>
              <table:table-cell office:value-type="float" office:value="2.6731">
                <text:p>2.67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1.542412">
                <text:p>401.542412</text:p>
              </table:table-cell>
              <table:table-cell office:value-type="float" office:value="0.275765">
                <text:p>0.275765</text:p>
              </table:table-cell>
              <table:table-cell office:value-type="float" office:value="2.75765">
                <text:p>2.757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1.549261">
                <text:p>401.549261</text:p>
              </table:table-cell>
              <table:table-cell office:value-type="float" office:value="0.282529">
                <text:p>0.282529</text:p>
              </table:table-cell>
              <table:table-cell office:value-type="float" office:value="2.82529">
                <text:p>2.825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1.557238">
                <text:p>401.557238</text:p>
              </table:table-cell>
              <table:table-cell office:value-type="float" office:value="0.28309">
                <text:p>0.28309</text:p>
              </table:table-cell>
              <table:table-cell office:value-type="float" office:value="2.8309">
                <text:p>2.83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1.560647">
                <text:p>401.560647</text:p>
              </table:table-cell>
              <table:table-cell office:value-type="float" office:value="0.278013">
                <text:p>0.278013</text:p>
              </table:table-cell>
              <table:table-cell office:value-type="float" office:value="2.78013">
                <text:p>2.780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1.569746">
                <text:p>401.569746</text:p>
              </table:table-cell>
              <table:table-cell office:value-type="float" office:value="0.268986">
                <text:p>0.268986</text:p>
              </table:table-cell>
              <table:table-cell office:value-type="float" office:value="2.68986">
                <text:p>2.68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1.576558">
                <text:p>401.576558</text:p>
              </table:table-cell>
              <table:table-cell office:value-type="float" office:value="0.25545">
                <text:p>0.25545</text:p>
              </table:table-cell>
              <table:table-cell office:value-type="float" office:value="2.5545">
                <text:p>2.55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1.581093">
                <text:p>401.581093</text:p>
              </table:table-cell>
              <table:table-cell office:value-type="float" office:value="0.243042">
                <text:p>0.243042</text:p>
              </table:table-cell>
              <table:table-cell office:value-type="float" office:value="2.43042">
                <text:p>2.43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1.590177">
                <text:p>401.590177</text:p>
              </table:table-cell>
              <table:table-cell office:value-type="float" office:value="0.225556">
                <text:p>0.225556</text:p>
              </table:table-cell>
              <table:table-cell office:value-type="float" office:value="2.25556">
                <text:p>2.255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1.595842">
                <text:p>401.595842</text:p>
              </table:table-cell>
              <table:table-cell office:value-type="float" office:value="0.207509">
                <text:p>0.207509</text:p>
              </table:table-cell>
              <table:table-cell office:value-type="float" office:value="2.07509">
                <text:p>2.075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1.604926">
                <text:p>401.604926</text:p>
              </table:table-cell>
              <table:table-cell office:value-type="float" office:value="0.190587">
                <text:p>0.190587</text:p>
              </table:table-cell>
              <table:table-cell office:value-type="float" office:value="1.90587">
                <text:p>1.905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1.609451">
                <text:p>401.609451</text:p>
              </table:table-cell>
              <table:table-cell office:value-type="float" office:value="0.17254">
                <text:p>0.17254</text:p>
              </table:table-cell>
              <table:table-cell office:value-type="float" office:value="1.7254">
                <text:p>1.72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1.617407">
                <text:p>401.617407</text:p>
              </table:table-cell>
              <table:table-cell office:value-type="float" office:value="0.161259">
                <text:p>0.161259</text:p>
              </table:table-cell>
              <table:table-cell office:value-type="float" office:value="1.61259">
                <text:p>1.612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1.621941">
                <text:p>401.621941</text:p>
              </table:table-cell>
              <table:table-cell office:value-type="float" office:value="0.148287">
                <text:p>0.148287</text:p>
              </table:table-cell>
              <table:table-cell office:value-type="float" office:value="1.48287">
                <text:p>1.482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1.629898">
                <text:p>401.629898</text:p>
              </table:table-cell>
              <table:table-cell office:value-type="float" office:value="0.137569">
                <text:p>0.137569</text:p>
              </table:table-cell>
              <table:table-cell office:value-type="float" office:value="1.37569">
                <text:p>1.37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1.635579">
                <text:p>401.635579</text:p>
              </table:table-cell>
              <table:table-cell office:value-type="float" office:value="0.129108">
                <text:p>0.129108</text:p>
              </table:table-cell>
              <table:table-cell office:value-type="float" office:value="1.29108">
                <text:p>1.29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1.64354">
                <text:p>401.64354</text:p>
              </table:table-cell>
              <table:table-cell office:value-type="float" office:value="0.120645">
                <text:p>0.120645</text:p>
              </table:table-cell>
              <table:table-cell office:value-type="float" office:value="1.20645">
                <text:p>1.206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1.648085">
                <text:p>401.648085</text:p>
              </table:table-cell>
              <table:table-cell office:value-type="float" office:value="0.113877">
                <text:p>0.113877</text:p>
              </table:table-cell>
              <table:table-cell office:value-type="float" office:value="1.13877">
                <text:p>1.138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1.654912">
                <text:p>401.654912</text:p>
              </table:table-cell>
              <table:table-cell office:value-type="float" office:value="0.108234">
                <text:p>0.108234</text:p>
              </table:table-cell>
              <table:table-cell office:value-type="float" office:value="1.08234">
                <text:p>1.082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1.66288">
                <text:p>401.66288</text:p>
              </table:table-cell>
              <table:table-cell office:value-type="float" office:value="0.104283">
                <text:p>0.104283</text:p>
              </table:table-cell>
              <table:table-cell office:value-type="float" office:value="1.04283">
                <text:p>1.042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1.667429">
                <text:p>401.667429</text:p>
              </table:table-cell>
              <table:table-cell office:value-type="float" office:value="0.099206">
                <text:p>0.099206</text:p>
              </table:table-cell>
              <table:table-cell office:value-type="float" office:value="0.99206">
                <text:p>0.99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1.677677">
                <text:p>401.677677</text:p>
              </table:table-cell>
              <table:table-cell office:value-type="float" office:value="0.095818">
                <text:p>0.095818</text:p>
              </table:table-cell>
              <table:table-cell office:value-type="float" office:value="0.95818">
                <text:p>0.958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1.689065">
                <text:p>401.689065</text:p>
              </table:table-cell>
              <table:table-cell office:value-type="float" office:value="0.09243">
                <text:p>0.09243</text:p>
              </table:table-cell>
              <table:table-cell office:value-type="float" office:value="0.9243">
                <text:p>0.92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1.699316">
                <text:p>401.699316</text:p>
              </table:table-cell>
              <table:table-cell office:value-type="float" office:value="0.09017">
                <text:p>0.09017</text:p>
              </table:table-cell>
              <table:table-cell office:value-type="float" office:value="0.9017">
                <text:p>0.90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1.714132">
                <text:p>401.714132</text:p>
              </table:table-cell>
              <table:table-cell office:value-type="float" office:value="0.092419">
                <text:p>0.092419</text:p>
              </table:table-cell>
              <table:table-cell office:value-type="float" office:value="0.92419">
                <text:p>0.924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1.724393">
                <text:p>401.724393</text:p>
              </table:table-cell>
              <table:table-cell office:value-type="float" office:value="0.095798">
                <text:p>0.095798</text:p>
              </table:table-cell>
              <table:table-cell office:value-type="float" office:value="0.95798">
                <text:p>0.957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1.733519">
                <text:p>401.733519</text:p>
              </table:table-cell>
              <table:table-cell office:value-type="float" office:value="0.101433">
                <text:p>0.101433</text:p>
              </table:table-cell>
              <table:table-cell office:value-type="float" office:value="1.01433">
                <text:p>1.014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1.741506">
                <text:p>401.741506</text:p>
              </table:table-cell>
              <table:table-cell office:value-type="float" office:value="0.107632">
                <text:p>0.107632</text:p>
              </table:table-cell>
              <table:table-cell office:value-type="float" office:value="1.07632">
                <text:p>1.076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1.74949">
                <text:p>401.74949</text:p>
              </table:table-cell>
              <table:table-cell office:value-type="float" office:value="0.11214">
                <text:p>0.11214</text:p>
              </table:table-cell>
              <table:table-cell office:value-type="float" office:value="1.1214">
                <text:p>1.1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1.759751">
                <text:p>401.759751</text:p>
              </table:table-cell>
              <table:table-cell office:value-type="float" office:value="0.116083">
                <text:p>0.116083</text:p>
              </table:table-cell>
              <table:table-cell office:value-type="float" office:value="1.16083">
                <text:p>1.160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1.766594">
                <text:p>401.766594</text:p>
              </table:table-cell>
              <table:table-cell office:value-type="float" office:value="0.119463">
                <text:p>0.119463</text:p>
              </table:table-cell>
              <table:table-cell office:value-type="float" office:value="1.19463">
                <text:p>1.19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1.776852">
                <text:p>401.776852</text:p>
              </table:table-cell>
              <table:table-cell office:value-type="float" office:value="0.12115">
                <text:p>0.12115</text:p>
              </table:table-cell>
              <table:table-cell office:value-type="float" office:value="1.2115">
                <text:p>1.2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1.78482">
                <text:p>401.78482</text:p>
              </table:table-cell>
              <table:table-cell office:value-type="float" office:value="0.116636">
                <text:p>0.116636</text:p>
              </table:table-cell>
              <table:table-cell office:value-type="float" office:value="1.16636">
                <text:p>1.166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1.793923">
                <text:p>401.793923</text:p>
              </table:table-cell>
              <table:table-cell office:value-type="float" office:value="0.109865">
                <text:p>0.109865</text:p>
              </table:table-cell>
              <table:table-cell office:value-type="float" office:value="1.09865">
                <text:p>1.09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1.801885">
                <text:p>401.801885</text:p>
              </table:table-cell>
              <table:table-cell office:value-type="float" office:value="0.10253">
                <text:p>0.10253</text:p>
              </table:table-cell>
              <table:table-cell office:value-type="float" office:value="1.0253">
                <text:p>1.02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1.810987">
                <text:p>401.810987</text:p>
              </table:table-cell>
              <table:table-cell office:value-type="float" office:value="0.095195">
                <text:p>0.095195</text:p>
              </table:table-cell>
              <table:table-cell office:value-type="float" office:value="0.95195">
                <text:p>0.951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1.820086">
                <text:p>401.820086</text:p>
              </table:table-cell>
              <table:table-cell office:value-type="float" office:value="0.086169">
                <text:p>0.086169</text:p>
              </table:table-cell>
              <table:table-cell office:value-type="float" office:value="0.86169">
                <text:p>0.861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1.828049">
                <text:p>401.828049</text:p>
              </table:table-cell>
              <table:table-cell office:value-type="float" office:value="0.078834">
                <text:p>0.078834</text:p>
              </table:table-cell>
              <table:table-cell office:value-type="float" office:value="0.78834">
                <text:p>0.788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1.838289">
                <text:p>401.838289</text:p>
              </table:table-cell>
              <table:table-cell office:value-type="float" office:value="0.070935">
                <text:p>0.070935</text:p>
              </table:table-cell>
              <table:table-cell office:value-type="float" office:value="0.70935">
                <text:p>0.709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1.848532">
                <text:p>401.848532</text:p>
              </table:table-cell>
              <table:table-cell office:value-type="float" office:value="0.064164">
                <text:p>0.064164</text:p>
              </table:table-cell>
              <table:table-cell office:value-type="float" office:value="0.64164">
                <text:p>0.64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.859916">
                <text:p>401.859916</text:p>
              </table:table-cell>
              <table:table-cell office:value-type="float" office:value="0.05852">
                <text:p>0.05852</text:p>
              </table:table-cell>
              <table:table-cell office:value-type="float" office:value="0.5852">
                <text:p>0.58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1.87244">
                <text:p>401.87244</text:p>
              </table:table-cell>
              <table:table-cell office:value-type="float" office:value="0.053439">
                <text:p>0.053439</text:p>
              </table:table-cell>
              <table:table-cell office:value-type="float" office:value="0.53439">
                <text:p>0.534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1.886104">
                <text:p>401.886104</text:p>
              </table:table-cell>
              <table:table-cell office:value-type="float" office:value="0.048358">
                <text:p>0.048358</text:p>
              </table:table-cell>
              <table:table-cell office:value-type="float" office:value="0.48358">
                <text:p>0.483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1.899773">
                <text:p>401.899773</text:p>
              </table:table-cell>
              <table:table-cell office:value-type="float" office:value="0.046096">
                <text:p>0.046096</text:p>
              </table:table-cell>
              <table:table-cell office:value-type="float" office:value="0.46096">
                <text:p>0.460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1.914582">
                <text:p>401.914582</text:p>
              </table:table-cell>
              <table:table-cell office:value-type="float" office:value="0.044398">
                <text:p>0.044398</text:p>
              </table:table-cell>
              <table:table-cell office:value-type="float" office:value="0.44398">
                <text:p>0.443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1.933952">
                <text:p>401.933952</text:p>
              </table:table-cell>
              <table:table-cell office:value-type="float" office:value="0.044389">
                <text:p>0.044389</text:p>
              </table:table-cell>
              <table:table-cell office:value-type="float" office:value="0.44389">
                <text:p>0.443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1.948768">
                <text:p>401.948768</text:p>
              </table:table-cell>
              <table:table-cell office:value-type="float" office:value="0.046638">
                <text:p>0.046638</text:p>
              </table:table-cell>
              <table:table-cell office:value-type="float" office:value="0.46638">
                <text:p>0.466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1.964725">
                <text:p>401.964725</text:p>
              </table:table-cell>
              <table:table-cell office:value-type="float" office:value="0.049451">
                <text:p>0.049451</text:p>
              </table:table-cell>
              <table:table-cell office:value-type="float" office:value="0.49451">
                <text:p>0.494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1.97954">
                <text:p>401.97954</text:p>
              </table:table-cell>
              <table:table-cell office:value-type="float" office:value="0.051136">
                <text:p>0.051136</text:p>
              </table:table-cell>
              <table:table-cell office:value-type="float" office:value="0.51136">
                <text:p>0.511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1.996632">
                <text:p>401.996632</text:p>
              </table:table-cell>
              <table:table-cell office:value-type="float" office:value="0.051128">
                <text:p>0.051128</text:p>
              </table:table-cell>
              <table:table-cell office:value-type="float" office:value="0.51128">
                <text:p>0.51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2.009158">
                <text:p>402.009158</text:p>
              </table:table-cell>
              <table:table-cell office:value-type="float" office:value="0.047175">
                <text:p>0.047175</text:p>
              </table:table-cell>
              <table:table-cell office:value-type="float" office:value="0.47175">
                <text:p>0.471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2.022822">
                <text:p>402.022822</text:p>
              </table:table-cell>
              <table:table-cell office:value-type="float" office:value="0.042094">
                <text:p>0.042094</text:p>
              </table:table-cell>
              <table:table-cell office:value-type="float" office:value="0.42094">
                <text:p>0.420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2.036486">
                <text:p>402.036486</text:p>
              </table:table-cell>
              <table:table-cell office:value-type="float" office:value="0.037577">
                <text:p>0.037577</text:p>
              </table:table-cell>
              <table:table-cell office:value-type="float" office:value="0.37577">
                <text:p>0.375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2.052429">
                <text:p>402.052429</text:p>
              </table:table-cell>
              <table:table-cell office:value-type="float" office:value="0.032495">
                <text:p>0.032495</text:p>
              </table:table-cell>
              <table:table-cell office:value-type="float" office:value="0.32495">
                <text:p>0.324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2.07407">
                <text:p>402.07407</text:p>
              </table:table-cell>
              <table:table-cell office:value-type="float" office:value="0.027974">
                <text:p>0.027974</text:p>
              </table:table-cell>
              <table:table-cell office:value-type="float" office:value="0.27974">
                <text:p>0.279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2.090587">
                <text:p>402.090587</text:p>
              </table:table-cell>
              <table:table-cell office:value-type="float" office:value="0.025993">
                <text:p>0.025993</text:p>
              </table:table-cell>
              <table:table-cell office:value-type="float" office:value="0.25993">
                <text:p>0.259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2.10198">
                <text:p>402.10198</text:p>
              </table:table-cell>
              <table:table-cell office:value-type="float" office:value="0.02486">
                <text:p>0.02486</text:p>
              </table:table-cell>
              <table:table-cell office:value-type="float" office:value="0.2486">
                <text:p>0.24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2.11508">
                <text:p>402.11508</text:p>
              </table:table-cell>
              <table:table-cell office:value-type="float" office:value="0.023444">
                <text:p>0.023444</text:p>
              </table:table-cell>
              <table:table-cell office:value-type="float" office:value="0.23444">
                <text:p>0.234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2.129893">
                <text:p>402.129893</text:p>
              </table:table-cell>
              <table:table-cell office:value-type="float" office:value="0.023438">
                <text:p>0.023438</text:p>
              </table:table-cell>
              <table:table-cell office:value-type="float" office:value="0.23438">
                <text:p>0.234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2.141287">
                <text:p>402.141287</text:p>
              </table:table-cell>
              <table:table-cell office:value-type="float" office:value="0.023715">
                <text:p>0.023715</text:p>
              </table:table-cell>
              <table:table-cell office:value-type="float" office:value="0.23715">
                <text:p>0.237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2.154961">
                <text:p>402.154961</text:p>
              </table:table-cell>
              <table:table-cell office:value-type="float" office:value="0.023991">
                <text:p>0.023991</text:p>
              </table:table-cell>
              <table:table-cell office:value-type="float" office:value="0.23991">
                <text:p>0.23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2.170914">
                <text:p>402.170914</text:p>
              </table:table-cell>
              <table:table-cell office:value-type="float" office:value="0.024829">
                <text:p>0.024829</text:p>
              </table:table-cell>
              <table:table-cell office:value-type="float" office:value="0.24829">
                <text:p>0.248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2.185157">
                <text:p>402.185157</text:p>
              </table:table-cell>
              <table:table-cell office:value-type="float" office:value="0.025105">
                <text:p>0.025105</text:p>
              </table:table-cell>
              <table:table-cell office:value-type="float" office:value="0.25105">
                <text:p>0.251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2.200538">
                <text:p>402.200538</text:p>
              </table:table-cell>
              <table:table-cell office:value-type="float" office:value="0.024816">
                <text:p>0.024816</text:p>
              </table:table-cell>
              <table:table-cell office:value-type="float" office:value="0.24816">
                <text:p>0.248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2.21307">
                <text:p>402.21307</text:p>
              </table:table-cell>
              <table:table-cell office:value-type="float" office:value="0.023965">
                <text:p>0.023965</text:p>
              </table:table-cell>
              <table:table-cell office:value-type="float" office:value="0.23965">
                <text:p>0.239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2.22617">
                <text:p>402.22617</text:p>
              </table:table-cell>
              <table:table-cell office:value-type="float" office:value="0.021985">
                <text:p>0.021985</text:p>
              </table:table-cell>
              <table:table-cell office:value-type="float" office:value="0.21985">
                <text:p>0.219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2.239841">
                <text:p>402.239841</text:p>
              </table:table-cell>
              <table:table-cell office:value-type="float" office:value="0.020852">
                <text:p>0.020852</text:p>
              </table:table-cell>
              <table:table-cell office:value-type="float" office:value="0.20852">
                <text:p>0.20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2.25408">
                <text:p>402.25408</text:p>
              </table:table-cell>
              <table:table-cell office:value-type="float" office:value="0.018872">
                <text:p>0.018872</text:p>
              </table:table-cell>
              <table:table-cell office:value-type="float" office:value="0.18872">
                <text:p>0.188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2.270598">
                <text:p>402.270598</text:p>
              </table:table-cell>
              <table:table-cell office:value-type="float" office:value="0.017173">
                <text:p>0.017173</text:p>
              </table:table-cell>
              <table:table-cell office:value-type="float" office:value="0.17173">
                <text:p>0.17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2.285408">
                <text:p>402.285408</text:p>
              </table:table-cell>
              <table:table-cell office:value-type="float" office:value="0.015756">
                <text:p>0.015756</text:p>
              </table:table-cell>
              <table:table-cell office:value-type="float" office:value="0.15756">
                <text:p>0.15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2.300789">
                <text:p>402.300789</text:p>
              </table:table-cell>
              <table:table-cell office:value-type="float" office:value="0.015186">
                <text:p>0.015186</text:p>
              </table:table-cell>
              <table:table-cell office:value-type="float" office:value="0.15186">
                <text:p>0.151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2.316739">
                <text:p>402.316739</text:p>
              </table:table-cell>
              <table:table-cell office:value-type="float" office:value="0.014333">
                <text:p>0.014333</text:p>
              </table:table-cell>
              <table:table-cell office:value-type="float" office:value="0.14333">
                <text:p>0.14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2.3344">
                <text:p>402.3344</text:p>
              </table:table-cell>
              <table:table-cell office:value-type="float" office:value="0.014043">
                <text:p>0.014043</text:p>
              </table:table-cell>
              <table:table-cell office:value-type="float" office:value="0.14043">
                <text:p>0.140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2.349213">
                <text:p>402.349213</text:p>
              </table:table-cell>
              <table:table-cell office:value-type="float" office:value="0.014318">
                <text:p>0.014318</text:p>
              </table:table-cell>
              <table:table-cell office:value-type="float" office:value="0.14318">
                <text:p>0.143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2.364025">
                <text:p>402.364025</text:p>
              </table:table-cell>
              <table:table-cell office:value-type="float" office:value="0.014594">
                <text:p>0.014594</text:p>
              </table:table-cell>
              <table:table-cell office:value-type="float" office:value="0.14594">
                <text:p>0.145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2.378268">
                <text:p>402.378268</text:p>
              </table:table-cell>
              <table:table-cell office:value-type="float" office:value="0.014869">
                <text:p>0.014869</text:p>
              </table:table-cell>
              <table:table-cell office:value-type="float" office:value="0.14869">
                <text:p>0.148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2.391371">
                <text:p>402.391371</text:p>
              </table:table-cell>
              <table:table-cell office:value-type="float" office:value="0.014582">
                <text:p>0.014582</text:p>
              </table:table-cell>
              <table:table-cell office:value-type="float" office:value="0.14582">
                <text:p>0.145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2.402194">
                <text:p>402.402194</text:p>
              </table:table-cell>
              <table:table-cell office:value-type="float" office:value="0.013731">
                <text:p>0.013731</text:p>
              </table:table-cell>
              <table:table-cell office:value-type="float" office:value="0.13731">
                <text:p>0.137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2.419284">
                <text:p>402.419284</text:p>
              </table:table-cell>
              <table:table-cell office:value-type="float" office:value="0.013159">
                <text:p>0.013159</text:p>
              </table:table-cell>
              <table:table-cell office:value-type="float" office:value="0.13159">
                <text:p>0.131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2.436373">
                <text:p>402.436373</text:p>
              </table:table-cell>
              <table:table-cell office:value-type="float" office:value="0.012024">
                <text:p>0.012024</text:p>
              </table:table-cell>
              <table:table-cell office:value-type="float" office:value="0.12024">
                <text:p>0.120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2.454033">
                <text:p>402.454033</text:p>
              </table:table-cell>
              <table:table-cell office:value-type="float" office:value="0.011452">
                <text:p>0.011452</text:p>
              </table:table-cell>
              <table:table-cell office:value-type="float" office:value="0.11452">
                <text:p>0.114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2.472263">
                <text:p>402.472263</text:p>
              </table:table-cell>
              <table:table-cell office:value-type="float" office:value="0.01088">
                <text:p>0.01088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2.493341">
                <text:p>402.493341</text:p>
              </table:table-cell>
              <table:table-cell office:value-type="float" office:value="0.010589">
                <text:p>0.010589</text:p>
              </table:table-cell>
              <table:table-cell office:value-type="float" office:value="0.10589">
                <text:p>0.105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2.51271">
                <text:p>402.51271</text:p>
              </table:table-cell>
              <table:table-cell office:value-type="float" office:value="0.009735">
                <text:p>0.009735</text:p>
              </table:table-cell>
              <table:table-cell office:value-type="float" office:value="0.09735">
                <text:p>0.09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2.535498">
                <text:p>402.535498</text:p>
              </table:table-cell>
              <table:table-cell office:value-type="float" office:value="0.009725">
                <text:p>0.009725</text:p>
              </table:table-cell>
              <table:table-cell office:value-type="float" office:value="0.09725">
                <text:p>0.097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2.561133">
                <text:p>402.561133</text:p>
              </table:table-cell>
              <table:table-cell office:value-type="float" office:value="0.009149">
                <text:p>0.009149</text:p>
              </table:table-cell>
              <table:table-cell office:value-type="float" office:value="0.09149">
                <text:p>0.091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2.585631">
                <text:p>402.585631</text:p>
              </table:table-cell>
              <table:table-cell office:value-type="float" office:value="0.009138">
                <text:p>0.009138</text:p>
              </table:table-cell>
              <table:table-cell office:value-type="float" office:value="0.09138">
                <text:p>0.091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2.606709">
                <text:p>402.606709</text:p>
              </table:table-cell>
              <table:table-cell office:value-type="float" office:value="0.008565">
                <text:p>0.008565</text:p>
              </table:table-cell>
              <table:table-cell office:value-type="float" office:value="0.08565">
                <text:p>0.08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2.631206">
                <text:p>402.631206</text:p>
              </table:table-cell>
              <table:table-cell office:value-type="float" office:value="0.008554">
                <text:p>0.008554</text:p>
              </table:table-cell>
              <table:table-cell office:value-type="float" office:value="0.08554">
                <text:p>0.085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2.652284">
                <text:p>402.652284</text:p>
              </table:table-cell>
              <table:table-cell office:value-type="float" office:value="0.007981">
                <text:p>0.007981</text:p>
              </table:table-cell>
              <table:table-cell office:value-type="float" office:value="0.07981">
                <text:p>0.079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2.674502">
                <text:p>402.674502</text:p>
              </table:table-cell>
              <table:table-cell office:value-type="float" office:value="0.007689">
                <text:p>0.007689</text:p>
              </table:table-cell>
              <table:table-cell office:value-type="float" office:value="0.07689">
                <text:p>0.076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2.69786">
                <text:p>402.69786</text:p>
              </table:table-cell>
              <table:table-cell office:value-type="float" office:value="0.007679">
                <text:p>0.007679</text:p>
              </table:table-cell>
              <table:table-cell office:value-type="float" office:value="0.07679">
                <text:p>0.076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2.721217">
                <text:p>402.721217</text:p>
              </table:table-cell>
              <table:table-cell office:value-type="float" office:value="0.007387">
                <text:p>0.007387</text:p>
              </table:table-cell>
              <table:table-cell office:value-type="float" office:value="0.07387">
                <text:p>0.073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2.745715">
                <text:p>402.745715</text:p>
              </table:table-cell>
              <table:table-cell office:value-type="float" office:value="0.007376">
                <text:p>0.007376</text:p>
              </table:table-cell>
              <table:table-cell office:value-type="float" office:value="0.07376">
                <text:p>0.073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2.767933">
                <text:p>402.767933</text:p>
              </table:table-cell>
              <table:table-cell office:value-type="float" office:value="0.007084">
                <text:p>0.007084</text:p>
              </table:table-cell>
              <table:table-cell office:value-type="float" office:value="0.07084">
                <text:p>0.070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2.789012">
                <text:p>402.789012</text:p>
              </table:table-cell>
              <table:table-cell office:value-type="float" office:value="0.007357">
                <text:p>0.007357</text:p>
              </table:table-cell>
              <table:table-cell office:value-type="float" office:value="0.07357">
                <text:p>0.073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2.810661">
                <text:p>402.810661</text:p>
              </table:table-cell>
              <table:table-cell office:value-type="float" office:value="0.007347">
                <text:p>0.007347</text:p>
              </table:table-cell>
              <table:table-cell office:value-type="float" office:value="0.07347">
                <text:p>0.073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2.834018">
                <text:p>402.834018</text:p>
              </table:table-cell>
              <table:table-cell office:value-type="float" office:value="0.006773">
                <text:p>0.006773</text:p>
              </table:table-cell>
              <table:table-cell office:value-type="float" office:value="0.06773">
                <text:p>0.067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2.853388">
                <text:p>402.853388</text:p>
              </table:table-cell>
              <table:table-cell office:value-type="float" office:value="0.006764">
                <text:p>0.006764</text:p>
              </table:table-cell>
              <table:table-cell office:value-type="float" office:value="0.06764">
                <text:p>0.067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2.875605">
                <text:p>402.875605</text:p>
              </table:table-cell>
              <table:table-cell office:value-type="float" office:value="0.006191">
                <text:p>0.006191</text:p>
              </table:table-cell>
              <table:table-cell office:value-type="float" office:value="0.06191">
                <text:p>0.06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2.900102">
                <text:p>402.900102</text:p>
              </table:table-cell>
              <table:table-cell office:value-type="float" office:value="0.005898">
                <text:p>0.005898</text:p>
              </table:table-cell>
              <table:table-cell office:value-type="float" office:value="0.05898">
                <text:p>0.058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2.92289">
                <text:p>402.92289</text:p>
              </table:table-cell>
              <table:table-cell office:value-type="float" office:value="0.005888">
                <text:p>0.005888</text:p>
              </table:table-cell>
              <table:table-cell office:value-type="float" office:value="0.05888">
                <text:p>0.058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2.94283">
                <text:p>402.94283</text:p>
              </table:table-cell>
              <table:table-cell office:value-type="float" office:value="0.006161">
                <text:p>0.006161</text:p>
              </table:table-cell>
              <table:table-cell office:value-type="float" office:value="0.06161">
                <text:p>0.061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2.957642">
                <text:p>402.957642</text:p>
              </table:table-cell>
              <table:table-cell office:value-type="float" office:value="0.00559">
                <text:p>0.00559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2.978151">
                <text:p>402.978151</text:p>
              </table:table-cell>
              <table:table-cell office:value-type="float" office:value="0.005581">
                <text:p>0.005581</text:p>
              </table:table-cell>
              <table:table-cell office:value-type="float" office:value="0.05581">
                <text:p>0.055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2.99866">
                <text:p>402.99866</text:p>
              </table:table-cell>
              <table:table-cell office:value-type="float" office:value="0.00529">
                <text:p>0.00529</text:p>
              </table:table-cell>
              <table:table-cell office:value-type="float" office:value="0.0529">
                <text:p>0.05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3.015181">
                <text:p>403.015181</text:p>
              </table:table-cell>
              <table:table-cell office:value-type="float" office:value="0.005283">
                <text:p>0.005283</text:p>
              </table:table-cell>
              <table:table-cell office:value-type="float" office:value="0.05283">
                <text:p>0.052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3.040818">
                <text:p>403.040818</text:p>
              </table:table-cell>
              <table:table-cell office:value-type="float" office:value="0.005272">
                <text:p>0.005272</text:p>
              </table:table-cell>
              <table:table-cell office:value-type="float" office:value="0.05272">
                <text:p>0.052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3.065884">
                <text:p>403.065884</text:p>
              </table:table-cell>
              <table:table-cell office:value-type="float" office:value="0.004415">
                <text:p>0.004415</text:p>
              </table:table-cell>
              <table:table-cell office:value-type="float" office:value="0.04415">
                <text:p>0.044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3.089812">
                <text:p>403.089812</text:p>
              </table:table-cell>
              <table:table-cell office:value-type="float" office:value="0.004686">
                <text:p>0.004686</text:p>
              </table:table-cell>
              <table:table-cell office:value-type="float" office:value="0.04686">
                <text:p>0.046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3.126842">
                <text:p>403.126842</text:p>
              </table:table-cell>
              <table:table-cell office:value-type="float" office:value="0.004106">
                <text:p>0.004106</text:p>
              </table:table-cell>
              <table:table-cell office:value-type="float" office:value="0.04106">
                <text:p>0.041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3.165013">
                <text:p>403.165013</text:p>
              </table:table-cell>
              <table:table-cell office:value-type="float" office:value="0.004653">
                <text:p>0.004653</text:p>
              </table:table-cell>
              <table:table-cell office:value-type="float" office:value="0.04653">
                <text:p>0.046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3.199765">
                <text:p>403.199765</text:p>
              </table:table-cell>
              <table:table-cell office:value-type="float" office:value="0.004638">
                <text:p>0.004638</text:p>
              </table:table-cell>
              <table:table-cell office:value-type="float" office:value="0.04638">
                <text:p>0.046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3.234516">
                <text:p>403.234516</text:p>
              </table:table-cell>
              <table:table-cell office:value-type="float" office:value="0.004058">
                <text:p>0.004058</text:p>
              </table:table-cell>
              <table:table-cell office:value-type="float" office:value="0.04058">
                <text:p>0.040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3.255594">
                <text:p>403.255594</text:p>
              </table:table-cell>
              <table:table-cell office:value-type="float" office:value="0.003767">
                <text:p>0.003767</text:p>
              </table:table-cell>
              <table:table-cell office:value-type="float" office:value="0.03767">
                <text:p>0.037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3.276674">
                <text:p>403.276674</text:p>
              </table:table-cell>
              <table:table-cell office:value-type="float" office:value="0.004322">
                <text:p>0.004322</text:p>
              </table:table-cell>
              <table:table-cell office:value-type="float" office:value="0.04322">
                <text:p>0.043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3.294905">
                <text:p>403.294905</text:p>
              </table:table-cell>
              <table:table-cell office:value-type="float" office:value="0.004313">
                <text:p>0.004313</text:p>
              </table:table-cell>
              <table:table-cell office:value-type="float" office:value="0.04313">
                <text:p>0.04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9.006cm" xlink:href=".." xlink:type="simple" chart:class="chart:scatter" chart:style-name="ch1">
        <chart:legend chart:legend-position="end" svg:x="10.967cm" svg:y="1.954cm" style:legend-expansion="custom" chartooo:width="5.917cm" chartooo:height="0.598cm" style:legend-expansion-aspect-ratio="9.89464882943144" chart:style-name="ch2"/>
        <chart:plot-area chart:style-name="ch3" table:cell-range-address="N1spistarBL25SU_semicolon.A1:N1spistarBL25SU_semicolon.B278" chart:data-source-has-labels="row" svg:x="0.009cm" svg:y="0.18cm" svg:width="18.676cm" svg:height="8.645cm">
          <chartooo:coordinate-region svg:x="1.107cm" svg:y="0.38cm" svg:width="17.153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1spistarBL25SU_semicolon.B2:N1spistarBL25SU_semicolon.B278" chart:label-cell-address="N1spistarBL25SU_semicolon.B1:N1spistarBL25SU_semicolon.B1" chart:class="chart:scatter">
            <chart:domain table:cell-range-address="N1spistarBL25SU_semicolon.A2:N1spistarBL25SU_semicolon.A278"/>
            <chart:data-point chart:repeated="2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ion yield (arb. Units)</text:p>
                <draw:g>
                  <svg:desc>N1spistarBL25SU_semicolon.B1:N1spistarBL25SU_semicol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9.902321">
                <text:p>399.902321</text:p>
                <draw:g>
                  <svg:desc>N1spistarBL25SU_semicolon.A2:N1spistarBL25SU_semicolon.A278</svg:desc>
                </draw:g>
              </table:table-cell>
              <table:table-cell office:value-type="float" office:value="0.009761">
                <text:p>0.009761</text:p>
                <draw:g>
                  <svg:desc>N1spistarBL25SU_semicolon.B2:N1spistarBL25SU_semicolon.B2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.920551">
                <text:p>399.920551</text:p>
              </table:table-cell>
              <table:table-cell office:value-type="float" office:value="0.009753">
                <text:p>0.00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.936503">
                <text:p>399.936503</text:p>
              </table:table-cell>
              <table:table-cell office:value-type="float" office:value="0.009746">
                <text:p>0.009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.952455">
                <text:p>399.952455</text:p>
              </table:table-cell>
              <table:table-cell office:value-type="float" office:value="0.009739">
                <text:p>0.009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.972966">
                <text:p>399.972966</text:p>
              </table:table-cell>
              <table:table-cell office:value-type="float" office:value="0.010858">
                <text:p>0.010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.988918">
                <text:p>399.988918</text:p>
              </table:table-cell>
              <table:table-cell office:value-type="float" office:value="0.010851">
                <text:p>0.010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.002593">
                <text:p>400.002593</text:p>
              </table:table-cell>
              <table:table-cell office:value-type="float" office:value="0.011973">
                <text:p>0.011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.029939">
                <text:p>400.029939</text:p>
              </table:table-cell>
              <table:table-cell office:value-type="float" office:value="0.011961">
                <text:p>0.011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.055006">
                <text:p>400.055006</text:p>
              </table:table-cell>
              <table:table-cell office:value-type="float" office:value="0.011949">
                <text:p>0.01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.08919">
                <text:p>400.08919</text:p>
              </table:table-cell>
              <table:table-cell office:value-type="float" office:value="0.013062">
                <text:p>0.013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.116536">
                <text:p>400.116536</text:p>
              </table:table-cell>
              <table:table-cell office:value-type="float" office:value="0.01305">
                <text:p>0.01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.141605">
                <text:p>400.141605</text:p>
              </table:table-cell>
              <table:table-cell office:value-type="float" office:value="0.014167">
                <text:p>0.014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.175787">
                <text:p>400.175787</text:p>
              </table:table-cell>
              <table:table-cell office:value-type="float" office:value="0.014152">
                <text:p>0.014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.205414">
                <text:p>400.205414</text:p>
              </table:table-cell>
              <table:table-cell office:value-type="float" office:value="0.015266">
                <text:p>0.015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.230483">
                <text:p>400.230483</text:p>
              </table:table-cell>
              <table:table-cell office:value-type="float" office:value="0.016383">
                <text:p>0.016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.257831">
                <text:p>400.257831</text:p>
              </table:table-cell>
              <table:table-cell office:value-type="float" office:value="0.017499">
                <text:p>0.01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.280621">
                <text:p>400.280621</text:p>
              </table:table-cell>
              <table:table-cell office:value-type="float" office:value="0.018617">
                <text:p>0.018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.310248">
                <text:p>400.310248</text:p>
              </table:table-cell>
              <table:table-cell office:value-type="float" office:value="0.019731">
                <text:p>0.019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.342155">
                <text:p>400.342155</text:p>
              </table:table-cell>
              <table:table-cell office:value-type="float" office:value="0.021973">
                <text:p>0.021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367226">
                <text:p>400.367226</text:p>
              </table:table-cell>
              <table:table-cell office:value-type="float" office:value="0.024217">
                <text:p>0.024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.390017">
                <text:p>400.390017</text:p>
              </table:table-cell>
              <table:table-cell office:value-type="float" office:value="0.025335">
                <text:p>0.025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.417366">
                <text:p>400.417366</text:p>
              </table:table-cell>
              <table:table-cell office:value-type="float" office:value="0.027579">
                <text:p>0.027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.442438">
                <text:p>400.442438</text:p>
              </table:table-cell>
              <table:table-cell office:value-type="float" office:value="0.029823">
                <text:p>0.029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.467511">
                <text:p>400.467511</text:p>
              </table:table-cell>
              <table:table-cell office:value-type="float" office:value="0.033196">
                <text:p>0.033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.494863">
                <text:p>400.494863</text:p>
              </table:table-cell>
              <table:table-cell office:value-type="float" office:value="0.036567">
                <text:p>0.0365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.515378">
                <text:p>400.515378</text:p>
              </table:table-cell>
              <table:table-cell office:value-type="float" office:value="0.039941">
                <text:p>0.039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.540455">
                <text:p>400.540455</text:p>
              </table:table-cell>
              <table:table-cell office:value-type="float" office:value="0.045569">
                <text:p>0.0455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.560973">
                <text:p>400.560973</text:p>
              </table:table-cell>
              <table:table-cell office:value-type="float" office:value="0.050072">
                <text:p>0.050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.581492">
                <text:p>400.581492</text:p>
              </table:table-cell>
              <table:table-cell office:value-type="float" office:value="0.055702">
                <text:p>0.055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.598594">
                <text:p>400.598594</text:p>
              </table:table-cell>
              <table:table-cell office:value-type="float" office:value="0.061333">
                <text:p>0.061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.613417">
                <text:p>400.613417</text:p>
              </table:table-cell>
              <table:table-cell office:value-type="float" office:value="0.06753">
                <text:p>0.06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.628239">
                <text:p>400.628239</text:p>
              </table:table-cell>
              <table:table-cell office:value-type="float" office:value="0.072598">
                <text:p>0.0725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.639644">
                <text:p>400.639644</text:p>
              </table:table-cell>
              <table:table-cell office:value-type="float" office:value="0.078796">
                <text:p>0.078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.648772">
                <text:p>400.648772</text:p>
              </table:table-cell>
              <table:table-cell office:value-type="float" office:value="0.086123">
                <text:p>0.086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.660179">
                <text:p>400.660179</text:p>
              </table:table-cell>
              <table:table-cell office:value-type="float" office:value="0.092885">
                <text:p>0.0928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.671587">
                <text:p>400.671587</text:p>
              </table:table-cell>
              <table:table-cell office:value-type="float" office:value="0.100775">
                <text:p>0.100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.681857">
                <text:p>400.681857</text:p>
              </table:table-cell>
              <table:table-cell office:value-type="float" office:value="0.109229">
                <text:p>0.109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.687566">
                <text:p>400.687566</text:p>
              </table:table-cell>
              <table:table-cell office:value-type="float" office:value="0.115993">
                <text:p>0.115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.693273">
                <text:p>400.693273</text:p>
              </table:table-cell>
              <table:table-cell office:value-type="float" office:value="0.121066">
                <text:p>0.121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.700123">
                <text:p>400.700123</text:p>
              </table:table-cell>
              <table:table-cell office:value-type="float" office:value="0.128957">
                <text:p>0.1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5842">
                <text:p>400.705842</text:p>
              </table:table-cell>
              <table:table-cell office:value-type="float" office:value="0.140797">
                <text:p>0.140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.710413">
                <text:p>400.710413</text:p>
              </table:table-cell>
              <table:table-cell office:value-type="float" office:value="0.148126">
                <text:p>0.1481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.718409">
                <text:p>400.718409</text:p>
              </table:table-cell>
              <table:table-cell office:value-type="float" office:value="0.159401">
                <text:p>0.159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.724125">
                <text:p>400.724125</text:p>
              </table:table-cell>
              <table:table-cell office:value-type="float" office:value="0.170112">
                <text:p>0.170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.730986">
                <text:p>400.730986</text:p>
              </table:table-cell>
              <table:table-cell office:value-type="float" office:value="0.183643">
                <text:p>0.183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.737848">
                <text:p>400.737848</text:p>
              </table:table-cell>
              <table:table-cell office:value-type="float" office:value="0.197738">
                <text:p>0.197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.744716">
                <text:p>400.744716</text:p>
              </table:table-cell>
              <table:table-cell office:value-type="float" office:value="0.215216">
                <text:p>0.215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.750445">
                <text:p>400.750445</text:p>
              </table:table-cell>
              <table:table-cell office:value-type="float" office:value="0.232695">
                <text:p>0.2326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.757315">
                <text:p>400.757315</text:p>
              </table:table-cell>
              <table:table-cell office:value-type="float" office:value="0.251301">
                <text:p>0.251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.764195">
                <text:p>400.764195</text:p>
              </table:table-cell>
              <table:table-cell office:value-type="float" office:value="0.275546">
                <text:p>0.2755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.772218">
                <text:p>400.772218</text:p>
              </table:table-cell>
              <table:table-cell office:value-type="float" office:value="0.301482">
                <text:p>0.301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.776828">
                <text:p>400.776828</text:p>
              </table:table-cell>
              <table:table-cell office:value-type="float" office:value="0.330803">
                <text:p>0.3308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.783728">
                <text:p>400.783728</text:p>
              </table:table-cell>
              <table:table-cell office:value-type="float" office:value="0.365763">
                <text:p>0.365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.789482">
                <text:p>400.789482</text:p>
              </table:table-cell>
              <table:table-cell office:value-type="float" office:value="0.397339">
                <text:p>0.397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.797546">
                <text:p>400.797546</text:p>
              </table:table-cell>
              <table:table-cell office:value-type="float" office:value="0.446396">
                <text:p>0.446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.80333">
                <text:p>400.80333</text:p>
              </table:table-cell>
              <table:table-cell office:value-type="float" office:value="0.494326">
                <text:p>0.4943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.810277">
                <text:p>400.810277</text:p>
              </table:table-cell>
              <table:table-cell office:value-type="float" office:value="0.555789">
                <text:p>0.555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.814947">
                <text:p>400.814947</text:p>
              </table:table-cell>
              <table:table-cell office:value-type="float" office:value="0.617817">
                <text:p>0.617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.823031">
                <text:p>400.823031</text:p>
              </table:table-cell>
              <table:table-cell office:value-type="float" office:value="0.677588">
                <text:p>0.677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.828851">
                <text:p>400.828851</text:p>
              </table:table-cell>
              <table:table-cell office:value-type="float" office:value="0.745818">
                <text:p>0.745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.834685">
                <text:p>400.834685</text:p>
              </table:table-cell>
              <table:table-cell office:value-type="float" office:value="0.82138">
                <text:p>0.82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0.841636">
                <text:p>400.841636</text:p>
              </table:table-cell>
              <table:table-cell office:value-type="float" office:value="0.885098">
                <text:p>0.885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.849706">
                <text:p>400.849706</text:p>
              </table:table-cell>
              <table:table-cell office:value-type="float" office:value="0.936975">
                <text:p>0.936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.853192">
                <text:p>400.853192</text:p>
              </table:table-cell>
              <table:table-cell office:value-type="float" office:value="0.974755">
                <text:p>0.9747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0.861196">
                <text:p>400.861196</text:p>
              </table:table-cell>
              <table:table-cell office:value-type="float" office:value="0.990541">
                <text:p>0.9905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0.868048">
                <text:p>400.868048</text:p>
              </table:table-cell>
              <table:table-cell office:value-type="float" office:value="0.998997">
                <text:p>0.998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0.875982">
                <text:p>400.875982</text:p>
              </table:table-cell>
              <table:table-cell office:value-type="float" office:value="0.975873">
                <text:p>0.9758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0.880473">
                <text:p>400.880473</text:p>
              </table:table-cell>
              <table:table-cell office:value-type="float" office:value="0.938653">
                <text:p>0.9386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0.889501">
                <text:p>400.889501</text:p>
              </table:table-cell>
              <table:table-cell office:value-type="float" office:value="0.890716">
                <text:p>0.890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.895096">
                <text:p>400.895096</text:p>
              </table:table-cell>
              <table:table-cell office:value-type="float" office:value="0.833759">
                <text:p>0.833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.901823">
                <text:p>400.901823</text:p>
              </table:table-cell>
              <table:table-cell office:value-type="float" office:value="0.773418">
                <text:p>0.773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.908543">
                <text:p>400.908543</text:p>
              </table:table-cell>
              <table:table-cell office:value-type="float" office:value="0.708565">
                <text:p>0.7085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.917543">
                <text:p>400.917543</text:p>
              </table:table-cell>
              <table:table-cell office:value-type="float" office:value="0.644839">
                <text:p>0.6448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.922007">
                <text:p>400.922007</text:p>
              </table:table-cell>
              <table:table-cell office:value-type="float" office:value="0.592957">
                <text:p>0.5929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.929887">
                <text:p>400.929887</text:p>
              </table:table-cell>
              <table:table-cell office:value-type="float" office:value="0.539946">
                <text:p>0.539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.935516">
                <text:p>400.935516</text:p>
              </table:table-cell>
              <table:table-cell office:value-type="float" office:value="0.502162">
                <text:p>0.5021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.943427">
                <text:p>400.943427</text:p>
              </table:table-cell>
              <table:table-cell office:value-type="float" office:value="0.466632">
                <text:p>0.466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.950218">
                <text:p>400.950218</text:p>
              </table:table-cell>
              <table:table-cell office:value-type="float" office:value="0.441253">
                <text:p>0.4412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.958149">
                <text:p>400.958149</text:p>
              </table:table-cell>
              <table:table-cell office:value-type="float" office:value="0.416438">
                <text:p>0.416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.963822">
                <text:p>400.963822</text:p>
              </table:table-cell>
              <table:table-cell office:value-type="float" office:value="0.402901">
                <text:p>0.402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.970635">
                <text:p>400.970635</text:p>
              </table:table-cell>
              <table:table-cell office:value-type="float" office:value="0.389928">
                <text:p>0.3899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.97518">
                <text:p>400.97518</text:p>
              </table:table-cell>
              <table:table-cell office:value-type="float" office:value="0.383159">
                <text:p>0.3831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.986572">
                <text:p>400.986572</text:p>
              </table:table-cell>
              <table:table-cell office:value-type="float" office:value="0.382026">
                <text:p>0.382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.995701">
                <text:p>400.995701</text:p>
              </table:table-cell>
              <table:table-cell office:value-type="float" office:value="0.389353">
                <text:p>0.389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1.00256">
                <text:p>401.00256</text:p>
              </table:table-cell>
              <table:table-cell office:value-type="float" office:value="0.401756">
                <text:p>0.401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1.010554">
                <text:p>401.010554</text:p>
              </table:table-cell>
              <table:table-cell office:value-type="float" office:value="0.411903">
                <text:p>0.411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1.016297">
                <text:p>401.016297</text:p>
              </table:table-cell>
              <table:table-cell office:value-type="float" office:value="0.437277">
                <text:p>0.437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1.024322">
                <text:p>401.024322</text:p>
              </table:table-cell>
              <table:table-cell office:value-type="float" office:value="0.464905">
                <text:p>0.464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1.030077">
                <text:p>401.030077</text:p>
              </table:table-cell>
              <table:table-cell office:value-type="float" office:value="0.497045">
                <text:p>0.4970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1.036971">
                <text:p>401.036971</text:p>
              </table:table-cell>
              <table:table-cell office:value-type="float" office:value="0.528621">
                <text:p>0.5286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1.04162">
                <text:p>401.04162</text:p>
              </table:table-cell>
              <table:table-cell office:value-type="float" office:value="0.579371">
                <text:p>0.579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1.049689">
                <text:p>401.049689</text:p>
              </table:table-cell>
              <table:table-cell office:value-type="float" office:value="0.630683">
                <text:p>0.6306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.05435">
                <text:p>401.05435</text:p>
              </table:table-cell>
              <table:table-cell office:value-type="float" office:value="0.6882">
                <text:p>0.68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.062432">
                <text:p>401.062432</text:p>
              </table:table-cell>
              <table:table-cell office:value-type="float" office:value="0.746843">
                <text:p>0.7468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1.068249">
                <text:p>401.068249</text:p>
              </table:table-cell>
              <table:table-cell office:value-type="float" office:value="0.813382">
                <text:p>0.8133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1.075198">
                <text:p>401.075198</text:p>
              </table:table-cell>
              <table:table-cell office:value-type="float" office:value="0.875409">
                <text:p>0.8754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1.079855">
                <text:p>401.079855</text:p>
              </table:table-cell>
              <table:table-cell office:value-type="float" office:value="0.93067">
                <text:p>0.930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1.089026">
                <text:p>401.089026</text:p>
              </table:table-cell>
              <table:table-cell office:value-type="float" office:value="0.961681">
                <text:p>0.961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1.093626">
                <text:p>401.093626</text:p>
              </table:table-cell>
              <table:table-cell office:value-type="float" office:value="0.984799">
                <text:p>0.9847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1.103888">
                <text:p>401.103888</text:p>
              </table:table-cell>
              <table:table-cell office:value-type="float" office:value="0.988742">
                <text:p>0.988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1.106133">
                <text:p>401.106133</text:p>
              </table:table-cell>
              <table:table-cell office:value-type="float" office:value="0.970132">
                <text:p>0.9701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1.115207">
                <text:p>401.115207</text:p>
              </table:table-cell>
              <table:table-cell office:value-type="float" office:value="0.947572">
                <text:p>0.9475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1.120818">
                <text:p>401.120818</text:p>
              </table:table-cell>
              <table:table-cell office:value-type="float" office:value="0.899637">
                <text:p>0.899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1.127559">
                <text:p>401.127559</text:p>
              </table:table-cell>
              <table:table-cell office:value-type="float" office:value="0.846626">
                <text:p>0.8466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.135409">
                <text:p>401.135409</text:p>
              </table:table-cell>
              <table:table-cell office:value-type="float" office:value="0.777262">
                <text:p>0.7772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.142115">
                <text:p>401.142115</text:p>
              </table:table-cell>
              <table:table-cell office:value-type="float" office:value="0.705078">
                <text:p>0.7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.147699">
                <text:p>401.147699</text:p>
              </table:table-cell>
              <table:table-cell office:value-type="float" office:value="0.642482">
                <text:p>0.6424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1.155573">
                <text:p>401.155573</text:p>
              </table:table-cell>
              <table:table-cell office:value-type="float" office:value="0.586087">
                <text:p>0.5860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1.161187">
                <text:p>401.161187</text:p>
              </table:table-cell>
              <table:table-cell office:value-type="float" office:value="0.539844">
                <text:p>0.539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1.169079">
                <text:p>401.169079</text:p>
              </table:table-cell>
              <table:table-cell office:value-type="float" office:value="0.4936">
                <text:p>0.4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1.175834">
                <text:p>401.175834</text:p>
              </table:table-cell>
              <table:table-cell office:value-type="float" office:value="0.448484">
                <text:p>0.448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1.188305">
                <text:p>401.188305</text:p>
              </table:table-cell>
              <table:table-cell office:value-type="float" office:value="0.413516">
                <text:p>0.413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1.196198">
                <text:p>401.196198</text:p>
              </table:table-cell>
              <table:table-cell office:value-type="float" office:value="0.367836">
                <text:p>0.3678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1.203004">
                <text:p>401.203004</text:p>
              </table:table-cell>
              <table:table-cell office:value-type="float" office:value="0.350916">
                <text:p>0.350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1.210949">
                <text:p>401.210949</text:p>
              </table:table-cell>
              <table:table-cell office:value-type="float" office:value="0.333995">
                <text:p>0.3339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1.215489">
                <text:p>401.215489</text:p>
              </table:table-cell>
              <table:table-cell office:value-type="float" office:value="0.323842">
                <text:p>0.323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1.224588">
                <text:p>401.224588</text:p>
              </table:table-cell>
              <table:table-cell office:value-type="float" office:value="0.314816">
                <text:p>0.314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1.240532">
                <text:p>401.240532</text:p>
              </table:table-cell>
              <table:table-cell office:value-type="float" office:value="0.310861">
                <text:p>0.3108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1.245104">
                <text:p>401.245104</text:p>
              </table:table-cell>
              <table:table-cell office:value-type="float" office:value="0.318754">
                <text:p>0.318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1.250812">
                <text:p>401.250812</text:p>
              </table:table-cell>
              <table:table-cell office:value-type="float" office:value="0.324955">
                <text:p>0.3249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1.255389">
                <text:p>401.255389</text:p>
              </table:table-cell>
              <table:table-cell office:value-type="float" office:value="0.335667">
                <text:p>0.335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1.264534">
                <text:p>401.264534</text:p>
              </table:table-cell>
              <table:table-cell office:value-type="float" office:value="0.352016">
                <text:p>0.352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1.26799">
                <text:p>401.26799</text:p>
              </table:table-cell>
              <table:table-cell office:value-type="float" office:value="0.372879">
                <text:p>0.372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1.27601">
                <text:p>401.27601</text:p>
              </table:table-cell>
              <table:table-cell office:value-type="float" office:value="0.397124">
                <text:p>0.397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1.282895">
                <text:p>401.282895</text:p>
              </table:table-cell>
              <table:table-cell office:value-type="float" office:value="0.424189">
                <text:p>0.4241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1.288651">
                <text:p>401.288651</text:p>
              </table:table-cell>
              <table:table-cell office:value-type="float" office:value="0.456893">
                <text:p>0.4568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1.294395">
                <text:p>401.294395</text:p>
              </table:table-cell>
              <table:table-cell office:value-type="float" office:value="0.48283">
                <text:p>0.482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1.302434">
                <text:p>401.302434</text:p>
              </table:table-cell>
              <table:table-cell office:value-type="float" office:value="0.517789">
                <text:p>0.5177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1.307041">
                <text:p>401.307041</text:p>
              </table:table-cell>
              <table:table-cell office:value-type="float" office:value="0.545419">
                <text:p>0.545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1.316199">
                <text:p>401.316199</text:p>
              </table:table-cell>
              <table:table-cell office:value-type="float" office:value="0.568535">
                <text:p>0.5685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1.320795">
                <text:p>401.320795</text:p>
              </table:table-cell>
              <table:table-cell office:value-type="float" office:value="0.589961">
                <text:p>0.5899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1.329924">
                <text:p>401.329924</text:p>
              </table:table-cell>
              <table:table-cell office:value-type="float" office:value="0.597852">
                <text:p>0.597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1.339028">
                <text:p>401.339028</text:p>
              </table:table-cell>
              <table:table-cell office:value-type="float" office:value="0.591645">
                <text:p>0.591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1.342427">
                <text:p>401.342427</text:p>
              </table:table-cell>
              <table:table-cell office:value-type="float" office:value="0.580929">
                <text:p>0.5809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1.348079">
                <text:p>401.348079</text:p>
              </table:table-cell>
              <table:table-cell office:value-type="float" office:value="0.555551">
                <text:p>0.5555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1.355995">
                <text:p>401.355995</text:p>
              </table:table-cell>
              <table:table-cell office:value-type="float" office:value="0.522841">
                <text:p>0.5228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1.36276">
                <text:p>401.36276</text:p>
              </table:table-cell>
              <table:table-cell office:value-type="float" office:value="0.4828">
                <text:p>0.4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1.368388">
                <text:p>401.368388</text:p>
              </table:table-cell>
              <table:table-cell office:value-type="float" office:value="0.445016">
                <text:p>0.445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1.375159">
                <text:p>401.375159</text:p>
              </table:table-cell>
              <table:table-cell office:value-type="float" office:value="0.408358">
                <text:p>0.408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1.383063">
                <text:p>401.383063</text:p>
              </table:table-cell>
              <table:table-cell office:value-type="float" office:value="0.368881">
                <text:p>0.3688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1.3887">
                <text:p>401.3887</text:p>
              </table:table-cell>
              <table:table-cell office:value-type="float" office:value="0.335608">
                <text:p>0.3356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1.395486">
                <text:p>401.395486</text:p>
              </table:table-cell>
              <table:table-cell office:value-type="float" office:value="0.307409">
                <text:p>0.307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1.402276">
                <text:p>401.402276</text:p>
              </table:table-cell>
              <table:table-cell office:value-type="float" office:value="0.28203">
                <text:p>0.282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1.409078">
                <text:p>401.409078</text:p>
              </table:table-cell>
              <table:table-cell office:value-type="float" office:value="0.262855">
                <text:p>0.2628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1.413601">
                <text:p>401.413601</text:p>
              </table:table-cell>
              <table:table-cell office:value-type="float" office:value="0.24368">
                <text:p>0.24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1.421549">
                <text:p>401.421549</text:p>
              </table:table-cell>
              <table:table-cell office:value-type="float" office:value="0.227887">
                <text:p>0.227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1.429503">
                <text:p>401.429503</text:p>
              </table:table-cell>
              <table:table-cell office:value-type="float" office:value="0.216041">
                <text:p>0.216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1.436323">
                <text:p>401.436323</text:p>
              </table:table-cell>
              <table:table-cell office:value-type="float" office:value="0.207015">
                <text:p>0.207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1.440858">
                <text:p>401.440858</text:p>
              </table:table-cell>
              <table:table-cell office:value-type="float" office:value="0.194607">
                <text:p>0.194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1.45224">
                <text:p>401.45224</text:p>
              </table:table-cell>
              <table:table-cell office:value-type="float" office:value="0.187835">
                <text:p>0.1878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1.456789">
                <text:p>401.456789</text:p>
              </table:table-cell>
              <table:table-cell office:value-type="float" office:value="0.182758">
                <text:p>0.1827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1.470454">
                <text:p>401.470454</text:p>
              </table:table-cell>
              <table:table-cell office:value-type="float" office:value="0.178241">
                <text:p>0.1782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1.481856">
                <text:p>401.481856</text:p>
              </table:table-cell>
              <table:table-cell office:value-type="float" office:value="0.182747">
                <text:p>0.1827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1.489844">
                <text:p>401.489844</text:p>
              </table:table-cell>
              <table:table-cell office:value-type="float" office:value="0.18951">
                <text:p>0.189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1.495557">
                <text:p>401.495557</text:p>
              </table:table-cell>
              <table:table-cell office:value-type="float" office:value="0.198531">
                <text:p>0.1985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1.50355">
                <text:p>401.50355</text:p>
              </table:table-cell>
              <table:table-cell office:value-type="float" office:value="0.208113">
                <text:p>0.208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1.510406">
                <text:p>401.510406</text:p>
              </table:table-cell>
              <table:table-cell office:value-type="float" office:value="0.218825">
                <text:p>0.21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1.517267">
                <text:p>401.517267</text:p>
              </table:table-cell>
              <table:table-cell office:value-type="float" office:value="0.232356">
                <text:p>0.2323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1.521849">
                <text:p>401.521849</text:p>
              </table:table-cell>
              <table:table-cell office:value-type="float" office:value="0.245887">
                <text:p>0.2458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1.529844">
                <text:p>401.529844</text:p>
              </table:table-cell>
              <table:table-cell office:value-type="float" office:value="0.256598">
                <text:p>0.25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1.535561">
                <text:p>401.535561</text:p>
              </table:table-cell>
              <table:table-cell office:value-type="float" office:value="0.26731">
                <text:p>0.267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1.542412">
                <text:p>401.542412</text:p>
              </table:table-cell>
              <table:table-cell office:value-type="float" office:value="0.275765">
                <text:p>0.2757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1.549261">
                <text:p>401.549261</text:p>
              </table:table-cell>
              <table:table-cell office:value-type="float" office:value="0.282529">
                <text:p>0.2825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1.557238">
                <text:p>401.557238</text:p>
              </table:table-cell>
              <table:table-cell office:value-type="float" office:value="0.28309">
                <text:p>0.283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1.560647">
                <text:p>401.560647</text:p>
              </table:table-cell>
              <table:table-cell office:value-type="float" office:value="0.278013">
                <text:p>0.2780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1.569746">
                <text:p>401.569746</text:p>
              </table:table-cell>
              <table:table-cell office:value-type="float" office:value="0.268986">
                <text:p>0.268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1.576558">
                <text:p>401.576558</text:p>
              </table:table-cell>
              <table:table-cell office:value-type="float" office:value="0.25545">
                <text:p>0.255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1.581093">
                <text:p>401.581093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1.590177">
                <text:p>401.590177</text:p>
              </table:table-cell>
              <table:table-cell office:value-type="float" office:value="0.225556">
                <text:p>0.2255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1.595842">
                <text:p>401.595842</text:p>
              </table:table-cell>
              <table:table-cell office:value-type="float" office:value="0.207509">
                <text:p>0.2075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1.604926">
                <text:p>401.604926</text:p>
              </table:table-cell>
              <table:table-cell office:value-type="float" office:value="0.190587">
                <text:p>0.1905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1.609451">
                <text:p>401.609451</text:p>
              </table:table-cell>
              <table:table-cell office:value-type="float" office:value="0.17254">
                <text:p>0.172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1.617407">
                <text:p>401.617407</text:p>
              </table:table-cell>
              <table:table-cell office:value-type="float" office:value="0.161259">
                <text:p>0.1612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1.621941">
                <text:p>401.621941</text:p>
              </table:table-cell>
              <table:table-cell office:value-type="float" office:value="0.148287">
                <text:p>0.1482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1.629898">
                <text:p>401.629898</text:p>
              </table:table-cell>
              <table:table-cell office:value-type="float" office:value="0.137569">
                <text:p>0.137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1.635579">
                <text:p>401.635579</text:p>
              </table:table-cell>
              <table:table-cell office:value-type="float" office:value="0.129108">
                <text:p>0.129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1.64354">
                <text:p>401.64354</text:p>
              </table:table-cell>
              <table:table-cell office:value-type="float" office:value="0.120645">
                <text:p>0.1206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1.648085">
                <text:p>401.648085</text:p>
              </table:table-cell>
              <table:table-cell office:value-type="float" office:value="0.113877">
                <text:p>0.1138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1.654912">
                <text:p>401.654912</text:p>
              </table:table-cell>
              <table:table-cell office:value-type="float" office:value="0.108234">
                <text:p>0.1082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1.66288">
                <text:p>401.66288</text:p>
              </table:table-cell>
              <table:table-cell office:value-type="float" office:value="0.104283">
                <text:p>0.1042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1.667429">
                <text:p>401.667429</text:p>
              </table:table-cell>
              <table:table-cell office:value-type="float" office:value="0.099206">
                <text:p>0.099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1.677677">
                <text:p>401.677677</text:p>
              </table:table-cell>
              <table:table-cell office:value-type="float" office:value="0.095818">
                <text:p>0.0958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1.689065">
                <text:p>401.689065</text:p>
              </table:table-cell>
              <table:table-cell office:value-type="float" office:value="0.09243">
                <text:p>0.092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1.699316">
                <text:p>401.699316</text:p>
              </table:table-cell>
              <table:table-cell office:value-type="float" office:value="0.09017">
                <text:p>0.090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1.714132">
                <text:p>401.714132</text:p>
              </table:table-cell>
              <table:table-cell office:value-type="float" office:value="0.092419">
                <text:p>0.0924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1.724393">
                <text:p>401.724393</text:p>
              </table:table-cell>
              <table:table-cell office:value-type="float" office:value="0.095798">
                <text:p>0.0957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1.733519">
                <text:p>401.733519</text:p>
              </table:table-cell>
              <table:table-cell office:value-type="float" office:value="0.101433">
                <text:p>0.1014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1.741506">
                <text:p>401.741506</text:p>
              </table:table-cell>
              <table:table-cell office:value-type="float" office:value="0.107632">
                <text:p>0.1076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1.74949">
                <text:p>401.74949</text:p>
              </table:table-cell>
              <table:table-cell office:value-type="float" office:value="0.11214">
                <text:p>0.11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1.759751">
                <text:p>401.759751</text:p>
              </table:table-cell>
              <table:table-cell office:value-type="float" office:value="0.116083">
                <text:p>0.1160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1.766594">
                <text:p>401.766594</text:p>
              </table:table-cell>
              <table:table-cell office:value-type="float" office:value="0.119463">
                <text:p>0.119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1.776852">
                <text:p>401.776852</text:p>
              </table:table-cell>
              <table:table-cell office:value-type="float" office:value="0.12115">
                <text:p>0.12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1.78482">
                <text:p>401.78482</text:p>
              </table:table-cell>
              <table:table-cell office:value-type="float" office:value="0.116636">
                <text:p>0.1166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1.793923">
                <text:p>401.793923</text:p>
              </table:table-cell>
              <table:table-cell office:value-type="float" office:value="0.109865">
                <text:p>0.109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1.801885">
                <text:p>401.801885</text:p>
              </table:table-cell>
              <table:table-cell office:value-type="float" office:value="0.10253">
                <text:p>0.102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1.810987">
                <text:p>401.810987</text:p>
              </table:table-cell>
              <table:table-cell office:value-type="float" office:value="0.095195">
                <text:p>0.0951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1.820086">
                <text:p>401.820086</text:p>
              </table:table-cell>
              <table:table-cell office:value-type="float" office:value="0.086169">
                <text:p>0.0861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1.828049">
                <text:p>401.828049</text:p>
              </table:table-cell>
              <table:table-cell office:value-type="float" office:value="0.078834">
                <text:p>0.0788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1.838289">
                <text:p>401.838289</text:p>
              </table:table-cell>
              <table:table-cell office:value-type="float" office:value="0.070935">
                <text:p>0.0709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1.848532">
                <text:p>401.848532</text:p>
              </table:table-cell>
              <table:table-cell office:value-type="float" office:value="0.064164">
                <text:p>0.064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.859916">
                <text:p>401.859916</text:p>
              </table:table-cell>
              <table:table-cell office:value-type="float" office:value="0.05852">
                <text:p>0.058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1.87244">
                <text:p>401.87244</text:p>
              </table:table-cell>
              <table:table-cell office:value-type="float" office:value="0.053439">
                <text:p>0.0534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1.886104">
                <text:p>401.886104</text:p>
              </table:table-cell>
              <table:table-cell office:value-type="float" office:value="0.048358">
                <text:p>0.0483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1.899773">
                <text:p>401.899773</text:p>
              </table:table-cell>
              <table:table-cell office:value-type="float" office:value="0.046096">
                <text:p>0.0460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1.914582">
                <text:p>401.914582</text:p>
              </table:table-cell>
              <table:table-cell office:value-type="float" office:value="0.044398">
                <text:p>0.0443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1.933952">
                <text:p>401.933952</text:p>
              </table:table-cell>
              <table:table-cell office:value-type="float" office:value="0.044389">
                <text:p>0.0443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1.948768">
                <text:p>401.948768</text:p>
              </table:table-cell>
              <table:table-cell office:value-type="float" office:value="0.046638">
                <text:p>0.0466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1.964725">
                <text:p>401.964725</text:p>
              </table:table-cell>
              <table:table-cell office:value-type="float" office:value="0.049451">
                <text:p>0.0494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1.97954">
                <text:p>401.97954</text:p>
              </table:table-cell>
              <table:table-cell office:value-type="float" office:value="0.051136">
                <text:p>0.0511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1.996632">
                <text:p>401.996632</text:p>
              </table:table-cell>
              <table:table-cell office:value-type="float" office:value="0.051128">
                <text:p>0.051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2.009158">
                <text:p>402.009158</text:p>
              </table:table-cell>
              <table:table-cell office:value-type="float" office:value="0.047175">
                <text:p>0.0471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2.022822">
                <text:p>402.022822</text:p>
              </table:table-cell>
              <table:table-cell office:value-type="float" office:value="0.042094">
                <text:p>0.0420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2.036486">
                <text:p>402.036486</text:p>
              </table:table-cell>
              <table:table-cell office:value-type="float" office:value="0.037577">
                <text:p>0.0375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2.052429">
                <text:p>402.052429</text:p>
              </table:table-cell>
              <table:table-cell office:value-type="float" office:value="0.032495">
                <text:p>0.0324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2.07407">
                <text:p>402.07407</text:p>
              </table:table-cell>
              <table:table-cell office:value-type="float" office:value="0.027974">
                <text:p>0.0279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2.090587">
                <text:p>402.090587</text:p>
              </table:table-cell>
              <table:table-cell office:value-type="float" office:value="0.025993">
                <text:p>0.0259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2.10198">
                <text:p>402.10198</text:p>
              </table:table-cell>
              <table:table-cell office:value-type="float" office:value="0.02486">
                <text:p>0.024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2.11508">
                <text:p>402.11508</text:p>
              </table:table-cell>
              <table:table-cell office:value-type="float" office:value="0.023444">
                <text:p>0.0234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2.129893">
                <text:p>402.129893</text:p>
              </table:table-cell>
              <table:table-cell office:value-type="float" office:value="0.023438">
                <text:p>0.0234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2.141287">
                <text:p>402.141287</text:p>
              </table:table-cell>
              <table:table-cell office:value-type="float" office:value="0.023715">
                <text:p>0.0237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2.154961">
                <text:p>402.154961</text:p>
              </table:table-cell>
              <table:table-cell office:value-type="float" office:value="0.023991">
                <text:p>0.023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2.170914">
                <text:p>402.170914</text:p>
              </table:table-cell>
              <table:table-cell office:value-type="float" office:value="0.024829">
                <text:p>0.0248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2.185157">
                <text:p>402.185157</text:p>
              </table:table-cell>
              <table:table-cell office:value-type="float" office:value="0.025105">
                <text:p>0.0251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2.200538">
                <text:p>402.200538</text:p>
              </table:table-cell>
              <table:table-cell office:value-type="float" office:value="0.024816">
                <text:p>0.0248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2.21307">
                <text:p>402.21307</text:p>
              </table:table-cell>
              <table:table-cell office:value-type="float" office:value="0.023965">
                <text:p>0.0239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2.22617">
                <text:p>402.22617</text:p>
              </table:table-cell>
              <table:table-cell office:value-type="float" office:value="0.021985">
                <text:p>0.0219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2.239841">
                <text:p>402.239841</text:p>
              </table:table-cell>
              <table:table-cell office:value-type="float" office:value="0.020852">
                <text:p>0.020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2.25408">
                <text:p>402.25408</text:p>
              </table:table-cell>
              <table:table-cell office:value-type="float" office:value="0.018872">
                <text:p>0.0188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2.270598">
                <text:p>402.270598</text:p>
              </table:table-cell>
              <table:table-cell office:value-type="float" office:value="0.017173">
                <text:p>0.017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2.285408">
                <text:p>402.285408</text:p>
              </table:table-cell>
              <table:table-cell office:value-type="float" office:value="0.015756">
                <text:p>0.015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2.300789">
                <text:p>402.300789</text:p>
              </table:table-cell>
              <table:table-cell office:value-type="float" office:value="0.015186">
                <text:p>0.0151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2.316739">
                <text:p>402.316739</text:p>
              </table:table-cell>
              <table:table-cell office:value-type="float" office:value="0.014333">
                <text:p>0.014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2.3344">
                <text:p>402.3344</text:p>
              </table:table-cell>
              <table:table-cell office:value-type="float" office:value="0.014043">
                <text:p>0.0140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2.349213">
                <text:p>402.349213</text:p>
              </table:table-cell>
              <table:table-cell office:value-type="float" office:value="0.014318">
                <text:p>0.0143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2.364025">
                <text:p>402.364025</text:p>
              </table:table-cell>
              <table:table-cell office:value-type="float" office:value="0.014594">
                <text:p>0.0145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2.378268">
                <text:p>402.378268</text:p>
              </table:table-cell>
              <table:table-cell office:value-type="float" office:value="0.014869">
                <text:p>0.0148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2.391371">
                <text:p>402.391371</text:p>
              </table:table-cell>
              <table:table-cell office:value-type="float" office:value="0.014582">
                <text:p>0.0145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2.402194">
                <text:p>402.402194</text:p>
              </table:table-cell>
              <table:table-cell office:value-type="float" office:value="0.013731">
                <text:p>0.0137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2.419284">
                <text:p>402.419284</text:p>
              </table:table-cell>
              <table:table-cell office:value-type="float" office:value="0.013159">
                <text:p>0.0131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2.436373">
                <text:p>402.436373</text:p>
              </table:table-cell>
              <table:table-cell office:value-type="float" office:value="0.012024">
                <text:p>0.0120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2.454033">
                <text:p>402.454033</text:p>
              </table:table-cell>
              <table:table-cell office:value-type="float" office:value="0.011452">
                <text:p>0.0114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2.472263">
                <text:p>402.472263</text:p>
              </table:table-cell>
              <table:table-cell office:value-type="float" office:value="0.01088">
                <text:p>0.010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2.493341">
                <text:p>402.493341</text:p>
              </table:table-cell>
              <table:table-cell office:value-type="float" office:value="0.010589">
                <text:p>0.0105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2.51271">
                <text:p>402.51271</text:p>
              </table:table-cell>
              <table:table-cell office:value-type="float" office:value="0.009735">
                <text:p>0.009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2.535498">
                <text:p>402.535498</text:p>
              </table:table-cell>
              <table:table-cell office:value-type="float" office:value="0.009725">
                <text:p>0.0097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2.561133">
                <text:p>402.561133</text:p>
              </table:table-cell>
              <table:table-cell office:value-type="float" office:value="0.009149">
                <text:p>0.0091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2.585631">
                <text:p>402.585631</text:p>
              </table:table-cell>
              <table:table-cell office:value-type="float" office:value="0.009138">
                <text:p>0.0091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2.606709">
                <text:p>402.606709</text:p>
              </table:table-cell>
              <table:table-cell office:value-type="float" office:value="0.008565">
                <text:p>0.008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2.631206">
                <text:p>402.631206</text:p>
              </table:table-cell>
              <table:table-cell office:value-type="float" office:value="0.008554">
                <text:p>0.0085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2.652284">
                <text:p>402.652284</text:p>
              </table:table-cell>
              <table:table-cell office:value-type="float" office:value="0.007981">
                <text:p>0.0079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2.674502">
                <text:p>402.674502</text:p>
              </table:table-cell>
              <table:table-cell office:value-type="float" office:value="0.007689">
                <text:p>0.0076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2.69786">
                <text:p>402.69786</text:p>
              </table:table-cell>
              <table:table-cell office:value-type="float" office:value="0.007679">
                <text:p>0.0076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2.721217">
                <text:p>402.721217</text:p>
              </table:table-cell>
              <table:table-cell office:value-type="float" office:value="0.007387">
                <text:p>0.0073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2.745715">
                <text:p>402.745715</text:p>
              </table:table-cell>
              <table:table-cell office:value-type="float" office:value="0.007376">
                <text:p>0.0073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2.767933">
                <text:p>402.767933</text:p>
              </table:table-cell>
              <table:table-cell office:value-type="float" office:value="0.007084">
                <text:p>0.0070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2.789012">
                <text:p>402.789012</text:p>
              </table:table-cell>
              <table:table-cell office:value-type="float" office:value="0.007357">
                <text:p>0.0073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2.810661">
                <text:p>402.810661</text:p>
              </table:table-cell>
              <table:table-cell office:value-type="float" office:value="0.007347">
                <text:p>0.0073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2.834018">
                <text:p>402.834018</text:p>
              </table:table-cell>
              <table:table-cell office:value-type="float" office:value="0.006773">
                <text:p>0.0067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2.853388">
                <text:p>402.853388</text:p>
              </table:table-cell>
              <table:table-cell office:value-type="float" office:value="0.006764">
                <text:p>0.0067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2.875605">
                <text:p>402.875605</text:p>
              </table:table-cell>
              <table:table-cell office:value-type="float" office:value="0.006191">
                <text:p>0.006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2.900102">
                <text:p>402.900102</text:p>
              </table:table-cell>
              <table:table-cell office:value-type="float" office:value="0.005898">
                <text:p>0.0058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2.92289">
                <text:p>402.92289</text:p>
              </table:table-cell>
              <table:table-cell office:value-type="float" office:value="0.005888">
                <text:p>0.0058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2.94283">
                <text:p>402.94283</text:p>
              </table:table-cell>
              <table:table-cell office:value-type="float" office:value="0.006161">
                <text:p>0.0061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2.957642">
                <text:p>402.957642</text:p>
              </table:table-cell>
              <table:table-cell office:value-type="float" office:value="0.00559">
                <text:p>0.005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2.978151">
                <text:p>402.978151</text:p>
              </table:table-cell>
              <table:table-cell office:value-type="float" office:value="0.005581">
                <text:p>0.0055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2.99866">
                <text:p>402.99866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3.015181">
                <text:p>403.015181</text:p>
              </table:table-cell>
              <table:table-cell office:value-type="float" office:value="0.005283">
                <text:p>0.0052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3.040818">
                <text:p>403.040818</text:p>
              </table:table-cell>
              <table:table-cell office:value-type="float" office:value="0.005272">
                <text:p>0.0052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3.065884">
                <text:p>403.065884</text:p>
              </table:table-cell>
              <table:table-cell office:value-type="float" office:value="0.004415">
                <text:p>0.0044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3.089812">
                <text:p>403.089812</text:p>
              </table:table-cell>
              <table:table-cell office:value-type="float" office:value="0.004686">
                <text:p>0.0046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3.126842">
                <text:p>403.126842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3.165013">
                <text:p>403.165013</text:p>
              </table:table-cell>
              <table:table-cell office:value-type="float" office:value="0.004653">
                <text:p>0.0046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3.199765">
                <text:p>403.199765</text:p>
              </table:table-cell>
              <table:table-cell office:value-type="float" office:value="0.004638">
                <text:p>0.0046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3.234516">
                <text:p>403.234516</text:p>
              </table:table-cell>
              <table:table-cell office:value-type="float" office:value="0.004058">
                <text:p>0.0040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3.255594">
                <text:p>403.255594</text:p>
              </table:table-cell>
              <table:table-cell office:value-type="float" office:value="0.003767">
                <text:p>0.0037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3.276674">
                <text:p>403.276674</text:p>
              </table:table-cell>
              <table:table-cell office:value-type="float" office:value="0.004322">
                <text:p>0.0043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3.294905">
                <text:p>403.294905</text:p>
              </table:table-cell>
              <table:table-cell office:value-type="float" office:value="0.004313">
                <text:p>0.004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